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5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6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7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2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4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5" style:family="paragraph" style:parent-style-name="Standard">
      <style:text-properties fo:font-style="italic" officeooo:paragraph-rsid="013013d9" style:font-style-asian="italic" style:font-style-complex="italic"/>
    </style:style>
    <style:style style:name="P36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7" style:family="paragraph" style:parent-style-name="Standard">
      <style:text-properties fo:font-style="italic" officeooo:paragraph-rsid="01408f03" style:font-style-asian="italic" style:font-style-complex="italic"/>
    </style:style>
    <style:style style:name="P38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9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90" style:family="paragraph" style:parent-style-name="Standard">
      <style:text-properties officeooo:rsid="0015f1ff" officeooo:paragraph-rsid="0015f1ff"/>
    </style:style>
    <style:style style:name="P91" style:family="paragraph" style:parent-style-name="Standard">
      <style:text-properties officeooo:rsid="0015f1ff" officeooo:paragraph-rsid="009c1b54"/>
    </style:style>
    <style:style style:name="P92" style:family="paragraph" style:parent-style-name="Standard">
      <style:text-properties officeooo:rsid="0015f1ff" officeooo:paragraph-rsid="0013268f"/>
    </style:style>
    <style:style style:name="P93" style:family="paragraph" style:parent-style-name="Standard">
      <style:text-properties officeooo:rsid="0019f535" officeooo:paragraph-rsid="0019f535"/>
    </style:style>
    <style:style style:name="P94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9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0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1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3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5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6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1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29fcca0" officeooo:paragraph-rsid="02a1eb84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6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6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7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7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7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7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84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94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15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officeooo:rsid="0033fbdf" officeooo:paragraph-rsid="0033fbdf"/>
    </style:style>
    <style:style style:name="P219" style:family="paragraph" style:parent-style-name="Standard">
      <style:text-properties officeooo:rsid="0034ed8b" officeooo:paragraph-rsid="0106c767"/>
    </style:style>
    <style:style style:name="P220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23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24" style:family="paragraph" style:parent-style-name="Standard">
      <style:text-properties officeooo:rsid="0012a0dc" officeooo:paragraph-rsid="0012a0dc"/>
    </style:style>
    <style:style style:name="P225" style:family="paragraph" style:parent-style-name="Standard">
      <style:text-properties officeooo:paragraph-rsid="003eeb50"/>
    </style:style>
    <style:style style:name="P226" style:family="paragraph" style:parent-style-name="Standard">
      <style:text-properties officeooo:rsid="00205d85" officeooo:paragraph-rsid="005f7223"/>
    </style:style>
    <style:style style:name="P227" style:family="paragraph" style:parent-style-name="Standard">
      <style:text-properties officeooo:rsid="002436f5" officeooo:paragraph-rsid="00ed9297"/>
    </style:style>
    <style:style style:name="P228" style:family="paragraph" style:parent-style-name="Standard">
      <style:text-properties officeooo:rsid="0056d959" officeooo:paragraph-rsid="0056d959"/>
    </style:style>
    <style:style style:name="P229" style:family="paragraph" style:parent-style-name="Standard">
      <style:paragraph-properties fo:line-height="150%"/>
      <style:text-properties officeooo:paragraph-rsid="0013268f"/>
    </style:style>
    <style:style style:name="P230" style:family="paragraph" style:parent-style-name="Standard">
      <style:paragraph-properties fo:line-height="150%"/>
      <style:text-properties officeooo:paragraph-rsid="0040eb9d"/>
    </style:style>
    <style:style style:name="P231" style:family="paragraph" style:parent-style-name="Standard">
      <style:paragraph-properties fo:line-height="150%"/>
      <style:text-properties officeooo:paragraph-rsid="00c6421c"/>
    </style:style>
    <style:style style:name="P232" style:family="paragraph" style:parent-style-name="Standard">
      <style:paragraph-properties fo:line-height="150%"/>
      <style:text-properties officeooo:paragraph-rsid="00fde6f2"/>
    </style:style>
    <style:style style:name="P233" style:family="paragraph" style:parent-style-name="Standard">
      <style:paragraph-properties fo:line-height="150%"/>
      <style:text-properties officeooo:paragraph-rsid="0106c767"/>
    </style:style>
    <style:style style:name="P234" style:family="paragraph" style:parent-style-name="Standard">
      <style:paragraph-properties fo:line-height="150%"/>
      <style:text-properties officeooo:paragraph-rsid="01851c1f"/>
    </style:style>
    <style:style style:name="P235" style:family="paragraph" style:parent-style-name="Standard">
      <style:paragraph-properties fo:line-height="150%"/>
      <style:text-properties officeooo:paragraph-rsid="01d80854"/>
    </style:style>
    <style:style style:name="P236" style:family="paragraph" style:parent-style-name="Standard">
      <style:paragraph-properties fo:line-height="150%"/>
      <style:text-properties officeooo:paragraph-rsid="020068b3"/>
    </style:style>
    <style:style style:name="P237" style:family="paragraph" style:parent-style-name="Standard">
      <style:paragraph-properties fo:line-height="150%"/>
      <style:text-properties officeooo:paragraph-rsid="025c0f22"/>
    </style:style>
    <style:style style:name="P238" style:family="paragraph" style:parent-style-name="Standard">
      <style:paragraph-properties fo:line-height="150%"/>
      <style:text-properties officeooo:paragraph-rsid="0265f14b"/>
    </style:style>
    <style:style style:name="P239" style:family="paragraph" style:parent-style-name="Standard">
      <style:text-properties officeooo:paragraph-rsid="0071f6b3"/>
    </style:style>
    <style:style style:name="P240" style:family="paragraph" style:parent-style-name="Standard">
      <style:text-properties officeooo:paragraph-rsid="006a9ead"/>
    </style:style>
    <style:style style:name="P241" style:family="paragraph" style:parent-style-name="Standard">
      <style:text-properties officeooo:paragraph-rsid="007b744f"/>
    </style:style>
    <style:style style:name="P242" style:family="paragraph" style:parent-style-name="Standard">
      <style:text-properties officeooo:paragraph-rsid="007f9b5f"/>
    </style:style>
    <style:style style:name="P243" style:family="paragraph" style:parent-style-name="Standard">
      <style:text-properties officeooo:paragraph-rsid="00883289"/>
    </style:style>
    <style:style style:name="P244" style:family="paragraph" style:parent-style-name="Standard">
      <style:text-properties officeooo:paragraph-rsid="00885557"/>
    </style:style>
    <style:style style:name="P245" style:family="paragraph" style:parent-style-name="Standard">
      <style:text-properties officeooo:rsid="008872eb" officeooo:paragraph-rsid="008872eb"/>
    </style:style>
    <style:style style:name="P246" style:family="paragraph" style:parent-style-name="Standard">
      <style:text-properties officeooo:paragraph-rsid="008d7148"/>
    </style:style>
    <style:style style:name="P247" style:family="paragraph" style:parent-style-name="Standard">
      <style:text-properties officeooo:paragraph-rsid="009622c6"/>
    </style:style>
    <style:style style:name="P248" style:family="paragraph" style:parent-style-name="Standard">
      <style:text-properties officeooo:paragraph-rsid="009af966"/>
    </style:style>
    <style:style style:name="P249" style:family="paragraph" style:parent-style-name="Standard">
      <style:text-properties officeooo:paragraph-rsid="00a75993"/>
    </style:style>
    <style:style style:name="P250" style:family="paragraph" style:parent-style-name="Standard">
      <style:text-properties officeooo:paragraph-rsid="00b6be7d"/>
    </style:style>
    <style:style style:name="P251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52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53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54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8fb00" officeooo:paragraph-rsid="0288fb00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9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95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29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b5506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8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42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435" style:family="paragraph" style:parent-style-name="Standard">
      <style:text-properties officeooo:paragraph-rsid="00ba4170"/>
    </style:style>
    <style:style style:name="P436" style:family="paragraph" style:parent-style-name="Standard">
      <style:text-properties officeooo:paragraph-rsid="00bbbf73"/>
    </style:style>
    <style:style style:name="P437" style:family="paragraph" style:parent-style-name="Standard">
      <style:text-properties officeooo:rsid="00beb82f" officeooo:paragraph-rsid="00beb82f"/>
    </style:style>
    <style:style style:name="P438" style:family="paragraph" style:parent-style-name="Standard">
      <style:text-properties officeooo:paragraph-rsid="00beb82f"/>
    </style:style>
    <style:style style:name="P439" style:family="paragraph" style:parent-style-name="Standard">
      <style:text-properties officeooo:rsid="00c0d7c6" officeooo:paragraph-rsid="00c0d7c6"/>
    </style:style>
    <style:style style:name="P440" style:family="paragraph" style:parent-style-name="Standard">
      <style:text-properties officeooo:paragraph-rsid="008dd7a7"/>
    </style:style>
    <style:style style:name="P441" style:family="paragraph" style:parent-style-name="Standard">
      <style:text-properties officeooo:rsid="005521a3" officeooo:paragraph-rsid="005521a3"/>
    </style:style>
    <style:style style:name="P442" style:family="paragraph" style:parent-style-name="Standard">
      <style:text-properties officeooo:paragraph-rsid="00d2fc06"/>
    </style:style>
    <style:style style:name="P443" style:family="paragraph" style:parent-style-name="Standard">
      <style:paragraph-properties fo:line-height="150%"/>
      <style:text-properties officeooo:rsid="00d5826a" officeooo:paragraph-rsid="00d5826a"/>
    </style:style>
    <style:style style:name="P444" style:family="paragraph" style:parent-style-name="Standard">
      <style:text-properties officeooo:paragraph-rsid="00d77d7d"/>
    </style:style>
    <style:style style:name="P445" style:family="paragraph" style:parent-style-name="Standard">
      <style:text-properties officeooo:rsid="00d9c9e4" officeooo:paragraph-rsid="00d9c9e4"/>
    </style:style>
    <style:style style:name="P446" style:family="paragraph" style:parent-style-name="Standard">
      <style:text-properties officeooo:paragraph-rsid="00e4290b"/>
    </style:style>
    <style:style style:name="P447" style:family="paragraph" style:parent-style-name="Standard">
      <style:text-properties officeooo:paragraph-rsid="00e5f586"/>
    </style:style>
    <style:style style:name="P448" style:family="paragraph" style:parent-style-name="Standard">
      <style:text-properties officeooo:paragraph-rsid="00eb50e0"/>
    </style:style>
    <style:style style:name="P449" style:family="paragraph" style:parent-style-name="Standard">
      <style:paragraph-properties fo:line-height="150%"/>
      <style:text-properties officeooo:rsid="00f2503e" officeooo:paragraph-rsid="00f2503e"/>
    </style:style>
    <style:style style:name="P450" style:family="paragraph" style:parent-style-name="Standard">
      <style:text-properties officeooo:rsid="00f2503e" officeooo:paragraph-rsid="01222be5"/>
    </style:style>
    <style:style style:name="P451" style:family="paragraph" style:parent-style-name="Standard">
      <style:text-properties officeooo:rsid="00d1487d" officeooo:paragraph-rsid="00d2fc06"/>
    </style:style>
    <style:style style:name="P452" style:family="paragraph" style:parent-style-name="Standard">
      <style:text-properties officeooo:paragraph-rsid="00f5260b"/>
    </style:style>
    <style:style style:name="P453" style:family="paragraph" style:parent-style-name="Standard">
      <style:text-properties officeooo:paragraph-rsid="00fecca9"/>
    </style:style>
    <style:style style:name="P454" style:family="paragraph" style:parent-style-name="Standard">
      <style:text-properties officeooo:paragraph-rsid="010c486e"/>
    </style:style>
    <style:style style:name="P455" style:family="paragraph" style:parent-style-name="Standard">
      <style:text-properties officeooo:paragraph-rsid="00367935"/>
    </style:style>
    <style:style style:name="P456" style:family="paragraph" style:parent-style-name="Standard">
      <style:text-properties officeooo:paragraph-rsid="011fc384"/>
    </style:style>
    <style:style style:name="P457" style:family="paragraph" style:parent-style-name="Standard">
      <style:text-properties officeooo:paragraph-rsid="0122678f"/>
    </style:style>
    <style:style style:name="P458" style:family="paragraph" style:parent-style-name="Standard">
      <style:text-properties officeooo:paragraph-rsid="012dfde8"/>
    </style:style>
    <style:style style:name="P459" style:family="paragraph" style:parent-style-name="Standard">
      <style:text-properties officeooo:paragraph-rsid="0130fd48"/>
    </style:style>
    <style:style style:name="P460" style:family="paragraph" style:parent-style-name="Standard">
      <style:text-properties officeooo:paragraph-rsid="013282b3"/>
    </style:style>
    <style:style style:name="P461" style:family="paragraph" style:parent-style-name="Standard">
      <style:text-properties officeooo:paragraph-rsid="013f3c54"/>
    </style:style>
    <style:style style:name="P462" style:family="paragraph" style:parent-style-name="Standard">
      <style:text-properties officeooo:paragraph-rsid="0152f194"/>
    </style:style>
    <style:style style:name="P463" style:family="paragraph" style:parent-style-name="Standard">
      <style:text-properties officeooo:paragraph-rsid="0150aafa"/>
    </style:style>
    <style:style style:name="P464" style:family="paragraph" style:parent-style-name="Standard">
      <style:paragraph-properties fo:line-height="100%"/>
      <style:text-properties officeooo:paragraph-rsid="016aa5ac"/>
    </style:style>
    <style:style style:name="P465" style:family="paragraph" style:parent-style-name="Standard">
      <style:paragraph-properties fo:line-height="100%"/>
      <style:text-properties officeooo:paragraph-rsid="016d2800"/>
    </style:style>
    <style:style style:name="P466" style:family="paragraph" style:parent-style-name="Standard">
      <style:paragraph-properties fo:line-height="100%"/>
      <style:text-properties officeooo:paragraph-rsid="0171553b"/>
    </style:style>
    <style:style style:name="P467" style:family="paragraph" style:parent-style-name="Standard">
      <style:paragraph-properties fo:line-height="100%"/>
      <style:text-properties officeooo:paragraph-rsid="0176ee1b"/>
    </style:style>
    <style:style style:name="P468" style:family="paragraph" style:parent-style-name="Standard">
      <style:paragraph-properties fo:line-height="100%"/>
      <style:text-properties officeooo:paragraph-rsid="017941db"/>
    </style:style>
    <style:style style:name="P469" style:family="paragraph" style:parent-style-name="Standard">
      <style:paragraph-properties fo:line-height="100%"/>
      <style:text-properties officeooo:paragraph-rsid="017a7161"/>
    </style:style>
    <style:style style:name="P470" style:family="paragraph" style:parent-style-name="Standard">
      <style:paragraph-properties fo:line-height="100%"/>
      <style:text-properties officeooo:paragraph-rsid="018105ab"/>
    </style:style>
    <style:style style:name="P471" style:family="paragraph" style:parent-style-name="Standard">
      <style:paragraph-properties fo:line-height="100%"/>
      <style:text-properties officeooo:paragraph-rsid="01851c1f"/>
    </style:style>
    <style:style style:name="P472" style:family="paragraph" style:parent-style-name="Standard">
      <style:paragraph-properties fo:line-height="100%"/>
      <style:text-properties officeooo:paragraph-rsid="01aaba73"/>
    </style:style>
    <style:style style:name="P473" style:family="paragraph" style:parent-style-name="Standard">
      <style:paragraph-properties fo:line-height="100%"/>
      <style:text-properties officeooo:paragraph-rsid="01abda5f"/>
    </style:style>
    <style:style style:name="P474" style:family="paragraph" style:parent-style-name="Standard">
      <style:paragraph-properties fo:line-height="100%"/>
      <style:text-properties officeooo:paragraph-rsid="01cb0c6f"/>
    </style:style>
    <style:style style:name="P475" style:family="paragraph" style:parent-style-name="Standard">
      <style:paragraph-properties fo:line-height="100%"/>
      <style:text-properties officeooo:paragraph-rsid="01d3aa7e"/>
    </style:style>
    <style:style style:name="P476" style:family="paragraph" style:parent-style-name="Standard">
      <style:paragraph-properties fo:line-height="100%"/>
      <style:text-properties officeooo:paragraph-rsid="01e2b86d"/>
    </style:style>
    <style:style style:name="P477" style:family="paragraph" style:parent-style-name="Standard">
      <style:paragraph-properties fo:line-height="100%"/>
      <style:text-properties officeooo:paragraph-rsid="01e7ea9a"/>
    </style:style>
    <style:style style:name="P478" style:family="paragraph" style:parent-style-name="Standard">
      <style:paragraph-properties fo:line-height="100%"/>
      <style:text-properties officeooo:paragraph-rsid="01f79ca2"/>
    </style:style>
    <style:style style:name="P479" style:family="paragraph" style:parent-style-name="Standard">
      <style:paragraph-properties fo:line-height="100%"/>
      <style:text-properties officeooo:paragraph-rsid="020068b3"/>
    </style:style>
    <style:style style:name="P480" style:family="paragraph" style:parent-style-name="Standard">
      <style:paragraph-properties fo:line-height="100%"/>
      <style:text-properties officeooo:paragraph-rsid="0200b58e"/>
    </style:style>
    <style:style style:name="P481" style:family="paragraph" style:parent-style-name="Standard">
      <style:paragraph-properties fo:line-height="100%"/>
      <style:text-properties officeooo:paragraph-rsid="020131ae"/>
    </style:style>
    <style:style style:name="P482" style:family="paragraph" style:parent-style-name="Standard">
      <style:paragraph-properties fo:line-height="100%"/>
      <style:text-properties officeooo:paragraph-rsid="0212a48a"/>
    </style:style>
    <style:style style:name="P483" style:family="paragraph" style:parent-style-name="Standard">
      <style:paragraph-properties fo:line-height="100%"/>
      <style:text-properties officeooo:paragraph-rsid="01d522fe"/>
    </style:style>
    <style:style style:name="P484" style:family="paragraph" style:parent-style-name="Standard">
      <style:paragraph-properties fo:line-height="100%"/>
      <style:text-properties officeooo:paragraph-rsid="021920c6"/>
    </style:style>
    <style:style style:name="P485" style:family="paragraph" style:parent-style-name="Standard">
      <style:paragraph-properties fo:line-height="100%"/>
      <style:text-properties officeooo:paragraph-rsid="021bfb0f"/>
    </style:style>
    <style:style style:name="P486" style:family="paragraph" style:parent-style-name="Standard">
      <style:paragraph-properties fo:line-height="100%"/>
      <style:text-properties officeooo:paragraph-rsid="021d76dd"/>
    </style:style>
    <style:style style:name="P487" style:family="paragraph" style:parent-style-name="Standard">
      <style:paragraph-properties fo:line-height="100%"/>
      <style:text-properties officeooo:paragraph-rsid="01ec8e18"/>
    </style:style>
    <style:style style:name="P488" style:family="paragraph" style:parent-style-name="Standard">
      <style:paragraph-properties fo:line-height="100%"/>
      <style:text-properties officeooo:paragraph-rsid="0221eb79"/>
    </style:style>
    <style:style style:name="P489" style:family="paragraph" style:parent-style-name="Standard">
      <style:paragraph-properties fo:line-height="100%"/>
      <style:text-properties officeooo:paragraph-rsid="0228bd00"/>
    </style:style>
    <style:style style:name="P490" style:family="paragraph" style:parent-style-name="Standard">
      <style:paragraph-properties fo:line-height="100%"/>
      <style:text-properties officeooo:paragraph-rsid="0239e044"/>
    </style:style>
    <style:style style:name="P491" style:family="paragraph" style:parent-style-name="Standard">
      <style:paragraph-properties fo:line-height="100%"/>
      <style:text-properties officeooo:paragraph-rsid="023e217a"/>
    </style:style>
    <style:style style:name="P492" style:family="paragraph" style:parent-style-name="Standard">
      <style:paragraph-properties fo:line-height="100%"/>
      <style:text-properties officeooo:paragraph-rsid="0245c9e7"/>
    </style:style>
    <style:style style:name="P493" style:family="paragraph" style:parent-style-name="Standard">
      <style:paragraph-properties fo:line-height="100%"/>
      <style:text-properties officeooo:paragraph-rsid="0248e2f5"/>
    </style:style>
    <style:style style:name="P494" style:family="paragraph" style:parent-style-name="Standard">
      <style:paragraph-properties fo:line-height="100%"/>
      <style:text-properties officeooo:paragraph-rsid="024c0a42"/>
    </style:style>
    <style:style style:name="P495" style:family="paragraph" style:parent-style-name="Standard">
      <style:paragraph-properties fo:line-height="100%"/>
      <style:text-properties officeooo:paragraph-rsid="024d9b01"/>
    </style:style>
    <style:style style:name="P496" style:family="paragraph" style:parent-style-name="Standard">
      <style:paragraph-properties fo:line-height="100%"/>
      <style:text-properties officeooo:paragraph-rsid="02540cb9"/>
    </style:style>
    <style:style style:name="P497" style:family="paragraph" style:parent-style-name="Standard">
      <style:paragraph-properties fo:line-height="100%"/>
      <style:text-properties officeooo:paragraph-rsid="02656310"/>
    </style:style>
    <style:style style:name="P498" style:family="paragraph" style:parent-style-name="Standard">
      <style:paragraph-properties fo:line-height="100%"/>
      <style:text-properties officeooo:paragraph-rsid="0265f14b"/>
    </style:style>
    <style:style style:name="P499" style:family="paragraph" style:parent-style-name="Standard">
      <style:paragraph-properties fo:line-height="100%"/>
      <style:text-properties officeooo:paragraph-rsid="02778926"/>
    </style:style>
    <style:style style:name="P500" style:family="paragraph" style:parent-style-name="Standard">
      <style:paragraph-properties fo:line-height="100%"/>
      <style:text-properties officeooo:paragraph-rsid="0279658f"/>
    </style:style>
    <style:style style:name="P501" style:family="paragraph" style:parent-style-name="Standard">
      <style:paragraph-properties fo:line-height="100%"/>
      <style:text-properties officeooo:paragraph-rsid="027b57d1"/>
    </style:style>
    <style:style style:name="P502" style:family="paragraph" style:parent-style-name="Standard">
      <style:paragraph-properties fo:line-height="100%"/>
      <style:text-properties officeooo:paragraph-rsid="02819040"/>
    </style:style>
    <style:style style:name="P503" style:family="paragraph" style:parent-style-name="Standard">
      <style:paragraph-properties fo:line-height="100%"/>
      <style:text-properties officeooo:paragraph-rsid="028add40"/>
    </style:style>
    <style:style style:name="P504" style:family="paragraph" style:parent-style-name="Standard">
      <style:paragraph-properties fo:line-height="100%"/>
      <style:text-properties officeooo:paragraph-rsid="02939b7b"/>
    </style:style>
    <style:style style:name="P505" style:family="paragraph" style:parent-style-name="Standard">
      <style:paragraph-properties fo:line-height="100%"/>
      <style:text-properties officeooo:paragraph-rsid="0293a523"/>
    </style:style>
    <style:style style:name="P506" style:family="paragraph" style:parent-style-name="Standard">
      <style:paragraph-properties fo:line-height="100%"/>
      <style:text-properties officeooo:paragraph-rsid="0297c923"/>
    </style:style>
    <style:style style:name="P507" style:family="paragraph" style:parent-style-name="Standard">
      <style:paragraph-properties fo:line-height="100%"/>
      <style:text-properties officeooo:paragraph-rsid="029bb505"/>
    </style:style>
    <style:style style:name="P508" style:family="paragraph" style:parent-style-name="Standard">
      <style:paragraph-properties fo:line-height="100%"/>
      <style:text-properties officeooo:paragraph-rsid="02a565d7"/>
    </style:style>
    <style:style style:name="P509" style:family="paragraph" style:parent-style-name="Standard">
      <style:paragraph-properties fo:line-height="100%"/>
      <style:text-properties officeooo:paragraph-rsid="02a71f0b"/>
    </style:style>
    <style:style style:name="P510" style:family="paragraph" style:parent-style-name="Standard">
      <style:paragraph-properties fo:line-height="100%"/>
      <style:text-properties officeooo:paragraph-rsid="027c1b85"/>
    </style:style>
    <style:style style:name="P511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512" style:family="paragraph" style:parent-style-name="Standard">
      <style:paragraph-properties fo:line-height="100%"/>
      <style:text-properties officeooo:rsid="016b9044" officeooo:paragraph-rsid="016b9044"/>
    </style:style>
    <style:style style:name="P513" style:family="paragraph" style:parent-style-name="Standard">
      <style:paragraph-properties fo:line-height="100%"/>
      <style:text-properties officeooo:rsid="01a2dcc2" officeooo:paragraph-rsid="01a2dcc2"/>
    </style:style>
    <style:style style:name="P514" style:family="paragraph" style:parent-style-name="Standard">
      <style:paragraph-properties fo:line-height="100%"/>
      <style:text-properties officeooo:rsid="01a92b83" officeooo:paragraph-rsid="01abda5f"/>
    </style:style>
    <style:style style:name="P515" style:family="paragraph" style:parent-style-name="Standard">
      <style:paragraph-properties fo:line-height="100%"/>
      <style:text-properties officeooo:rsid="01b78805" officeooo:paragraph-rsid="01b9977e"/>
    </style:style>
    <style:style style:name="P516" style:family="paragraph" style:parent-style-name="Standard">
      <style:paragraph-properties fo:line-height="100%"/>
      <style:text-properties officeooo:rsid="01b78805" officeooo:paragraph-rsid="020d39a8"/>
    </style:style>
    <style:style style:name="P517" style:family="paragraph" style:parent-style-name="Standard">
      <style:paragraph-properties fo:line-height="100%"/>
      <style:text-properties officeooo:rsid="01bcc73c" officeooo:paragraph-rsid="01bcc73c"/>
    </style:style>
    <style:style style:name="P518" style:family="paragraph" style:parent-style-name="Standard">
      <style:paragraph-properties fo:line-height="100%"/>
      <style:text-properties officeooo:rsid="01cb0c6f" officeooo:paragraph-rsid="01cb0c6f"/>
    </style:style>
    <style:style style:name="P519" style:family="paragraph" style:parent-style-name="Standard">
      <style:paragraph-properties fo:line-height="100%"/>
      <style:text-properties officeooo:rsid="01cd0839" officeooo:paragraph-rsid="01cd0839"/>
    </style:style>
    <style:style style:name="P520" style:family="paragraph" style:parent-style-name="Standard">
      <style:paragraph-properties fo:line-height="100%"/>
      <style:text-properties officeooo:rsid="01e4a612" officeooo:paragraph-rsid="01e4a612"/>
    </style:style>
    <style:style style:name="P521" style:family="paragraph" style:parent-style-name="Standard">
      <style:paragraph-properties fo:line-height="100%"/>
      <style:text-properties officeooo:rsid="022b7ea9" officeooo:paragraph-rsid="022b7ea9"/>
    </style:style>
    <style:style style:name="P522" style:family="paragraph" style:parent-style-name="Standard">
      <style:paragraph-properties fo:line-height="100%"/>
      <style:text-properties officeooo:rsid="022dff2a" officeooo:paragraph-rsid="022dff2a"/>
    </style:style>
    <style:style style:name="P523" style:family="paragraph" style:parent-style-name="Standard">
      <style:text-properties officeooo:paragraph-rsid="0275c15d"/>
    </style:style>
    <style:style style:name="P524" style:family="paragraph" style:parent-style-name="Standard">
      <style:paragraph-properties fo:line-height="100%"/>
      <style:text-properties officeooo:rsid="02819040" officeooo:paragraph-rsid="028fc45c"/>
    </style:style>
    <style:style style:name="P525" style:family="paragraph" style:parent-style-name="Standard">
      <style:paragraph-properties fo:line-height="100%"/>
      <style:text-properties officeooo:rsid="0285839b" officeooo:paragraph-rsid="0288fb00"/>
    </style:style>
    <style:style style:name="P526" style:family="paragraph" style:parent-style-name="Standard">
      <style:paragraph-properties fo:line-height="100%"/>
      <style:text-properties officeooo:rsid="0297c923" officeooo:paragraph-rsid="0297c923"/>
    </style:style>
    <style:style style:name="P527" style:family="paragraph" style:parent-style-name="Standard">
      <style:paragraph-properties fo:line-height="100%"/>
      <style:text-properties officeooo:rsid="029ac75f" officeooo:paragraph-rsid="029ac75f"/>
    </style:style>
    <style:style style:name="P528" style:family="paragraph" style:parent-style-name="Standard">
      <style:text-properties officeooo:paragraph-rsid="00bfa17d"/>
    </style:style>
    <style:style style:name="P52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53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53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53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53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53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53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53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537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538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539" style:family="paragraph" style:parent-style-name="Table_20_Contents">
      <style:paragraph-properties fo:text-align="center" style:justify-single-word="false"/>
      <style:text-properties fo:font-weight="bold" officeooo:rsid="024ff707" officeooo:paragraph-rsid="025c0f22" style:font-weight-asian="bold" style:font-weight-complex="bold"/>
    </style:style>
    <style:style style:name="P540" style:family="paragraph" style:parent-style-name="Table_20_Contents">
      <style:paragraph-properties fo:text-align="center" style:justify-single-word="false"/>
      <style:text-properties fo:font-weight="bold" officeooo:rsid="02540cb9" officeooo:paragraph-rsid="025c0f22" style:font-weight-asian="bold" style:font-weight-complex="bold"/>
    </style:style>
    <style:style style:name="P541" style:family="paragraph" style:parent-style-name="Table_20_Contents">
      <style:paragraph-properties fo:text-align="center" style:justify-single-word="false"/>
    </style:style>
    <style:style style:name="P54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54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544" style:family="paragraph" style:parent-style-name="Table_20_Contents">
      <style:paragraph-properties fo:text-align="center" style:justify-single-word="false"/>
      <style:text-properties officeooo:paragraph-rsid="025c0f22"/>
    </style:style>
    <style:style style:name="P545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546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547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548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549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550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551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552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553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554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555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556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557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558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559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560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561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562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563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564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565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566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567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56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56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570" style:family="paragraph" style:parent-style-name="Table_20_Contents">
      <style:paragraph-properties fo:text-align="center" style:justify-single-word="false"/>
      <style:text-properties officeooo:rsid="02540cb9" officeooo:paragraph-rsid="025c0f22"/>
    </style:style>
    <style:style style:name="P571" style:family="paragraph" style:parent-style-name="Table_20_Contents">
      <style:paragraph-properties fo:text-align="center" style:justify-single-word="false"/>
      <style:text-properties officeooo:rsid="025798af" officeooo:paragraph-rsid="025c0f22"/>
    </style:style>
    <style:style style:name="P572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573" style:family="paragraph" style:parent-style-name="Table_20_Contents">
      <style:paragraph-properties fo:text-align="center" style:justify-single-word="false"/>
      <style:text-properties officeooo:rsid="025b11c7" officeooo:paragraph-rsid="025c0f22"/>
    </style:style>
    <style:style style:name="P574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57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57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577" style:family="paragraph" style:parent-style-name="Standard">
      <style:paragraph-properties fo:line-height="150%" fo:break-before="page"/>
      <style:text-properties officeooo:paragraph-rsid="00cab904"/>
    </style:style>
    <style:style style:name="P5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80" style:family="paragraph" style:parent-style-name="Standard" style:list-style-name="L1">
      <style:text-properties officeooo:rsid="0013268f" officeooo:paragraph-rsid="0013268f"/>
    </style:style>
    <style:style style:name="P581" style:family="paragraph" style:parent-style-name="Standard" style:list-style-name="L2">
      <style:text-properties style:use-window-font-color="true" officeooo:rsid="00a8a4b1" officeooo:paragraph-rsid="02be3c45"/>
    </style:style>
    <style:style style:name="P582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583" style:family="paragraph" style:parent-style-name="Standard" style:list-style-name="L3">
      <style:text-properties style:use-window-font-color="true" officeooo:paragraph-rsid="00118c4a"/>
    </style:style>
    <style:style style:name="P584" style:family="paragraph" style:parent-style-name="Standard" style:list-style-name="L3">
      <style:text-properties style:use-window-font-color="true" officeooo:rsid="0011b025" officeooo:paragraph-rsid="0011b025"/>
    </style:style>
    <style:style style:name="P585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586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87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88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589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90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591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592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4" style:family="paragraph" style:parent-style-name="Standard" style:list-style-name="L38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95" style:family="paragraph" style:parent-style-name="Standard" style:list-style-name="L39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596" style:family="paragraph" style:parent-style-name="Standard" style:list-style-name="L2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597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598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00" style:family="paragraph" style:parent-style-name="Standard" style:list-style-name="L42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61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615" style:family="paragraph" style:parent-style-name="Standard">
      <style:text-properties style:use-window-font-color="true" officeooo:paragraph-rsid="02be3c45"/>
    </style:style>
    <style:style style:name="P616" style:family="paragraph" style:parent-style-name="Standard" style:list-style-name="L4">
      <style:text-properties officeooo:rsid="0012a0dc" officeooo:paragraph-rsid="0012a0dc"/>
    </style:style>
    <style:style style:name="P617" style:family="paragraph" style:parent-style-name="Standard" style:list-style-name="L5">
      <style:text-properties officeooo:rsid="0033fbdf" officeooo:paragraph-rsid="0033fbdf"/>
    </style:style>
    <style:style style:name="P618" style:family="paragraph" style:parent-style-name="Standard" style:list-style-name="L9">
      <style:text-properties officeooo:rsid="0033fbdf" officeooo:paragraph-rsid="0106c767"/>
    </style:style>
    <style:style style:name="P619" style:family="paragraph" style:parent-style-name="Standard" style:list-style-name="L6">
      <style:text-properties officeooo:paragraph-rsid="005b5cd3"/>
    </style:style>
    <style:style style:name="P620" style:family="paragraph" style:parent-style-name="Standard" style:list-style-name="L7">
      <style:text-properties officeooo:paragraph-rsid="00367935"/>
    </style:style>
    <style:style style:name="P621" style:family="paragraph" style:parent-style-name="Standard" style:list-style-name="L7">
      <style:text-properties officeooo:rsid="00367935" officeooo:paragraph-rsid="00367935"/>
    </style:style>
    <style:style style:name="P622" style:family="paragraph" style:parent-style-name="Standard" style:list-style-name="L8">
      <style:text-properties officeooo:rsid="00386ddb" officeooo:paragraph-rsid="00386ddb"/>
    </style:style>
    <style:style style:name="P623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624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25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26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627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62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62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5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636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637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638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64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641" style:family="paragraph" style:parent-style-name="Standard">
      <style:text-properties fo:font-style="normal" style:text-underline-style="none" fo:font-weight="normal" officeooo:rsid="00a69bec" officeooo:paragraph-rsid="02bb86dc" style:font-style-asian="normal" style:font-weight-asian="normal" style:font-style-complex="normal" style:font-weight-complex="normal"/>
    </style:style>
    <style:style style:name="P642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2c67287" style:font-style-asian="normal" style:font-weight-asian="normal" style:font-style-complex="normal" style:font-weight-complex="normal"/>
    </style:style>
    <style:style style:name="P64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64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64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64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64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64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65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65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652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653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654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655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65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657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658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659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66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661" style:family="paragraph" style:parent-style-name="Standard">
      <style:text-properties fo:font-style="normal" officeooo:paragraph-rsid="02be3c45" style:font-style-asian="normal" style:font-style-complex="normal"/>
    </style:style>
    <style:style style:name="P662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663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6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65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666" style:family="paragraph" style:parent-style-name="Standard" style:list-style-name="L20">
      <style:text-properties officeooo:paragraph-rsid="00a4ce44"/>
    </style:style>
    <style:style style:name="P667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668" style:family="paragraph" style:parent-style-name="Standard" style:list-style-name="L25">
      <style:text-properties officeooo:paragraph-rsid="00beb82f"/>
    </style:style>
    <style:style style:name="P669" style:family="paragraph" style:parent-style-name="Standard" style:list-style-name="L26">
      <style:text-properties officeooo:paragraph-rsid="00d139a0"/>
    </style:style>
    <style:style style:name="P670" style:family="paragraph" style:parent-style-name="Standard" style:list-style-name="L29">
      <style:text-properties officeooo:paragraph-rsid="00f2503e"/>
    </style:style>
    <style:style style:name="P671" style:family="paragraph" style:parent-style-name="Standard" style:list-style-name="L30">
      <style:text-properties officeooo:rsid="00f3f4f5" officeooo:paragraph-rsid="00f5260b"/>
    </style:style>
    <style:style style:name="P672" style:family="paragraph" style:parent-style-name="Standard" style:list-style-name="L30">
      <style:text-properties officeooo:rsid="00f3f4f5" officeooo:paragraph-rsid="00f3f4f5"/>
    </style:style>
    <style:style style:name="P673" style:family="paragraph" style:parent-style-name="Standard" style:list-style-name="L31">
      <style:text-properties officeooo:paragraph-rsid="00fde6f2"/>
    </style:style>
    <style:style style:name="P674" style:family="paragraph" style:parent-style-name="Standard" style:list-style-name="L34">
      <style:paragraph-properties fo:line-height="100%"/>
      <style:text-properties officeooo:paragraph-rsid="01b5c969"/>
    </style:style>
    <style:style style:name="P675" style:family="paragraph" style:parent-style-name="Standard">
      <style:paragraph-properties fo:line-height="100%"/>
      <style:text-properties officeooo:paragraph-rsid="0045286d"/>
    </style:style>
    <style:style style:name="P676" style:family="paragraph" style:parent-style-name="Standard">
      <style:paragraph-properties fo:line-height="100%"/>
      <style:text-properties officeooo:paragraph-rsid="02bd01a2"/>
    </style:style>
    <style:style style:name="P677" style:family="paragraph" style:parent-style-name="Standard">
      <style:paragraph-properties fo:line-height="100%"/>
      <style:text-properties officeooo:paragraph-rsid="0297c923"/>
    </style:style>
    <style:style style:name="P678" style:family="paragraph" style:parent-style-name="Standard">
      <style:paragraph-properties fo:line-height="100%"/>
      <style:text-properties officeooo:paragraph-rsid="02be3c45"/>
    </style:style>
    <style:style style:name="P679" style:family="paragraph" style:parent-style-name="Standard">
      <style:paragraph-properties fo:line-height="100%"/>
      <style:text-properties officeooo:paragraph-rsid="02bfe198"/>
    </style:style>
    <style:style style:name="P680" style:family="paragraph" style:parent-style-name="Standard" style:list-style-name="L40">
      <style:paragraph-properties fo:line-height="100%"/>
      <style:text-properties officeooo:rsid="0282def6" officeooo:paragraph-rsid="0282def6"/>
    </style:style>
    <style:style style:name="P681" style:family="paragraph" style:parent-style-name="Standard" style:list-style-name="L41">
      <style:paragraph-properties fo:line-height="100%"/>
      <style:text-properties officeooo:rsid="029ac75f" officeooo:paragraph-rsid="029ac75f"/>
    </style:style>
    <style:style style:name="P682" style:family="paragraph" style:parent-style-name="Standard">
      <style:text-properties officeooo:rsid="0056d959" officeooo:paragraph-rsid="0056d959"/>
    </style:style>
    <style:style style:name="P683" style:family="paragraph" style:parent-style-name="Standard">
      <style:text-properties officeooo:paragraph-rsid="00bd11a0"/>
    </style:style>
    <style:style style:name="P68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85" style:family="paragraph" style:parent-style-name="Standard">
      <style:text-properties officeooo:paragraph-rsid="02bb86dc"/>
    </style:style>
    <style:style style:name="P686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687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688" style:family="paragraph" style:parent-style-name="Standard">
      <style:text-properties fo:color="#c9211e" officeooo:rsid="003eeb50" officeooo:paragraph-rsid="00ac1d69"/>
    </style:style>
    <style:style style:name="P689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690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91" style:family="paragraph" style:parent-style-name="Standard">
      <style:text-properties officeooo:paragraph-rsid="00367935"/>
    </style:style>
    <style:style style:name="P692" style:family="paragraph" style:parent-style-name="Standard">
      <style:text-properties officeooo:paragraph-rsid="00f8c8b1"/>
    </style:style>
    <style:style style:name="P693" style:family="paragraph" style:parent-style-name="Standard">
      <style:paragraph-properties fo:line-height="100%"/>
      <style:text-properties officeooo:rsid="02540cb9" officeooo:paragraph-rsid="02bd01a2"/>
    </style:style>
    <style:style style:name="P694" style:family="paragraph" style:parent-style-name="Standard">
      <style:paragraph-properties fo:line-height="100%"/>
      <style:text-properties officeooo:rsid="027df911" officeooo:paragraph-rsid="027df911"/>
    </style:style>
    <style:style style:name="P695" style:family="paragraph" style:parent-style-name="Standard">
      <style:text-properties officeooo:rsid="0015f1ff" officeooo:paragraph-rsid="0015f1ff"/>
    </style:style>
    <style:style style:name="P696" style:family="paragraph" style:parent-style-name="Standard">
      <style:text-properties officeooo:paragraph-rsid="010c486e"/>
    </style:style>
    <style:style style:name="P697" style:family="paragraph" style:parent-style-name="Standard">
      <style:paragraph-properties fo:line-height="100%"/>
      <style:text-properties officeooo:rsid="022ee1ec" officeooo:paragraph-rsid="022ee1ec"/>
    </style:style>
    <style:style style:name="P698" style:family="paragraph" style:parent-style-name="Standard">
      <style:text-properties officeooo:paragraph-rsid="02bfe198"/>
    </style:style>
    <style:style style:name="P699" style:family="paragraph" style:parent-style-name="Standard">
      <style:paragraph-properties fo:line-height="100%"/>
      <style:text-properties officeooo:rsid="02c31f4d" officeooo:paragraph-rsid="02c31f4d"/>
    </style:style>
    <style:style style:name="P700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701" style:family="paragraph" style:parent-style-name="Standard">
      <style:text-properties officeooo:paragraph-rsid="00b1e303"/>
    </style:style>
    <style:style style:name="P702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03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704" style:family="paragraph" style:parent-style-name="Standard">
      <style:paragraph-properties fo:line-height="100%" fo:break-before="page"/>
      <style:text-properties officeooo:rsid="022ee1ec" officeooo:paragraph-rsid="022ee1ec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officeooo:rsid="0013268f"/>
    </style:style>
    <style:style style:name="T30" style:family="text">
      <style:text-properties style:use-window-font-color="true" officeooo:rsid="0044d7a4"/>
    </style:style>
    <style:style style:name="T31" style:family="text">
      <style:text-properties style:use-window-font-color="true" style:text-underline-style="none" fo:font-weight="normal" style:font-weight-asian="normal" style:font-weight-complex="normal"/>
    </style:style>
    <style:style style:name="T32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33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34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35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36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37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38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39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40" style:family="text">
      <style:text-properties style:use-window-font-color="true" style:text-underline-style="none" fo:font-weight="bold" style:font-weight-asian="bold" style:font-weight-complex="bold"/>
    </style:style>
    <style:style style:name="T4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57" style:family="text">
      <style:text-properties style:use-window-font-color="true" fo:font-style="italic" style:text-underline-style="none" fo:font-weight="normal" officeooo:rsid="0272698b" style:font-style-asian="italic" style:font-weight-asian="normal" style:font-style-complex="italic" style:font-weight-complex="normal"/>
    </style:style>
    <style:style style:name="T58" style:family="text">
      <style:text-properties style:use-window-font-color="true" fo:font-style="italic" style:text-underline-style="none" fo:font-weight="normal" officeooo:rsid="0293a523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style:text-underline-style="none" style:font-style-asian="italic" style:font-style-complex="italic"/>
    </style:style>
    <style:style style:name="T60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61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62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63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6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font-style-asian="italic" style:font-style-complex="italic"/>
    </style:style>
    <style:style style:name="T102" style:family="text">
      <style:text-properties style:use-window-font-color="true" fo:font-style="italic" officeooo:rsid="016778b3" style:font-style-asian="italic" style:font-style-complex="italic"/>
    </style:style>
    <style:style style:name="T103" style:family="text">
      <style:text-properties style:use-window-font-color="true" fo:font-style="italic" officeooo:rsid="01e504ba" style:font-style-asian="italic" style:font-style-complex="italic"/>
    </style:style>
    <style:style style:name="T104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05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0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1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2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style:font-style-asian="normal" style:font-style-complex="normal"/>
    </style:style>
    <style:style style:name="T180" style:family="text">
      <style:text-properties style:use-window-font-color="true" fo:font-style="normal" officeooo:rsid="016860b9" style:font-style-asian="normal" style:font-style-complex="normal"/>
    </style:style>
    <style:style style:name="T181" style:family="text">
      <style:text-properties style:use-window-font-color="true" fo:font-style="normal" officeooo:rsid="0171553b" style:font-style-asian="normal" style:font-style-complex="normal"/>
    </style:style>
    <style:style style:name="T182" style:family="text">
      <style:text-properties style:use-window-font-color="true" fo:font-style="normal" officeooo:rsid="016c9d08" style:font-style-asian="normal" style:font-style-complex="normal"/>
    </style:style>
    <style:style style:name="T183" style:family="text">
      <style:text-properties style:use-window-font-color="true" fo:font-style="normal" officeooo:rsid="016778b3" style:font-style-asian="normal" style:font-style-complex="normal"/>
    </style:style>
    <style:style style:name="T184" style:family="text">
      <style:text-properties style:use-window-font-color="true" fo:font-style="normal" officeooo:rsid="01e2b86d" style:font-style-asian="normal" style:font-style-complex="normal"/>
    </style:style>
    <style:style style:name="T185" style:family="text">
      <style:text-properties style:use-window-font-color="true" fo:font-style="normal" officeooo:rsid="01e504ba" style:font-style-asian="normal" style:font-style-complex="normal"/>
    </style:style>
    <style:style style:name="T18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style:text-underline-style="none" fo:font-weight="normal" officeooo:rsid="02bfe198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style:text-underline-style="none" fo:font-weight="bold" officeooo:rsid="0272698b" style:font-style-asian="normal" style:font-weight-asian="bold" style:font-style-complex="normal" style:font-weight-complex="bold"/>
    </style:style>
    <style:style style:name="T214" style:family="text">
      <style:text-properties style:use-window-font-color="true" fo:font-style="normal" style:text-underline-style="none" style:font-style-asian="normal" style:font-style-complex="normal"/>
    </style:style>
    <style:style style:name="T215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216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217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218" style:family="text">
      <style:text-properties style:use-window-font-color="true" fo:font-weight="normal" style:font-weight-asian="normal" style:font-weight-complex="normal"/>
    </style:style>
    <style:style style:name="T219" style:family="text">
      <style:text-properties style:use-window-font-color="true" fo:font-weight="normal" officeooo:rsid="016aa5ac" style:font-weight-asian="normal" style:font-weight-complex="normal"/>
    </style:style>
    <style:style style:name="T220" style:family="text">
      <style:text-properties style:use-window-font-color="true" fo:font-weight="normal" officeooo:rsid="016a5b23" style:font-weight-asian="normal" style:font-weight-complex="normal"/>
    </style:style>
    <style:style style:name="T221" style:family="text">
      <style:text-properties style:use-window-font-color="true" fo:font-weight="normal" officeooo:rsid="0171553b" style:font-weight-asian="normal" style:font-weight-complex="normal"/>
    </style:style>
    <style:style style:name="T222" style:family="text">
      <style:text-properties style:use-window-font-color="true" fo:font-weight="normal" officeooo:rsid="01aaba73" style:font-weight-asian="normal" style:font-weight-complex="normal"/>
    </style:style>
    <style:style style:name="T223" style:family="text">
      <style:text-properties style:use-window-font-color="true" fo:font-weight="normal" officeooo:rsid="01b08253" style:font-weight-asian="normal" style:font-weight-complex="normal"/>
    </style:style>
    <style:style style:name="T224" style:family="text">
      <style:text-properties style:use-window-font-color="true" fo:font-weight="normal" officeooo:rsid="0226d9d6" style:font-weight-asian="normal" style:font-weight-complex="normal"/>
    </style:style>
    <style:style style:name="T225" style:family="text">
      <style:text-properties style:use-window-font-color="true" fo:font-weight="normal" officeooo:rsid="022c7d02" style:font-weight-asian="normal" style:font-weight-complex="normal"/>
    </style:style>
    <style:style style:name="T226" style:family="text">
      <style:text-properties style:use-window-font-color="true" fo:font-weight="normal" officeooo:rsid="023b3a5d" style:font-weight-asian="normal" style:font-weight-complex="normal"/>
    </style:style>
    <style:style style:name="T227" style:family="text">
      <style:text-properties style:use-window-font-color="true" fo:font-weight="normal" officeooo:rsid="023ce39d" style:font-weight-asian="normal" style:font-weight-complex="normal"/>
    </style:style>
    <style:style style:name="T228" style:family="text">
      <style:text-properties style:use-window-font-color="true" officeooo:rsid="016f0506"/>
    </style:style>
    <style:style style:name="T229" style:family="text">
      <style:text-properties style:use-window-font-color="true" fo:font-weight="bold" style:font-weight-asian="bold" style:font-weight-complex="bold"/>
    </style:style>
    <style:style style:name="T230" style:family="text">
      <style:text-properties fo:font-weight="normal" style:font-weight-asian="normal" style:font-weight-complex="normal"/>
    </style:style>
    <style:style style:name="T231" style:family="text">
      <style:text-properties fo:font-weight="normal" officeooo:rsid="003c27f0" style:font-weight-asian="normal" style:font-weight-complex="normal"/>
    </style:style>
    <style:style style:name="T232" style:family="text">
      <style:text-properties fo:font-weight="normal" officeooo:rsid="003cb407" style:font-weight-asian="normal" style:font-weight-complex="normal"/>
    </style:style>
    <style:style style:name="T233" style:family="text">
      <style:text-properties fo:font-weight="normal" officeooo:rsid="00205d85" style:font-weight-asian="normal" style:font-weight-complex="normal"/>
    </style:style>
    <style:style style:name="T234" style:family="text">
      <style:text-properties fo:font-weight="normal" officeooo:rsid="00beb82f" style:font-weight-asian="normal" style:font-weight-complex="normal"/>
    </style:style>
    <style:style style:name="T235" style:family="text">
      <style:text-properties fo:font-weight="normal" officeooo:rsid="016860b9" style:font-weight-asian="normal" style:font-weight-complex="normal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officeooo:rsid="00256ecc" style:font-style-asian="italic" style:font-style-complex="italic"/>
    </style:style>
    <style:style style:name="T238" style:family="text">
      <style:text-properties fo:font-style="italic" officeooo:rsid="006c1d47" style:font-style-asian="italic" style:font-style-complex="italic"/>
    </style:style>
    <style:style style:name="T239" style:family="text">
      <style:text-properties fo:font-style="italic" officeooo:rsid="00838393" style:font-style-asian="italic" style:font-style-complex="italic"/>
    </style:style>
    <style:style style:name="T240" style:family="text">
      <style:text-properties fo:font-style="italic" officeooo:rsid="00e09913" style:font-style-asian="italic" style:font-style-complex="italic"/>
    </style:style>
    <style:style style:name="T241" style:family="text">
      <style:text-properties fo:font-style="italic" officeooo:rsid="005b5cd3" style:font-style-asian="italic" style:font-style-complex="italic"/>
    </style:style>
    <style:style style:name="T242" style:family="text">
      <style:text-properties fo:font-style="italic" officeooo:rsid="0034ed8b" style:font-style-asian="italic" style:font-style-complex="italic"/>
    </style:style>
    <style:style style:name="T243" style:family="text">
      <style:text-properties fo:font-style="italic" officeooo:rsid="00367935" style:font-style-asian="italic" style:font-style-complex="italic"/>
    </style:style>
    <style:style style:name="T244" style:family="text">
      <style:text-properties fo:font-style="italic" officeooo:rsid="00ce5fa1" style:font-style-asian="italic" style:font-style-complex="italic"/>
    </style:style>
    <style:style style:name="T245" style:family="text">
      <style:text-properties fo:font-style="italic" officeooo:rsid="003b4e50" style:font-style-asian="italic" style:font-style-complex="italic"/>
    </style:style>
    <style:style style:name="T246" style:family="text">
      <style:text-properties fo:font-style="italic" officeooo:rsid="01758a0f" style:font-style-asian="italic" style:font-style-complex="italic"/>
    </style:style>
    <style:style style:name="T247" style:family="text">
      <style:text-properties fo:font-style="italic" officeooo:rsid="0071f6b3" style:font-style-asian="italic" style:font-style-complex="italic"/>
    </style:style>
    <style:style style:name="T248" style:family="text">
      <style:text-properties fo:font-style="italic" officeooo:rsid="0080477a" style:font-style-asian="italic" style:font-style-complex="italic"/>
    </style:style>
    <style:style style:name="T249" style:family="text">
      <style:text-properties fo:font-style="italic" officeooo:rsid="01113d34" style:font-style-asian="italic" style:font-style-complex="italic"/>
    </style:style>
    <style:style style:name="T250" style:family="text">
      <style:text-properties fo:font-style="italic" officeooo:rsid="01023882" style:font-style-asian="italic" style:font-style-complex="italic"/>
    </style:style>
    <style:style style:name="T251" style:family="text">
      <style:text-properties fo:font-style="italic" officeooo:rsid="00fde6f2" style:font-style-asian="italic" style:font-style-complex="italic"/>
    </style:style>
    <style:style style:name="T252" style:family="text">
      <style:text-properties fo:font-style="italic" officeooo:rsid="018c0d5b" style:font-style-asian="italic" style:font-style-complex="italic"/>
    </style:style>
    <style:style style:name="T253" style:family="text">
      <style:text-properties fo:font-style="italic" officeooo:rsid="01c64853" style:font-style-asian="italic" style:font-style-complex="italic"/>
    </style:style>
    <style:style style:name="T254" style:family="text">
      <style:text-properties fo:font-style="italic" officeooo:rsid="01d9cd4e" style:font-style-asian="italic" style:font-style-complex="italic"/>
    </style:style>
    <style:style style:name="T255" style:family="text">
      <style:text-properties fo:font-style="italic" officeooo:rsid="007477e8" style:font-style-asian="italic" style:font-style-complex="italic"/>
    </style:style>
    <style:style style:name="T256" style:family="text">
      <style:text-properties fo:font-style="italic" officeooo:rsid="01dc67de" style:font-style-asian="italic" style:font-style-complex="italic"/>
    </style:style>
    <style:style style:name="T257" style:family="text">
      <style:text-properties fo:font-style="italic" officeooo:rsid="01ec8e18" style:font-style-asian="italic" style:font-style-complex="italic"/>
    </style:style>
    <style:style style:name="T258" style:family="text">
      <style:text-properties fo:font-style="italic" officeooo:rsid="019e70b3" style:font-style-asian="italic" style:font-style-complex="italic"/>
    </style:style>
    <style:style style:name="T259" style:family="text">
      <style:text-properties fo:font-style="italic" officeooo:rsid="02685e01" style:font-style-asian="italic" style:font-style-complex="italic"/>
    </style:style>
    <style:style style:name="T260" style:family="text">
      <style:text-properties fo:font-style="italic" officeooo:rsid="026b5506" style:font-style-asian="italic" style:font-style-complex="italic"/>
    </style:style>
    <style:style style:name="T261" style:family="text">
      <style:text-properties fo:font-style="italic" officeooo:rsid="0288fb00" style:font-style-asian="italic" style:font-style-complex="italic"/>
    </style:style>
    <style:style style:name="T262" style:family="text">
      <style:text-properties fo:font-style="italic" officeooo:rsid="02b311a2" style:font-style-asian="italic" style:font-style-complex="italic"/>
    </style:style>
    <style:style style:name="T26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65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66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26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6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26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7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27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27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27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27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27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27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27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27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27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28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8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282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283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284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28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28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28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28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289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290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291" style:family="text">
      <style:text-properties fo:font-style="italic" style:text-underline-style="none" style:font-style-asian="italic" style:font-style-complex="italic"/>
    </style:style>
    <style:style style:name="T292" style:family="text">
      <style:text-properties fo:font-style="italic" style:text-underline-style="none" officeooo:rsid="00baae4f" style:font-style-asian="italic" style:font-style-complex="italic"/>
    </style:style>
    <style:style style:name="T293" style:family="text">
      <style:text-properties fo:font-style="italic" style:text-underline-style="none" officeooo:rsid="00d708a6" style:font-style-asian="italic" style:font-style-complex="italic"/>
    </style:style>
    <style:style style:name="T294" style:family="text">
      <style:text-properties fo:font-style="italic" style:text-underline-style="none" officeooo:rsid="00beb82f" style:font-style-asian="italic" style:font-style-complex="italic"/>
    </style:style>
    <style:style style:name="T295" style:family="text">
      <style:text-properties fo:font-style="italic" style:text-underline-style="none" officeooo:rsid="00d9c9e4" style:font-style-asian="italic" style:font-style-complex="italic"/>
    </style:style>
    <style:style style:name="T296" style:family="text">
      <style:text-properties fo:font-style="italic" style:text-underline-style="none" officeooo:rsid="00f55bb2" style:font-style-asian="italic" style:font-style-complex="italic"/>
    </style:style>
    <style:style style:name="T297" style:family="text">
      <style:text-properties fo:font-style="italic" style:text-underline-style="none" officeooo:rsid="00f74e17" style:font-style-asian="italic" style:font-style-complex="italic"/>
    </style:style>
    <style:style style:name="T298" style:family="text">
      <style:text-properties fo:font-style="italic" style:text-underline-style="none" officeooo:rsid="00fde6f2" style:font-style-asian="italic" style:font-style-complex="italic"/>
    </style:style>
    <style:style style:name="T299" style:family="text">
      <style:text-properties fo:font-style="italic" style:text-underline-style="none" officeooo:rsid="0130fd48" style:font-style-asian="italic" style:font-style-complex="italic"/>
    </style:style>
    <style:style style:name="T300" style:family="text">
      <style:text-properties fo:font-style="italic" style:text-underline-style="none" officeooo:rsid="013401b3" style:font-style-asian="italic" style:font-style-complex="italic"/>
    </style:style>
    <style:style style:name="T301" style:family="text">
      <style:text-properties fo:font-style="italic" style:text-underline-style="none" officeooo:rsid="013f3c54" style:font-style-asian="italic" style:font-style-complex="italic"/>
    </style:style>
    <style:style style:name="T302" style:family="text">
      <style:text-properties fo:font-style="italic" style:text-underline-style="none" officeooo:rsid="00bfa17d" style:font-style-asian="italic" style:font-style-complex="italic"/>
    </style:style>
    <style:style style:name="T303" style:family="text">
      <style:text-properties fo:font-style="italic" style:text-underline-style="none" officeooo:rsid="02a94de9" style:font-style-asian="italic" style:font-style-complex="italic"/>
    </style:style>
    <style:style style:name="T304" style:family="text">
      <style:text-properties fo:font-style="italic" style:text-underline-style="none" officeooo:rsid="00bbbf73" style:font-style-asian="italic" style:font-style-complex="italic"/>
    </style:style>
    <style:style style:name="T305" style:family="text">
      <style:text-properties fo:font-style="italic" style:text-underline-style="none" officeooo:rsid="00a639f7" style:font-style-asian="italic" style:font-style-complex="italic"/>
    </style:style>
    <style:style style:name="T306" style:family="text">
      <style:text-properties fo:font-style="italic" style:text-underline-style="none" officeooo:rsid="00bd11a0" style:font-style-asian="italic" style:font-style-complex="italic"/>
    </style:style>
    <style:style style:name="T307" style:family="text">
      <style:text-properties fo:font-style="italic" style:text-underline-style="none" officeooo:rsid="00ae61b4" style:font-style-asian="italic" style:font-style-complex="italic"/>
    </style:style>
    <style:style style:name="T30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2bfe198" style:font-style-asian="italic" style:font-weight-asian="normal" style:font-style-complex="italic" style:font-weight-complex="normal"/>
    </style:style>
    <style:style style:name="T311" style:family="text">
      <style:text-properties officeooo:rsid="00205d85"/>
    </style:style>
    <style:style style:name="T312" style:family="text">
      <style:text-properties officeooo:rsid="0027fcfd"/>
    </style:style>
    <style:style style:name="T313" style:family="text">
      <style:text-properties officeooo:rsid="0029525d"/>
    </style:style>
    <style:style style:name="T314" style:family="text">
      <style:text-properties officeooo:rsid="0034ed8b"/>
    </style:style>
    <style:style style:name="T315" style:family="text">
      <style:text-properties officeooo:rsid="00367935"/>
    </style:style>
    <style:style style:name="T316" style:family="text">
      <style:text-properties officeooo:rsid="00398ddf"/>
    </style:style>
    <style:style style:name="T317" style:family="text">
      <style:text-properties officeooo:rsid="003b4e50"/>
    </style:style>
    <style:style style:name="T318" style:family="text">
      <style:text-properties officeooo:rsid="0043121f"/>
    </style:style>
    <style:style style:name="T3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2a1eb84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63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364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365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366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367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36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369" style:family="text">
      <style:text-properties fo:font-style="normal" style:text-underline-style="none" style:font-style-asian="normal" style:font-style-complex="normal"/>
    </style:style>
    <style:style style:name="T370" style:family="text">
      <style:text-properties fo:font-style="normal" style:text-underline-style="none" officeooo:rsid="00a8a4b1" style:font-style-asian="normal" style:font-style-complex="normal"/>
    </style:style>
    <style:style style:name="T371" style:family="text">
      <style:text-properties fo:font-style="normal" style:text-underline-style="none" officeooo:rsid="00ba4170" style:font-style-asian="normal" style:font-style-complex="normal"/>
    </style:style>
    <style:style style:name="T372" style:family="text">
      <style:text-properties fo:font-style="normal" style:text-underline-style="none" officeooo:rsid="00b1e303" style:font-style-asian="normal" style:font-style-complex="normal"/>
    </style:style>
    <style:style style:name="T373" style:family="text">
      <style:text-properties fo:font-style="normal" style:text-underline-style="none" officeooo:rsid="00baae4f" style:font-style-asian="normal" style:font-style-complex="normal"/>
    </style:style>
    <style:style style:name="T374" style:family="text">
      <style:text-properties fo:font-style="normal" style:text-underline-style="none" officeooo:rsid="00bbbf73" style:font-style-asian="normal" style:font-style-complex="normal"/>
    </style:style>
    <style:style style:name="T375" style:family="text">
      <style:text-properties fo:font-style="normal" style:text-underline-style="none" officeooo:rsid="00be4749" style:font-style-asian="normal" style:font-style-complex="normal"/>
    </style:style>
    <style:style style:name="T376" style:family="text">
      <style:text-properties fo:font-style="normal" style:text-underline-style="none" officeooo:rsid="00d139a0" style:font-style-asian="normal" style:font-style-complex="normal"/>
    </style:style>
    <style:style style:name="T377" style:family="text">
      <style:text-properties fo:font-style="normal" style:text-underline-style="none" officeooo:rsid="00d1487d" style:font-style-asian="normal" style:font-style-complex="normal"/>
    </style:style>
    <style:style style:name="T378" style:family="text">
      <style:text-properties fo:font-style="normal" style:text-underline-style="none" officeooo:rsid="00d2fc06" style:font-style-asian="normal" style:font-style-complex="normal"/>
    </style:style>
    <style:style style:name="T379" style:family="text">
      <style:text-properties fo:font-style="normal" style:text-underline-style="none" officeooo:rsid="00d40111" style:font-style-asian="normal" style:font-style-complex="normal"/>
    </style:style>
    <style:style style:name="T380" style:family="text">
      <style:text-properties fo:font-style="normal" style:text-underline-style="none" officeooo:rsid="00d4c5ce" style:font-style-asian="normal" style:font-style-complex="normal"/>
    </style:style>
    <style:style style:name="T381" style:family="text">
      <style:text-properties fo:font-style="normal" style:text-underline-style="none" officeooo:rsid="00d708a6" style:font-style-asian="normal" style:font-style-complex="normal"/>
    </style:style>
    <style:style style:name="T382" style:family="text">
      <style:text-properties fo:font-style="normal" style:text-underline-style="none" officeooo:rsid="00d77d7d" style:font-style-asian="normal" style:font-style-complex="normal"/>
    </style:style>
    <style:style style:name="T383" style:family="text">
      <style:text-properties fo:font-style="normal" style:text-underline-style="none" officeooo:rsid="00d83381" style:font-style-asian="normal" style:font-style-complex="normal"/>
    </style:style>
    <style:style style:name="T384" style:family="text">
      <style:text-properties fo:font-style="normal" style:text-underline-style="none" officeooo:rsid="00d75809" style:font-style-asian="normal" style:font-style-complex="normal"/>
    </style:style>
    <style:style style:name="T385" style:family="text">
      <style:text-properties fo:font-style="normal" style:text-underline-style="none" officeooo:rsid="00dd6c8d" style:font-style-asian="normal" style:font-style-complex="normal"/>
    </style:style>
    <style:style style:name="T386" style:family="text">
      <style:text-properties fo:font-style="normal" style:text-underline-style="none" officeooo:rsid="00dedcd7" style:font-style-asian="normal" style:font-style-complex="normal"/>
    </style:style>
    <style:style style:name="T387" style:family="text">
      <style:text-properties fo:font-style="normal" style:text-underline-style="none" officeooo:rsid="00beb82f" style:font-style-asian="normal" style:font-style-complex="normal"/>
    </style:style>
    <style:style style:name="T388" style:family="text">
      <style:text-properties fo:font-style="normal" style:text-underline-style="none" officeooo:rsid="00e4290b" style:font-style-asian="normal" style:font-style-complex="normal"/>
    </style:style>
    <style:style style:name="T389" style:family="text">
      <style:text-properties fo:font-style="normal" style:text-underline-style="none" officeooo:rsid="00eb50e0" style:font-style-asian="normal" style:font-style-complex="normal"/>
    </style:style>
    <style:style style:name="T390" style:family="text">
      <style:text-properties fo:font-style="normal" style:text-underline-style="none" officeooo:rsid="00d9c9e4" style:font-style-asian="normal" style:font-style-complex="normal"/>
    </style:style>
    <style:style style:name="T391" style:family="text">
      <style:text-properties fo:font-style="normal" style:text-underline-style="none" officeooo:rsid="00ec1e8c" style:font-style-asian="normal" style:font-style-complex="normal"/>
    </style:style>
    <style:style style:name="T392" style:family="text">
      <style:text-properties fo:font-style="normal" style:text-underline-style="none" officeooo:rsid="00f0f7f8" style:font-style-asian="normal" style:font-style-complex="normal"/>
    </style:style>
    <style:style style:name="T393" style:family="text">
      <style:text-properties fo:font-style="normal" style:text-underline-style="none" officeooo:rsid="00f2503e" style:font-style-asian="normal" style:font-style-complex="normal"/>
    </style:style>
    <style:style style:name="T394" style:family="text">
      <style:text-properties fo:font-style="normal" style:text-underline-style="none" officeooo:rsid="00f5260b" style:font-style-asian="normal" style:font-style-complex="normal"/>
    </style:style>
    <style:style style:name="T395" style:family="text">
      <style:text-properties fo:font-style="normal" style:text-underline-style="none" officeooo:rsid="00f55bb2" style:font-style-asian="normal" style:font-style-complex="normal"/>
    </style:style>
    <style:style style:name="T396" style:family="text">
      <style:text-properties fo:font-style="normal" style:text-underline-style="none" officeooo:rsid="00f74e17" style:font-style-asian="normal" style:font-style-complex="normal"/>
    </style:style>
    <style:style style:name="T397" style:family="text">
      <style:text-properties fo:font-style="normal" style:text-underline-style="none" officeooo:rsid="00fbef0d" style:font-style-asian="normal" style:font-style-complex="normal"/>
    </style:style>
    <style:style style:name="T398" style:family="text">
      <style:text-properties fo:font-style="normal" style:text-underline-style="none" officeooo:rsid="00fde6f2" style:font-style-asian="normal" style:font-style-complex="normal"/>
    </style:style>
    <style:style style:name="T399" style:family="text">
      <style:text-properties fo:font-style="normal" style:text-underline-style="none" officeooo:rsid="010185dc" style:font-style-asian="normal" style:font-style-complex="normal"/>
    </style:style>
    <style:style style:name="T400" style:family="text">
      <style:text-properties fo:font-style="normal" style:text-underline-style="none" officeooo:rsid="0103be48" style:font-style-asian="normal" style:font-style-complex="normal"/>
    </style:style>
    <style:style style:name="T401" style:family="text">
      <style:text-properties fo:font-style="normal" style:text-underline-style="none" officeooo:rsid="010c486e" style:font-style-asian="normal" style:font-style-complex="normal"/>
    </style:style>
    <style:style style:name="T402" style:family="text">
      <style:text-properties fo:font-style="normal" style:text-underline-style="none" officeooo:rsid="010db770" style:font-style-asian="normal" style:font-style-complex="normal"/>
    </style:style>
    <style:style style:name="T403" style:family="text">
      <style:text-properties fo:font-style="normal" style:text-underline-style="none" officeooo:rsid="011cabfd" style:font-style-asian="normal" style:font-style-complex="normal"/>
    </style:style>
    <style:style style:name="T404" style:family="text">
      <style:text-properties fo:font-style="normal" style:text-underline-style="none" officeooo:rsid="011d9595" style:font-style-asian="normal" style:font-style-complex="normal"/>
    </style:style>
    <style:style style:name="T405" style:family="text">
      <style:text-properties fo:font-style="normal" style:text-underline-style="none" officeooo:rsid="011fc384" style:font-style-asian="normal" style:font-style-complex="normal"/>
    </style:style>
    <style:style style:name="T406" style:family="text">
      <style:text-properties fo:font-style="normal" style:text-underline-style="none" officeooo:rsid="012dfde8" style:font-style-asian="normal" style:font-style-complex="normal"/>
    </style:style>
    <style:style style:name="T407" style:family="text">
      <style:text-properties fo:font-style="normal" style:text-underline-style="none" officeooo:rsid="0130fd48" style:font-style-asian="normal" style:font-style-complex="normal"/>
    </style:style>
    <style:style style:name="T408" style:family="text">
      <style:text-properties fo:font-style="normal" style:text-underline-style="none" officeooo:rsid="013282b3" style:font-style-asian="normal" style:font-style-complex="normal"/>
    </style:style>
    <style:style style:name="T409" style:family="text">
      <style:text-properties fo:font-style="normal" style:text-underline-style="none" officeooo:rsid="013401b3" style:font-style-asian="normal" style:font-style-complex="normal"/>
    </style:style>
    <style:style style:name="T410" style:family="text">
      <style:text-properties fo:font-style="normal" style:text-underline-style="none" officeooo:rsid="013a8584" style:font-style-asian="normal" style:font-style-complex="normal"/>
    </style:style>
    <style:style style:name="T411" style:family="text">
      <style:text-properties fo:font-style="normal" style:text-underline-style="none" officeooo:rsid="013f3c54" style:font-style-asian="normal" style:font-style-complex="normal"/>
    </style:style>
    <style:style style:name="T412" style:family="text">
      <style:text-properties fo:font-style="normal" style:text-underline-style="none" officeooo:rsid="013e347a" style:font-style-asian="normal" style:font-style-complex="normal"/>
    </style:style>
    <style:style style:name="T413" style:family="text">
      <style:text-properties fo:font-style="normal" style:text-underline-style="none" officeooo:rsid="01408f03" style:font-style-asian="normal" style:font-style-complex="normal"/>
    </style:style>
    <style:style style:name="T414" style:family="text">
      <style:text-properties fo:font-style="normal" style:text-underline-style="none" officeooo:rsid="013cc971" style:font-style-asian="normal" style:font-style-complex="normal"/>
    </style:style>
    <style:style style:name="T415" style:family="text">
      <style:text-properties fo:font-style="normal" style:text-underline-style="none" officeooo:rsid="0150aafa" style:font-style-asian="normal" style:font-style-complex="normal"/>
    </style:style>
    <style:style style:name="T416" style:family="text">
      <style:text-properties fo:font-style="normal" style:text-underline-style="none" officeooo:rsid="0152f194" style:font-style-asian="normal" style:font-style-complex="normal"/>
    </style:style>
    <style:style style:name="T417" style:family="text">
      <style:text-properties fo:font-style="normal" style:text-underline-style="none" officeooo:rsid="0157e2d4" style:font-style-asian="normal" style:font-style-complex="normal"/>
    </style:style>
    <style:style style:name="T418" style:family="text">
      <style:text-properties fo:font-style="normal" style:text-underline-style="none" officeooo:rsid="015c452a" style:font-style-asian="normal" style:font-style-complex="normal"/>
    </style:style>
    <style:style style:name="T419" style:family="text">
      <style:text-properties fo:font-style="normal" style:text-underline-style="none" officeooo:rsid="0176ee1b" style:font-style-asian="normal" style:font-style-complex="normal"/>
    </style:style>
    <style:style style:name="T420" style:family="text">
      <style:text-properties fo:font-style="normal" style:text-underline-style="none" officeooo:rsid="02b807dc" style:font-style-asian="normal" style:font-style-complex="normal"/>
    </style:style>
    <style:style style:name="T421" style:family="text">
      <style:text-properties fo:font-style="normal" style:text-underline-style="none" officeooo:rsid="00bd11a0" style:font-style-asian="normal" style:font-style-complex="normal"/>
    </style:style>
    <style:style style:name="T422" style:family="text">
      <style:text-properties fo:font-style="normal" style:font-style-asian="normal" style:font-style-complex="normal"/>
    </style:style>
    <style:style style:name="T423" style:family="text">
      <style:text-properties fo:font-style="normal" officeooo:rsid="00524926" style:font-style-asian="normal" style:font-style-complex="normal"/>
    </style:style>
    <style:style style:name="T424" style:family="text">
      <style:text-properties fo:font-style="normal" officeooo:rsid="0033fbdf" style:font-style-asian="normal" style:font-style-complex="normal"/>
    </style:style>
    <style:style style:name="T425" style:family="text">
      <style:text-properties fo:font-style="normal" officeooo:rsid="0034ed8b" style:font-style-asian="normal" style:font-style-complex="normal"/>
    </style:style>
    <style:style style:name="T426" style:family="text">
      <style:text-properties fo:font-style="normal" officeooo:rsid="0052a33a" style:font-style-asian="normal" style:font-style-complex="normal"/>
    </style:style>
    <style:style style:name="T427" style:family="text">
      <style:text-properties fo:font-style="normal" officeooo:rsid="0092f82d" style:font-style-asian="normal" style:font-style-complex="normal"/>
    </style:style>
    <style:style style:name="T428" style:family="text">
      <style:text-properties fo:font-style="normal" officeooo:rsid="00c6421c" style:font-style-asian="normal" style:font-style-complex="normal"/>
    </style:style>
    <style:style style:name="T429" style:family="text">
      <style:text-properties fo:font-style="normal" officeooo:rsid="00cc5bce" style:font-style-asian="normal" style:font-style-complex="normal"/>
    </style:style>
    <style:style style:name="T430" style:family="text">
      <style:text-properties fo:font-style="normal" officeooo:rsid="0106c767" style:font-style-asian="normal" style:font-style-complex="normal"/>
    </style:style>
    <style:style style:name="T431" style:family="text">
      <style:text-properties fo:font-style="normal" officeooo:rsid="00ce5fa1" style:font-style-asian="normal" style:font-style-complex="normal"/>
    </style:style>
    <style:style style:name="T432" style:family="text">
      <style:text-properties fo:font-style="normal" officeooo:rsid="0164a6ee" style:font-style-asian="normal" style:font-style-complex="normal"/>
    </style:style>
    <style:style style:name="T433" style:family="text">
      <style:text-properties fo:font-style="normal" officeooo:rsid="0168d8d5" style:font-style-asian="normal" style:font-style-complex="normal"/>
    </style:style>
    <style:style style:name="T434" style:family="text">
      <style:text-properties fo:font-style="normal" officeooo:rsid="0179221f" style:font-style-asian="normal" style:font-style-complex="normal"/>
    </style:style>
    <style:style style:name="T435" style:family="text">
      <style:text-properties fo:font-style="normal" officeooo:rsid="017941db" style:font-style-asian="normal" style:font-style-complex="normal"/>
    </style:style>
    <style:style style:name="T436" style:family="text">
      <style:text-properties fo:font-style="normal" officeooo:rsid="017a7161" style:font-style-asian="normal" style:font-style-complex="normal"/>
    </style:style>
    <style:style style:name="T437" style:family="text">
      <style:text-properties fo:font-style="normal" officeooo:rsid="0288fb00" style:font-style-asian="normal" style:font-style-complex="normal"/>
    </style:style>
    <style:style style:name="T438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439" style:family="text">
      <style:text-properties fo:font-style="normal" fo:font-weight="bold" officeooo:rsid="0224a93a" style:font-style-asian="normal" style:font-weight-asian="bold" style:font-style-complex="normal" style:font-weight-complex="bold"/>
    </style:style>
    <style:style style:name="T440" style:family="text">
      <style:text-properties fo:font-style="normal" fo:font-weight="normal" officeooo:rsid="02bfe198" style:font-style-asian="normal" style:font-weight-asian="normal" style:font-style-complex="normal" style:font-weight-complex="normal"/>
    </style:style>
    <style:style style:name="T441" style:family="text">
      <style:text-properties officeooo:rsid="004d4d0b"/>
    </style:style>
    <style:style style:name="T442" style:family="text">
      <style:text-properties officeooo:rsid="0013268f"/>
    </style:style>
    <style:style style:name="T443" style:family="text">
      <style:text-properties officeooo:rsid="004f4350"/>
    </style:style>
    <style:style style:name="T444" style:family="text">
      <style:text-properties officeooo:rsid="00501b3c"/>
    </style:style>
    <style:style style:name="T445" style:family="text">
      <style:text-properties officeooo:rsid="00147dd9"/>
    </style:style>
    <style:style style:name="T446" style:family="text">
      <style:text-properties officeooo:rsid="005521a3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officeooo:rsid="005f7223" style:font-weight-asian="bold" style:font-weight-complex="bold"/>
    </style:style>
    <style:style style:name="T449" style:family="text">
      <style:text-properties fo:font-weight="bold" officeooo:rsid="01871851" style:font-weight-asian="bold" style:font-weight-complex="bold"/>
    </style:style>
    <style:style style:name="T450" style:family="text">
      <style:text-properties fo:font-weight="bold" officeooo:rsid="02070606" style:font-weight-asian="bold" style:font-weight-complex="bold"/>
    </style:style>
    <style:style style:name="T451" style:family="text">
      <style:text-properties fo:font-weight="bold" officeooo:rsid="0206e857" style:font-weight-asian="bold" style:font-weight-complex="bold"/>
    </style:style>
    <style:style style:name="T452" style:family="text">
      <style:text-properties officeooo:rsid="005b5f51"/>
    </style:style>
    <style:style style:name="T453" style:family="text">
      <style:text-properties officeooo:rsid="005d12fa"/>
    </style:style>
    <style:style style:name="T454" style:family="text">
      <style:text-properties officeooo:rsid="005f7223"/>
    </style:style>
    <style:style style:name="T455" style:family="text">
      <style:text-properties style:text-underline-style="none"/>
    </style:style>
    <style:style style:name="T456" style:family="text">
      <style:text-properties style:text-underline-style="none" fo:font-weight="normal" style:font-weight-asian="normal" style:font-weight-complex="normal"/>
    </style:style>
    <style:style style:name="T457" style:family="text">
      <style:text-properties style:text-underline-style="none" fo:font-weight="normal" officeooo:rsid="00721e09" style:font-weight-asian="normal" style:font-weight-complex="normal"/>
    </style:style>
    <style:style style:name="T458" style:family="text">
      <style:text-properties style:text-underline-style="none" fo:font-weight="normal" officeooo:rsid="00722a19" style:font-weight-asian="normal" style:font-weight-complex="normal"/>
    </style:style>
    <style:style style:name="T459" style:family="text">
      <style:text-properties style:text-underline-style="none" fo:font-weight="normal" officeooo:rsid="006a9ead" style:font-weight-asian="normal" style:font-weight-complex="normal"/>
    </style:style>
    <style:style style:name="T460" style:family="text">
      <style:text-properties style:text-underline-style="none" fo:font-weight="normal" officeooo:rsid="008d7148" style:font-weight-asian="normal" style:font-weight-complex="normal"/>
    </style:style>
    <style:style style:name="T461" style:family="text">
      <style:text-properties style:text-underline-style="none" fo:font-weight="normal" officeooo:rsid="00a639f7" style:font-weight-asian="normal" style:font-weight-complex="normal"/>
    </style:style>
    <style:style style:name="T462" style:family="text">
      <style:text-properties style:text-underline-style="none" fo:font-weight="normal" officeooo:rsid="00a69bec" style:font-weight-asian="normal" style:font-weight-complex="normal"/>
    </style:style>
    <style:style style:name="T463" style:family="text">
      <style:text-properties style:text-underline-style="none" fo:font-weight="normal" officeooo:rsid="009e29ef" style:font-weight-asian="normal" style:font-weight-complex="normal"/>
    </style:style>
    <style:style style:name="T464" style:family="text">
      <style:text-properties style:text-underline-style="none" fo:font-weight="normal" officeooo:rsid="00a75993" style:font-weight-asian="normal" style:font-weight-complex="normal"/>
    </style:style>
    <style:style style:name="T465" style:family="text">
      <style:text-properties style:text-underline-style="none" fo:font-weight="normal" officeooo:rsid="00e7b674" style:font-weight-asian="normal" style:font-weight-complex="normal"/>
    </style:style>
    <style:style style:name="T466" style:family="text">
      <style:text-properties style:text-underline-style="none" fo:font-weight="bold" style:font-weight-asian="bold" style:font-weight-complex="bold"/>
    </style:style>
    <style:style style:name="T467" style:family="text">
      <style:text-properties style:text-underline-style="none" fo:font-weight="bold" officeooo:rsid="00a75993" style:font-weight-asian="bold" style:font-weight-complex="bold"/>
    </style:style>
    <style:style style:name="T468" style:family="text">
      <style:text-properties style:text-underline-style="none" fo:font-weight="bold" officeooo:rsid="013013d9" style:font-weight-asian="bold" style:font-weight-complex="bold"/>
    </style:style>
    <style:style style:name="T469" style:family="text">
      <style:text-properties style:text-underline-style="none" fo:font-weight="bold" officeooo:rsid="01408f03" style:font-weight-asian="bold" style:font-weight-complex="bold"/>
    </style:style>
    <style:style style:name="T470" style:family="text">
      <style:text-properties style:text-underline-style="none" officeooo:rsid="00bbbf73"/>
    </style:style>
    <style:style style:name="T471" style:family="text">
      <style:text-properties style:text-underline-style="none" officeooo:rsid="00d40111"/>
    </style:style>
    <style:style style:name="T472" style:family="text">
      <style:text-properties style:text-underline-style="none" officeooo:rsid="00d708a6"/>
    </style:style>
    <style:style style:name="T473" style:family="text">
      <style:text-properties style:text-underline-style="none" officeooo:rsid="00d5826a"/>
    </style:style>
    <style:style style:name="T474" style:family="text">
      <style:text-properties style:text-underline-style="none" officeooo:rsid="00d9c9e4"/>
    </style:style>
    <style:style style:name="T475" style:family="text">
      <style:text-properties style:text-underline-style="none" officeooo:rsid="00ec1e8c"/>
    </style:style>
    <style:style style:name="T476" style:family="text">
      <style:text-properties style:text-underline-style="none" officeooo:rsid="00fde6f2"/>
    </style:style>
    <style:style style:name="T477" style:family="text">
      <style:text-properties style:text-underline-style="none" officeooo:rsid="0123bb39"/>
    </style:style>
    <style:style style:name="T478" style:family="text">
      <style:text-properties style:text-underline-style="none" officeooo:rsid="013013d9"/>
    </style:style>
    <style:style style:name="T479" style:family="text">
      <style:text-properties style:text-underline-style="none" officeooo:rsid="0137af9f"/>
    </style:style>
    <style:style style:name="T480" style:family="text">
      <style:text-properties style:text-underline-style="none" officeooo:rsid="013282b3"/>
    </style:style>
    <style:style style:name="T481" style:family="text">
      <style:text-properties style:text-underline-style="none" officeooo:rsid="01408f03"/>
    </style:style>
    <style:style style:name="T482" style:family="text">
      <style:text-properties style:text-underline-style="none" officeooo:rsid="01416cb6"/>
    </style:style>
    <style:style style:name="T483" style:family="text">
      <style:text-properties style:text-underline-style="none" officeooo:rsid="01435f2a"/>
    </style:style>
    <style:style style:name="T484" style:family="text">
      <style:text-properties style:text-underline-style="none" officeooo:rsid="015f15fe"/>
    </style:style>
    <style:style style:name="T485" style:family="text">
      <style:text-properties style:text-underline-style="none" officeooo:rsid="00ae61b4"/>
    </style:style>
    <style:style style:name="T486" style:family="text">
      <style:text-properties officeooo:rsid="0071f6b3"/>
    </style:style>
    <style:style style:name="T487" style:family="text">
      <style:text-properties officeooo:rsid="00722a19"/>
    </style:style>
    <style:style style:name="T488" style:family="text">
      <style:text-properties officeooo:rsid="0081154c"/>
    </style:style>
    <style:style style:name="T489" style:family="text">
      <style:text-properties officeooo:rsid="0082538a"/>
    </style:style>
    <style:style style:name="T490" style:family="text">
      <style:text-properties officeooo:rsid="00838393"/>
    </style:style>
    <style:style style:name="T491" style:family="text">
      <style:text-properties officeooo:rsid="008a06de"/>
    </style:style>
    <style:style style:name="T492" style:family="text">
      <style:text-properties officeooo:rsid="00937b11"/>
    </style:style>
    <style:style style:name="T493" style:family="text">
      <style:text-properties officeooo:rsid="0093b191"/>
    </style:style>
    <style:style style:name="T494" style:family="text">
      <style:text-properties officeooo:rsid="00b502cc"/>
    </style:style>
    <style:style style:name="T495" style:family="text">
      <style:text-properties officeooo:rsid="00ba4170"/>
    </style:style>
    <style:style style:name="T496" style:family="text">
      <style:text-properties officeooo:rsid="00bbbf73"/>
    </style:style>
    <style:style style:name="T497" style:family="text">
      <style:text-properties officeooo:rsid="00bd3f9d"/>
    </style:style>
    <style:style style:name="T498" style:family="text">
      <style:text-properties officeooo:rsid="00beb82f"/>
    </style:style>
    <style:style style:name="T499" style:family="text">
      <style:text-properties officeooo:rsid="00c2a166"/>
    </style:style>
    <style:style style:name="T500" style:family="text">
      <style:text-properties officeooo:rsid="00c7406f"/>
    </style:style>
    <style:style style:name="T501" style:family="text">
      <style:text-properties officeooo:rsid="00c93592"/>
    </style:style>
    <style:style style:name="T502" style:family="text">
      <style:text-properties officeooo:rsid="00ce5fa1"/>
    </style:style>
    <style:style style:name="T503" style:family="text">
      <style:text-properties officeooo:rsid="00cf9e9f"/>
    </style:style>
    <style:style style:name="T504" style:family="text">
      <style:text-properties officeooo:rsid="00d83381"/>
    </style:style>
    <style:style style:name="T505" style:family="text">
      <style:text-properties officeooo:rsid="00e09913"/>
    </style:style>
    <style:style style:name="T506" style:family="text">
      <style:text-properties officeooo:rsid="00ed9297"/>
    </style:style>
    <style:style style:name="T507" style:family="text">
      <style:text-properties officeooo:rsid="00ef4875"/>
    </style:style>
    <style:style style:name="T508" style:family="text">
      <style:text-properties officeooo:rsid="00f0f7f8"/>
    </style:style>
    <style:style style:name="T509" style:family="text">
      <style:text-properties officeooo:rsid="00f5260b"/>
    </style:style>
    <style:style style:name="T510" style:family="text">
      <style:text-properties officeooo:rsid="00fde6f2"/>
    </style:style>
    <style:style style:name="T511" style:family="text">
      <style:text-properties officeooo:rsid="010185dc"/>
    </style:style>
    <style:style style:name="T512" style:family="text">
      <style:text-properties officeooo:rsid="01023882"/>
    </style:style>
    <style:style style:name="T513" style:family="text">
      <style:text-properties officeooo:rsid="01095847"/>
    </style:style>
    <style:style style:name="T514" style:family="text">
      <style:text-properties officeooo:rsid="010f422a"/>
    </style:style>
    <style:style style:name="T515" style:family="text">
      <style:text-properties officeooo:rsid="01113d34"/>
    </style:style>
    <style:style style:name="T516" style:family="text">
      <style:text-properties officeooo:rsid="011bd541"/>
    </style:style>
    <style:style style:name="T51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518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519" style:family="text">
      <style:text-properties officeooo:rsid="0152f194"/>
    </style:style>
    <style:style style:name="T520" style:family="text">
      <style:text-properties officeooo:rsid="016860b9"/>
    </style:style>
    <style:style style:name="T521" style:family="text">
      <style:text-properties officeooo:rsid="01758a0f"/>
    </style:style>
    <style:style style:name="T522" style:family="text">
      <style:text-properties officeooo:rsid="01871851"/>
    </style:style>
    <style:style style:name="T523" style:family="text">
      <style:text-properties officeooo:rsid="0188ed42"/>
    </style:style>
    <style:style style:name="T524" style:family="text">
      <style:text-properties officeooo:rsid="018c0d5b"/>
    </style:style>
    <style:style style:name="T525" style:family="text">
      <style:text-properties officeooo:rsid="019479eb"/>
    </style:style>
    <style:style style:name="T526" style:family="text">
      <style:text-properties officeooo:rsid="0198a2ea"/>
    </style:style>
    <style:style style:name="T527" style:family="text">
      <style:text-properties officeooo:rsid="01c64853"/>
    </style:style>
    <style:style style:name="T528" style:family="text">
      <style:text-properties officeooo:rsid="01d80854"/>
    </style:style>
    <style:style style:name="T529" style:family="text">
      <style:text-properties officeooo:rsid="01d90cf6"/>
    </style:style>
    <style:style style:name="T530" style:family="text">
      <style:text-properties officeooo:rsid="01d9cd4e"/>
    </style:style>
    <style:style style:name="T531" style:family="text">
      <style:text-properties officeooo:rsid="01dc67de"/>
    </style:style>
    <style:style style:name="T532" style:family="text">
      <style:text-properties officeooo:rsid="01df8731"/>
    </style:style>
    <style:style style:name="T533" style:family="text">
      <style:text-properties officeooo:rsid="01e917c9"/>
    </style:style>
    <style:style style:name="T534" style:family="text">
      <style:text-properties officeooo:rsid="01e5182b"/>
    </style:style>
    <style:style style:name="T535" style:family="text">
      <style:text-properties officeooo:rsid="01e966ec"/>
    </style:style>
    <style:style style:name="T536" style:family="text">
      <style:text-properties officeooo:rsid="01eb88a9"/>
    </style:style>
    <style:style style:name="T537" style:family="text">
      <style:text-properties officeooo:rsid="01ec8e18"/>
    </style:style>
    <style:style style:name="T538" style:family="text">
      <style:text-properties officeooo:rsid="01f79ca2"/>
    </style:style>
    <style:style style:name="T539" style:family="text">
      <style:text-properties officeooo:rsid="01f9794d"/>
    </style:style>
    <style:style style:name="T540" style:family="text">
      <style:text-properties officeooo:rsid="01fb1d79"/>
    </style:style>
    <style:style style:name="T541" style:family="text">
      <style:text-properties officeooo:rsid="01fde08a"/>
    </style:style>
    <style:style style:name="T542" style:family="text">
      <style:text-properties officeooo:rsid="0200b58e"/>
    </style:style>
    <style:style style:name="T543" style:family="text">
      <style:text-properties officeooo:rsid="01c48a9e"/>
    </style:style>
    <style:style style:name="T544" style:family="text">
      <style:text-properties officeooo:rsid="020294d1"/>
    </style:style>
    <style:style style:name="T545" style:family="text">
      <style:text-properties officeooo:rsid="019e70b3"/>
    </style:style>
    <style:style style:name="T546" style:family="text">
      <style:text-properties officeooo:rsid="020131ae"/>
    </style:style>
    <style:style style:name="T547" style:family="text">
      <style:text-properties officeooo:rsid="01b08253"/>
    </style:style>
    <style:style style:name="T548" style:family="text">
      <style:text-properties officeooo:rsid="01ffec25"/>
    </style:style>
    <style:style style:name="T549" style:family="text">
      <style:text-properties officeooo:rsid="0212a48a"/>
    </style:style>
    <style:style style:name="T550" style:family="text">
      <style:text-properties officeooo:rsid="021d76dd"/>
    </style:style>
    <style:style style:name="T551" style:family="text">
      <style:text-properties officeooo:rsid="022053cd"/>
    </style:style>
    <style:style style:name="T552" style:family="text">
      <style:text-properties officeooo:rsid="01e2b86d"/>
    </style:style>
    <style:style style:name="T553" style:family="text">
      <style:text-properties officeooo:rsid="022dff2a"/>
    </style:style>
    <style:style style:name="T554" style:family="text">
      <style:text-properties officeooo:rsid="02540cb9"/>
    </style:style>
    <style:style style:name="T555" style:family="text">
      <style:text-properties officeooo:rsid="025798af"/>
    </style:style>
    <style:style style:name="T556" style:family="text">
      <style:text-properties officeooo:rsid="0259f4ad"/>
    </style:style>
    <style:style style:name="T557" style:family="text">
      <style:text-properties officeooo:rsid="025b11c7"/>
    </style:style>
    <style:style style:name="T558" style:family="text">
      <style:text-properties officeooo:rsid="02685e01"/>
    </style:style>
    <style:style style:name="T559" style:family="text">
      <style:text-properties officeooo:rsid="024d9b01"/>
    </style:style>
    <style:style style:name="T560" style:family="text">
      <style:text-properties officeooo:rsid="026b5506"/>
    </style:style>
    <style:style style:name="T561" style:family="text">
      <style:text-properties officeooo:rsid="02727518"/>
    </style:style>
    <style:style style:name="T562" style:family="text">
      <style:text-properties officeooo:rsid="02743cef"/>
    </style:style>
    <style:style style:name="T563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564" style:family="text">
      <style:text-properties officeooo:rsid="02abf8f2"/>
    </style:style>
    <style:style style:name="T565" style:family="text">
      <style:text-properties officeooo:rsid="02ac7db0"/>
    </style:style>
    <style:style style:name="T566" style:family="text">
      <style:text-properties officeooo:rsid="02b14a1d"/>
    </style:style>
    <style:style style:name="T567" style:family="text">
      <style:text-properties officeooo:rsid="02b245f2"/>
    </style:style>
    <style:style style:name="T568" style:family="text">
      <style:text-properties officeooo:rsid="02b311a2"/>
    </style:style>
    <style:style style:name="T569" style:family="text">
      <style:text-properties officeooo:rsid="02b52a56"/>
    </style:style>
    <style:style style:name="T570" style:family="text">
      <style:text-properties officeooo:rsid="004826c4"/>
    </style:style>
    <style:style style:name="T571" style:family="text">
      <style:text-properties officeooo:rsid="02b807dc"/>
    </style:style>
    <style:style style:name="T572" style:family="text">
      <style:text-properties officeooo:rsid="02b90e3d"/>
    </style:style>
    <style:style style:name="T573" style:family="text">
      <style:text-properties officeooo:rsid="02bb86dc"/>
    </style:style>
    <style:style style:name="T574" style:family="text">
      <style:text-properties officeooo:rsid="0063f3c5"/>
    </style:style>
    <style:style style:name="T575" style:family="text">
      <style:text-properties officeooo:rsid="00c0d7c6"/>
    </style:style>
    <style:style style:name="T576" style:family="text">
      <style:text-properties officeooo:rsid="02bfe1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46">А</text:span>нглийско<text:span text:style-name="T446">е</text:span> предложени<text:span text:style-name="T446">е</text:span></text:p>
      <text:p text:style-name="P1"/>
      <text:p text:style-name="P229"><text:span text:style-name="T442">Слова </text:span><text:span text:style-name="T443">в предложении </text:span><text:span text:style-name="T442">делятся на </text:span><text:span text:style-name="T513">две</text:span><text:span text:style-name="T442"> смысловые группы:</text:span></text:p>
      <text:list xml:id="list2640458355" text:style-name="L1">
        <text:list-item>
          <text:p text:style-name="P580">главные члены предложения — <text:span text:style-name="T489">это </text:span>подлежащее и сказуемое;</text:p>
        </text:list-item>
        <text:list-item>
          <text:p text:style-name="P580">второстепенные члены предложения — определение, дополнение и обстоятельтсво.</text:p>
        </text:list-item>
      </text:list>
      <text:p text:style-name="P92"/>
      <text:p text:style-name="P439">Подлежащее — эт<text:span text:style-name="T521">о</text:span> автор действия (существительное в именительном падеже).</text:p>
      <text:p text:style-name="P439">Сказуемое — это действие совершенное автором (т. е. глагол).</text:p>
      <text:p text:style-name="P90"/>
      <text:p text:style-name="P91">Дополнение — это то, на что направлено действие. Оно выражено существительным, </text:p>
      <text:p text:style-name="P91">перед которым может стоять предлог или глаголом, перед которым может стоять частица <text:span text:style-name="T236">to</text:span><text:span text:style-name="T333">. <text:s/></text:span>Обычно оно стоит в конце предложения, но иногда может быть в начале.</text:p>
      <text:p text:style-name="P90"/>
      <text:p text:style-name="P93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90"/>
      <text:p text:style-name="P225"><text:span text:style-name="T445">В английском </text:span><text:span text:style-name="T446">языке</text:span><text:span text:style-name="T445"> не бывает предложений без подлежащего и сказуемого.</text:span></text:p>
      <text:p text:style-name="P441">Исключение составляют разговорные фразы: <text:span text:style-name="T236">nice to meet you</text:span><text:span text:style-name="T261">, come here, have fun </text:span><text:span text:style-name="T437">и пр</text:span><text:span text:style-name="T422">.</text:span></text:p>
      <text:p text:style-name="P2"/>
      <text:p text:style-name="P94"><text:span text:style-name="T499">Порядок слов в у</text:span>тведрдительны<text:span text:style-name="T499">х</text:span> и отрицательны<text:span text:style-name="T499">х</text:span> предложения<text:span text:style-name="T499">х</text:span>:</text:p>
      <text:list xml:id="list2637685117" text:style-name="L3">
        <text:list-item>
          <text:p text:style-name="P583"><text:span text:style-name="T14">подлежащее</text:span><text:span text:style-name="T1">;</text:span></text:p>
        </text:list-item>
        <text:list-item>
          <text:p text:style-name="P583"><text:span text:style-name="T18">сказуемое</text:span><text:span text:style-name="T2">;</text:span></text:p>
        </text:list-item>
        <text:list-item>
          <text:p text:style-name="P584"><text:span text:style-name="T9">дополнение</text:span>;</text:p>
        </text:list-item>
        <text:list-item>
          <text:p text:style-name="P584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05"><text:span text:style-name="T499">Порядок слов в в</text:span>опросительны<text:span text:style-name="T499">х</text:span> предложения<text:span text:style-name="T499">х</text:span>:</text:p>
      <text:list xml:id="list3991383481" text:style-name="L4">
        <text:list-item>
          <text:p text:style-name="P616"><text:span text:style-name="T25">вопросительное слово</text:span>;</text:p>
        </text:list-item>
        <text:list-item>
          <text:p text:style-name="P616"><text:span text:style-name="T3">вспомогательный глагол</text:span><text:span text:style-name="T17"> </text:span><text:span text:style-name="T29">(часть сказуемого)</text:span><text:span text:style-name="T28">;</text:span></text:p>
        </text:list-item>
        <text:list-item>
          <text:p text:style-name="P616"><text:span text:style-name="T13">подлежащее</text:span>;</text:p>
        </text:list-item>
        <text:list-item>
          <text:p text:style-name="P616"><text:span text:style-name="T17">смысловой глагол</text:span><text:span text:style-name="T3"> </text:span><text:span text:style-name="T29">(часть сказуемого)</text:span><text:span text:style-name="T28">;</text:span></text:p>
        </text:list-item>
        <text:list-item>
          <text:p text:style-name="P616"><text:span text:style-name="T9">дополнение</text:span>;</text:p>
        </text:list-item>
        <text:list-item>
          <text:p text:style-name="P616"><text:span text:style-name="T11">обстоятельство</text:span>.</text:p>
        </text:list-item>
      </text:list>
      <text:p text:style-name="P224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311">—</text:span> Что ты здесь делаешь?</text:p>
      <text:p text:style-name="P226"><text:span text:style-name="T4">Do</text:span><text:span text:style-name="T236"> </text:span><text:span text:style-name="T15">you</text:span><text:span text:style-name="T236"> </text:span><text:span text:style-name="T20">want</text:span><text:span text:style-name="T10"> to live </text:span><text:span text:style-name="T12">in Spain</text:span><text:span text:style-name="T236">? — Ты хочешь жить в Испании?</text:span></text:p>
      <text:p text:style-name="P686"/>
      <text:p text:style-name="P686">Местоимение <text:span text:style-name="T236">I</text:span> всегда пишется с большой буквы.</text:p>
      <text:p text:style-name="P687">В английском языке всего 2 падежа: именительный и объектный. <text:s/></text:p>
      <text:p text:style-name="P687"/>
      <text:p text:style-name="P688"><text:span text:style-name="T232">В предложениях, которые используют глаголы: </text:span><text:span text:style-name="T309">like, have, enjoy, need</text:span><text:span text:style-name="T231">, </text:span><text:span text:style-name="T232">подлежащие </text:span></text:p>
      <text:p text:style-name="P688"><text:span text:style-name="T232">не переводятся на русский в именительном падеже</text:span><text:span text:style-name="T233">:</text:span></text:p>
      <text:p text:style-name="P689"/>
      <text:p text:style-name="P690">I like my job — Мне нравится моя работа (а не «Я нравится моя работа»).</text:p>
      <text:p text:style-name="P54"/>
      <text:p text:style-name="P664"/>
      <text:p text:style-name="P703">Глагол и все, что с ним связано</text:p>
      <text:p text:style-name="P664"/>
      <text:p text:style-name="P615"><text:span text:style-name="T574">С</text:span><text:span text:style-name="T312">казуемое </text:span><text:span text:style-name="T574">п</text:span><text:span text:style-name="T312">очти всегда делится на </text:span><text:span text:style-name="T513">две</text:span><text:span text:style-name="T312"> части: </text:span><text:span text:style-name="T489">на </text:span><text:span text:style-name="T312">вспомогательный </text:span><text:span text:style-name="T575">глагол </text:span><text:span text:style-name="T312">и смысловой.</text:span></text:p>
      <text:p text:style-name="P615"><text:span text:style-name="T312">Вспомогательный глагол не переводится. Он </text:span><text:span text:style-name="T313">сообщает</text:span><text:span text:style-name="T312"> о том, в каком времени нужно переводить смысловой. Смысловой глогол передает суть действия.</text:span></text:p>
      <text:p text:style-name="P615"/>
      <text:p text:style-name="P582">Смысловой глагол имеет несколько форм:</text:p>
      <text:list xml:id="list434366777" text:style-name="L2">
        <text:list-item>
          <text:p text:style-name="P581">начальная форма (инфинитив) — форма глагола, как в словаре (с частицей <text:span text:style-name="T236">to</text:span>);</text:p>
        </text:list-item>
        <text:list-item>
          <text:p text:style-name="P581">с окончанием <text:span text:style-name="T236">-s (-es)</text:span> — в утверждениях <text:span text:style-name="T422">Present Simple</text:span> после <text:span text:style-name="T236">he/she/it</text:span>;</text:p>
        </text:list-item>
        <text:list-item>
          <text:p text:style-name="P581">с окончанием <text:span text:style-name="T236">-ing</text:span> (причастие) — в основном для образования <text:span text:style-name="T422">Present Continuous</text:span>;</text:p>
        </text:list-item>
        <text:list-item>
          <text:p text:style-name="P581">2я форма <text:span text:style-name="T505">(с окончанием </text:span><text:span text:style-name="T240">-ed</text:span><text:span text:style-name="T505">)</text:span> — для образования <text:span text:style-name="T422">Past Simple</text:span>;</text:p>
        </text:list-item>
        <text:list-item>
          <text:p text:style-name="P596">3я форма (прошедшее причастие) — для времен группы Perfect и пассивного залога.</text:p>
        </text:list-item>
      </text:list>
      <text:p text:style-name="P54"/>
      <text:p text:style-name="P698"><text:span text:style-name="T440">Глаголы </text:span><text:span text:style-name="T310">be</text:span><text:span text:style-name="T440">, </text:span><text:span text:style-name="T310">do</text:span><text:span text:style-name="T440">, </text:span><text:span text:style-name="T310">have</text:span><text:span text:style-name="T440"> почти всегда используются как вспомогательные.</text:span></text:p>
      <text:p text:style-name="P54"/>
      <text:p text:style-name="P9"><text:span text:style-name="T507">Настоящее.</text:span> Present</text:p>
      <text:p text:style-name="P215"/>
      <text:p text:style-name="P215">Present Simple (я делаю это сейчас):</text:p>
      <text:p text:style-name="P56">I live in Spain — Я живу в испании (факт).</text:p>
      <text:p text:style-name="P216"/>
      <text:p text:style-name="P215">Present Continuous (я делаю это прямо сейчас):</text:p>
      <text:p text:style-name="P34">I am reading a book — Я читаю книгу (именно сейчас).</text:p>
      <text:p text:style-name="P217"/>
      <text:p text:style-name="P215">Present Perfect (я сделал это ранее, но именно сейчас это важно):</text:p>
      <text:p text:style-name="P55">I have lost the keys — Я потерял ключи (результат).</text:p>
      <text:p text:style-name="P55"/>
      <text:p text:style-name="P215">Present Perfect <text:span text:style-name="T506">Continuous (я делаю это уже какое-то время):</text:span></text:p>
      <text:p text:style-name="P227"><text:span text:style-name="T237">I have been reading for 2 hours — </text:span><text:span text:style-name="T278">Я читаю уже 2 часа</text:span></text:p>
      <text:p text:style-name="P71"/>
      <text:p text:style-name="P14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61"/>
      <text:p text:style-name="P10">Present Simple</text:p>
      <text:p text:style-name="P218"/>
      <text:p text:style-name="P96">Используется чтобы:</text:p>
      <text:list xml:id="list1607385290" text:style-name="L5">
        <text:list-item>
          <text:p text:style-name="P617">сообщить факты настоящего, описать текущую реальность;</text:p>
        </text:list-item>
        <text:list-item>
          <text:p text:style-name="P617">говорить о событиях, которые происходят с какой-то регулярностью.</text:p>
        </text:list-item>
      </text:list>
      <text:p text:style-name="P20"/>
      <text:p text:style-name="P95">В утверждениях глагол используется в 2х вариантах:</text:p>
      <text:list xml:id="list241006518" text:style-name="L6">
        <text:list-item>
          <text:p text:style-name="P619">без изменений, если подлежащее в первом лице или множеств<text:span text:style-name="T489">ен.</text:span> числе <text:span text:style-name="T236">(</text:span><text:span text:style-name="T241">I</text:span><text:span text:style-name="T236">, </text:span><text:span text:style-name="T241">you</text:span><text:span text:style-name="T236">, </text:span><text:span text:style-name="T241">we,</text:span><text:span text:style-name="T236"> </text:span><text:span text:style-name="T241">they</text:span><text:span text:style-name="T236">)</text:span>;</text:p>
        </text:list-item>
        <text:list-item>
          <text:p text:style-name="P619"><text:span text:style-name="T314">с окончанием </text:span><text:span text:style-name="T242">-s </text:span><text:span text:style-name="T243">(-es)</text:span><text:span text:style-name="T314">, если подлежащ</text:span><text:span text:style-name="T452">ее</text:span><text:span text:style-name="T314"> в третьем лице, единств</text:span><text:span text:style-name="T453">ен</text:span><text:span text:style-name="T489">ном</text:span><text:span text:style-name="T314"> числе </text:span><text:span text:style-name="T242">(</text:span><text:span text:style-name="T241">he</text:span><text:span text:style-name="T242">, </text:span><text:span text:style-name="T241">she</text:span><text:span text:style-name="T242">, </text:span><text:span text:style-name="T241">it</text:span><text:span text:style-name="T242">)</text:span></text:p>
        </text:list-item>
      </text:list>
      <text:p text:style-name="P455"><text:span text:style-name="T517"/></text:p>
      <text:p text:style-name="P455"><text:span text:style-name="T517">I </text:span><text:span text:style-name="T23">live</text:span><text:span text:style-name="T517"> in New York — Я живу в Нью Йорке.</text:span></text:p>
      <text:p text:style-name="P457"><text:span text:style-name="T517">Peter </text:span><text:span text:style-name="T23">work</text:span><text:span text:style-name="T24">s</text:span><text:span text:style-name="T517"> in New York — Питер работает в Нью Йорке;</text:span></text:p>
      <text:p text:style-name="P659"/>
      <text:p text:style-name="P685"><text:span text:style-name="T518">Г</text:span><text:span text:style-name="T431">лагол</text:span><text:span text:style-name="T502"> </text:span><text:span text:style-name="T244">have</text:span><text:span text:style-name="T502"> не пишется с онончанием </text:span><text:span text:style-name="T244">-s</text:span><text:span text:style-name="T502">, а </text:span><text:span text:style-name="T503">преобразуется</text:span><text:span text:style-name="T502"> в </text:span><text:span text:style-name="T244">has</text:span><text:span text:style-name="T502">. </text:span><text:span text:style-name="T572">Также</text:span><text:span text:style-name="T568"> </text:span><text:span text:style-name="T262">have</text:span><text:span text:style-name="T568"> становится </text:span><text:span text:style-name="T262">has</text:span></text:p>
      <text:p text:style-name="P641"><text:span text:style-name="T568">когда выступает в роли вспомогательного глагола </text:span><text:span text:style-name="T569">(</text:span><text:span text:style-name="T573">времена группы </text:span><text:span text:style-name="T569">Perfect)</text:span><text:span text:style-name="T568">.</text:span></text:p>
      <text:p text:style-name="P659"/>
      <text:p text:style-name="P97">Окончание <text:span text:style-name="T236">-es</text:span> ставится, если глагол заканчивается: на гласную букву, </text:p>
      <text:p text:style-name="P660">на шипящий звук <text:span text:style-name="T236">(sh, ch)</text:span> <text:span text:style-name="T444">или</text:span> на букву <text:span text:style-name="T236">s/x</text:span>:</text:p>
      <text:list xml:id="list277924641" text:style-name="L7">
        <text:list-item>
          <text:p text:style-name="P621"><text:soft-page-break/><text:span text:style-name="T316">go — </text:span>goes;</text:p>
        </text:list-item>
        <text:list-item>
          <text:p text:style-name="P621"><text:span text:style-name="T316">teach — </text:span>teaches;</text:p>
        </text:list-item>
        <text:list-item>
          <text:p text:style-name="P620"><text:span text:style-name="T316">mix — </text:span><text:span text:style-name="T315">mixes.</text:span></text:p>
        </text:list-item>
      </text:list>
      <text:p text:style-name="P218"/>
      <text:p text:style-name="P99">Если глагол заканчивается на букву y, перед которой согласная, то вместо y </text:p>
      <text:p text:style-name="P98">пишется <text:span text:style-name="T236">i</text:span> <text:span text:style-name="T317">(помимо добавления </text:span><text:span text:style-name="T245">-es</text:span><text:span text:style-name="T317">)</text:span>:</text:p>
      <text:list xml:id="list2092819934" text:style-name="L8">
        <text:list-item>
          <text:p text:style-name="P622">fly — flies; </text:p>
        </text:list-item>
        <text:list-item>
          <text:p text:style-name="P622">cry — cries.</text:p>
        </text:list-item>
      </text:list>
      <text:p text:style-name="P218"/>
      <text:p text:style-name="P233"><text:span text:style-name="T423">П</text:span><text:span text:style-name="T424">еред сказуемым часто </text:span><text:span text:style-name="T426">стоят</text:span><text:span text:style-name="T424"> маячки времени </text:span><text:span text:style-name="T430">(</text:span><text:span text:style-name="T424">наречия частности</text:span><text:span text:style-name="T430">)</text:span><text:span text:style-name="T425">:</text:span></text:p>
      <text:list xml:id="list3016266283" text:style-name="L9">
        <text:list-item>
          <text:p text:style-name="P618">always - <text:span text:style-name="T314">всегда</text:span>;</text:p>
        </text:list-item>
        <text:list-item>
          <text:p text:style-name="P618">usually - <text:span text:style-name="T314">обычно</text:span>;</text:p>
        </text:list-item>
        <text:list-item>
          <text:p text:style-name="P618">often - <text:span text:style-name="T314">часто</text:span>;</text:p>
        </text:list-item>
        <text:list-item>
          <text:p text:style-name="P618">sometimes - <text:span text:style-name="T314">иногда</text:span>;</text:p>
        </text:list-item>
        <text:list-item>
          <text:p text:style-name="P618">never — <text:span text:style-name="T314">никогда</text:span>.</text:p>
        </text:list-item>
      </text:list>
      <text:p text:style-name="P21"/>
      <text:p text:style-name="P219"><text:span text:style-name="T236">I </text:span><text:span text:style-name="T308">always</text:span><text:span text:style-name="T236"> wash my hands before eating — Я всегда мою руки перед едой.</text:span></text:p>
      <text:p text:style-name="P218"/>
      <text:p text:style-name="P3">Отрицания в Present Simple</text:p>
      <text:p text:style-name="P3"/>
      <text:p text:style-name="P230"><text:span text:style-name="T322">Использу</text:span><text:span text:style-name="T323">ю</text:span><text:span text:style-name="T322">тся чтобы сказать о том, что что-либо:</text:span></text:p>
      <text:list xml:id="list165524385" text:style-name="L10">
        <text:list-item>
          <text:p text:style-name="P623">не является фактом настоящего <text:span text:style-name="T453">или истиной</text:span>;</text:p>
        </text:list-item>
        <text:list-item>
          <text:p text:style-name="P623">не происходит с какой-то регулярностью.</text:p>
        </text:list-item>
      </text:list>
      <text:p text:style-name="P223"/>
      <text:p text:style-name="P222">За отрицание отвечает частица <text:span text:style-name="T236">not</text:span>, которая идет в паре со вспомогательным глаголом <text:span text:style-name="T236">do</text:span>.</text:p>
      <text:p text:style-name="P222">Если подлежащее <text:span text:style-name="T236">he/she/it</text:span>, то испольузется <text:span text:style-name="T236">does</text:span>. <text:span text:style-name="T441">Смысловой глагол без изменений.</text:span></text:p>
      <text:p text:style-name="P221"/>
      <text:p text:style-name="P57">People <text:span text:style-name="T3">do </text:span><text:span text:style-name="T30">not</text:span> <text:span text:style-name="T17">live</text:span> in space — Люди не живут в космосе.</text:p>
      <text:p text:style-name="P57">Water <text:span text:style-name="T3">does </text:span><text:span text:style-name="T30">not</text:span> <text:span text:style-name="T17">boil</text:span> at 50 degrees Celsius — Вода не кипит при 50 грудусах.</text:p>
      <text:p text:style-name="P57"/>
      <text:p text:style-name="P675"><text:span text:style-name="T320">Практически всегда </text:span><text:span text:style-name="T280">do/</text:span><text:span text:style-name="T281">does</text:span><text:span text:style-name="T280"> not</text:span><text:span text:style-name="T320"> использу</text:span><text:span text:style-name="T321">е</text:span><text:span text:style-name="T320">тся в сокращении: </text:span></text:p>
      <text:p text:style-name="P58">We don`t drink whisky — Мы не пьем виски. <text:span text:style-name="T570">He doesn`t drink tea — Он не пьет чай.</text:span></text:p>
      <text:p text:style-name="P158"/>
      <text:p text:style-name="P158">Вопросы в Present Simple</text:p>
      <text:p text:style-name="P58"/>
      <text:p text:style-name="P117">Используюся чтобы:</text:p>
      <text:list xml:id="list496499772" text:style-name="L11">
        <text:list-item>
          <text:p text:style-name="P624">узнать о фактах настоящего;</text:p>
        </text:list-item>
        <text:list-item>
          <text:p text:style-name="P624">о событиях, которые происходят с какой-то регулярностью.</text:p>
        </text:list-item>
      </text:list>
      <text:p text:style-name="P116"/>
      <text:p text:style-name="P116">Вопрос задается с помощью вспомогательного глагола <text:span text:style-name="T236">do/</text:span><text:span text:style-name="T246">does</text:span>, который ставится перед подлежащим. Смысловой глагол без изменений (в начальной форме).</text:p>
      <text:p text:style-name="P228"><text:span text:style-name="T7"/></text:p>
      <text:p text:style-name="P228"><text:span text:style-name="T7">Do</text:span><text:span text:style-name="T319"> you </text:span><text:span text:style-name="T22">like</text:span><text:span text:style-name="T319"> action movies? </text:span><text:span text:style-name="T264">— </text:span><text:span text:style-name="T319">Тебе нравятся экшен фильмы? </text:span></text:p>
      <text:p text:style-name="P59">What books <text:span text:style-name="T3">do</text:span> you <text:span text:style-name="T17">read</text:span>? <text:span text:style-name="T318">—</text:span> Какие книги тебе нравятся?</text:p>
      <text:p text:style-name="P6"/>
      <text:p text:style-name="P6">Глаголы <text:span text:style-name="T255">d</text:span><text:span text:style-name="T236">o</text:span> и <text:span text:style-name="T255">b</text:span><text:span text:style-name="T236">e</text:span> <text:span text:style-name="T488">в Present Simple</text:span></text:p>
      <text:p text:style-name="P4"/>
      <text:p text:style-name="P239"><text:span text:style-name="T329">Глагол</text:span><text:span text:style-name="T324"> d</text:span><text:span text:style-name="T325">o </text:span><text:span text:style-name="T326">означает</text:span><text:span text:style-name="T325"> «делать». В предложении </text:span><text:span text:style-name="T329">он</text:span><text:span text:style-name="T325"> может может встречаться несколько раз, </text:span></text:p>
      <text:p text:style-name="P239"><text:span text:style-name="T325">в качестве вспомогательного и смыслового: </text:span><text:span text:style-name="T265">What </text:span><text:span text:style-name="T5">do</text:span><text:span text:style-name="T265"> you </text:span><text:span text:style-name="T21">do</text:span><text:span text:style-name="T265">? </text:span><text:span text:style-name="T266">— </text:span><text:span text:style-name="T265">Что ты делаешь? </text:span></text:p>
      <text:p text:style-name="P68"/>
      <text:p text:style-name="P471"><text:soft-page-break/><text:span text:style-name="T282">To </text:span><text:span text:style-name="T283">be</text:span><text:span text:style-name="T324"> — </text:span><text:span text:style-name="T328">это начальная форма глагола</text:span><text:span text:style-name="T324"> «быть», </text:span><text:span text:style-name="T356">кот</text:span><text:span text:style-name="T357">орая</text:span><text:span text:style-name="T324"> меняется в</text:span></text:p>
      <text:p text:style-name="P234"><text:span text:style-name="T324">завис</text:span><text:span text:style-name="T329">имости</text:span><text:span text:style-name="T324"> от подлежащего, </text:span><text:span text:style-name="T357">на</text:span><text:span text:style-name="T324">: </text:span></text:p>
      <text:list xml:id="list2426259206" text:style-name="L12">
        <text:list-item>
          <text:p text:style-name="P665"><text:span text:style-name="T324">a</text:span><text:span text:style-name="T319">m — если подлежащее в первом лице (</text:span><text:span text:style-name="T263">I</text:span><text:span text:style-name="T319">);</text:span></text:p>
        </text:list-item>
        <text:list-item>
          <text:p text:style-name="P626">is — если подлежащее в третьем лице, единственном числе (<text:span text:style-name="T236">he/she/it</text:span>);</text:p>
        </text:list-item>
        <text:list-item>
          <text:p text:style-name="P626">are — если подлежащее во множественном числе (<text:span text:style-name="T236">you/we/they</text:span>).</text:p>
        </text:list-item>
      </text:list>
      <text:p text:style-name="P121"/>
      <text:p text:style-name="P242"><text:span text:style-name="T326">Э</text:span><text:span text:style-name="T330">ти формы </text:span><text:span text:style-name="T334">глагола</text:span><text:span text:style-name="T330"> </text:span><text:span text:style-name="T284">be</text:span><text:span text:style-name="T355"> </text:span><text:span text:style-name="T330">заменяют собой сказуемое в тех </text:span><text:span text:style-name="T331">ситуациях</text:span><text:span text:style-name="T330">, </text:span><text:span text:style-name="T331">когда</text:span><text:span text:style-name="T330"> оно отсутсвует</text:span></text:p>
      <text:p text:style-name="P453"><text:span text:style-name="T335">и помогают привязать предложение ко времени </text:span><text:span text:style-name="T330">(т. к. </text:span><text:span text:style-name="T329">для английского языка </text:span></text:p>
      <text:p text:style-name="P453"><text:span text:style-name="T329">не характерно, когда в предложении нет </text:span><text:span text:style-name="T330">сказуемого).</text:span></text:p>
      <text:p text:style-name="P120"/>
      <text:p text:style-name="P240"><text:span text:style-name="T42">I </text:span><text:span text:style-name="T6">am</text:span><text:span text:style-name="T267"> a doctor — Я (</text:span><text:span text:style-name="T268">есть</text:span><text:span text:style-name="T267">) доктор.</text:span></text:p>
      <text:p text:style-name="P19"><text:span text:style-name="T31">We</text:span><text:span text:style-name="T456"> </text:span><text:span text:style-name="T8">are</text:span><text:span text:style-name="T456"> happy </text:span><text:span text:style-name="T459">— </text:span><text:span text:style-name="T456">Мы (есть) счастливы.</text:span></text:p>
      <text:p text:style-name="P122"/>
      <text:p text:style-name="P132"><text:span text:style-name="T486">Г</text:span>лагол <text:span text:style-name="T247">be</text:span><text:span text:style-name="T486"> </text:span>появляется, когда говорят:</text:p>
      <text:list xml:id="list2146331831" text:style-name="L13">
        <text:list-item>
          <text:p text:style-name="P627">кто человек по профессии <text:span text:style-name="T490">(</text:span><text:span text:style-name="T238">I am a football player</text:span><text:span text:style-name="T239">)</text:span>;</text:p>
        </text:list-item>
        <text:list-item>
          <text:p text:style-name="P627">в каком состоянии человек или объект <text:span text:style-name="T490">(</text:span><text:span text:style-name="T238">This dress is blue</text:span><text:span text:style-name="T239">)</text:span>;</text:p>
        </text:list-item>
        <text:list-item>
          <text:p text:style-name="P627">где находится человек или объект <text:span text:style-name="T490">(</text:span><text:span text:style-name="T238">Molly is in her office now</text:span><text:span text:style-name="T239">)</text:span>;</text:p>
        </text:list-item>
      </text:list>
      <text:p text:style-name="P119"/>
      <text:p text:style-name="P241"><text:span text:style-name="T335">Глагол</text:span><text:span text:style-name="T327"> </text:span><text:span text:style-name="T269">be</text:span><text:span text:style-name="T327"> может использоваться в связке с прилагательным. </text:span><text:span text:style-name="T332">При переводе таких связок можно подобрать отдельный глагол, которого нет в английском.</text:span></text:p>
      <text:p text:style-name="P118"/>
      <text:p text:style-name="P446"><text:span text:style-name="T269">I </text:span><text:span text:style-name="T287">am interested</text:span><text:span text:style-name="T269"> in art — Я</text:span><text:span text:style-name="T270"> </text:span><text:span text:style-name="T288">интересуюсь</text:span><text:span text:style-name="T279"> </text:span><text:span text:style-name="T270">искусством </text:span><text:span text:style-name="T279">(есть заинтересованный)</text:span><text:span text:style-name="T270">.</text:span></text:p>
      <text:p text:style-name="P244"><text:span text:style-name="T270">My hands </text:span><text:span text:style-name="T288">are cold</text:span><text:span text:style-name="T270"> — Мои руки</text:span><text:span text:style-name="T271"> </text:span><text:span text:style-name="T288">замерзли </text:span><text:span text:style-name="T279">(есть замерзшие)</text:span><text:span text:style-name="T271">.</text:span></text:p>
      <text:p text:style-name="P60"/>
      <text:p text:style-name="P123">В вопросительных предложениях глагол <text:span text:style-name="T236">be</text:span> меняется местами с подлежащим, </text:p>
      <text:p text:style-name="P123">а в отрицательных, используется с частицей <text:span text:style-name="T236">not</text:span>:</text:p>
      <text:p text:style-name="P123"/>
      <text:p text:style-name="P17"><text:span text:style-name="T457">I </text:span><text:span text:style-name="T456">am not a student — Я не студент.</text:span></text:p>
      <text:p text:style-name="P62">We are not English speakers — Они не англоговорящие люди.</text:p>
      <text:p text:style-name="P17"><text:span text:style-name="T457">I</text:span><text:span text:style-name="T456">s it dark? — Сейчас темно?</text:span></text:p>
      <text:p text:style-name="P62">Are they hungry? — Они голодны?</text:p>
      <text:p text:style-name="P62"/>
      <text:p text:style-name="P124">Если перед <text:span text:style-name="T248">am/is/are</text:span> нет вопросительного слова, то это общий вопрос. </text:p>
      <text:p text:style-name="P124">В корешке ответа вместо <text:span text:style-name="T236">do/does</text:span> используется <text:span text:style-name="T236">am/is/are</text:span>:</text:p>
      <text:p text:style-name="P124"/>
      <text:p text:style-name="P18"><text:span text:style-name="T456">Am I in danger? Yes, you are. </text:span><text:span text:style-name="T458">—</text:span><text:span text:style-name="T456"> Я в опасности? Да.</text:span></text:p>
      <text:p text:style-name="P18"><text:span text:style-name="T456">Is John married? - No, he isn`t. </text:span><text:span text:style-name="T458">— </text:span><text:span text:style-name="T456">Джон женат? </text:span><text:span text:style-name="T458">— </text:span><text:span text:style-name="T456">Нет.</text:span></text:p>
      <text:p text:style-name="P61"/>
      <text:p text:style-name="P61"><text:span text:style-name="T422">Специальный вопрос начинается с вопросительного слова </text:span><text:span text:style-name="T427">или связки</text:span><text:span text:style-name="T422">:</text:span> </text:p>
      <text:p text:style-name="P61">Where is Jill?<text:span text:style-name="T487"> </text:span>She is at school. <text:span text:style-name="T487">— </text:span>Где Джил? Она в школе.</text:p>
      <text:p text:style-name="P61"/>
      <text:p text:style-name="P246"><text:span text:style-name="T337">Очень часто </text:span><text:span text:style-name="T273">am/is/are</text:span><text:span text:style-name="T337"> сокращаются: </text:span><text:span text:style-name="T273">I am → I`m, he is → he`s, <text:s/></text:span></text:p>
      <text:p text:style-name="P246"><text:span text:style-name="T273">you are → you`re, John is → John`s, </text:span><text:span text:style-name="T275">t</text:span><text:span text:style-name="T273">hey are → </text:span><text:span text:style-name="T275">t</text:span><text:span text:style-name="T273">hey`re</text:span><text:span text:style-name="T274">. </text:span></text:p>
      <text:p text:style-name="P440"><text:span text:style-name="T338">С</text:span><text:span text:style-name="T339">окращать можно как по </text:span><text:span text:style-name="T340">вспом.</text:span><text:span text:style-name="T339"> глаголу, так и по частице </text:span><text:span text:style-name="T276">not</text:span><text:span text:style-name="T339">: </text:span><text:span text:style-name="T276">he is not → he`s not</text:span><text:span text:style-name="T277"> или</text:span><text:span text:style-name="T276"> he isn`t.</text:span></text:p>
      <text:p text:style-name="P100"><text:span text:style-name="T460">П</text:span><text:span text:style-name="T456">ри этом </text:span><text:span text:style-name="T263">am</text:span><text:span text:style-name="T456"> сокращается только по </text:span><text:span text:style-name="T263">am</text:span><text:span text:style-name="T456"> → </text:span><text:span text:style-name="T263">I`m not (I amn`t не существует).</text:span></text:p>
      <text:p text:style-name="P69"/>
      <text:p text:style-name="P151">Present Continuous</text:p>
      <text:p text:style-name="P125"/>
      <text:p text:style-name="P125">Указывает на событие, происходящее именно сейчас и которое еще не закончилось.</text:p>
      <text:p text:style-name="P128">Состоит из связки вспомогательного глагола <text:span text:style-name="T236">be</text:span> и смыслового с окончанием <text:span text:style-name="T236">-ing</text:span>:</text:p>
      <text:p text:style-name="P126"/>
      <text:p text:style-name="P63"><text:soft-page-break/>She <text:span text:style-name="T447">is</text:span> driv<text:span text:style-name="T447">ing</text:span> to work. <text:span text:style-name="T487">—</text:span> Она (сейчас) едет на работу.</text:p>
      <text:p text:style-name="P64">You <text:span text:style-name="T447">are</text:span> do<text:span text:style-name="T447">ing</text:span> great! <text:span text:style-name="T487">—</text:span> У тебя отлично получается!</text:p>
      <text:p text:style-name="P125"/>
      <text:p text:style-name="P243"><text:span text:style-name="T336">Если глагол заканчивается на </text:span><text:span text:style-name="T272">-e</text:span><text:span text:style-name="T336">, то при добавлении </text:span><text:span text:style-name="T272">-ing</text:span><text:span text:style-name="T336"> она выпадает: </text:span><text:span text:style-name="T272">make → making.</text:span></text:p>
      <text:p text:style-name="P642">Если глагол заканчивается на <text:span text:style-name="T236">-ie</text:span>, то при добавлении <text:span text:style-name="T236">-ing</text:span> оно меняется на <text:span text:style-name="T236">-y</text:span>: <text:span text:style-name="T236">lie → lying. </text:span></text:p>
      <text:p text:style-name="P642"><text:span text:style-name="T236"/></text:p>
      <text:p text:style-name="P642">Если глагол из 1 слога, с одной гласной буквой, после которой солгасная, то при </text:p>
      <text:p text:style-name="P243"><text:span text:style-name="T336">добавлении </text:span><text:span text:style-name="T272">-ing</text:span><text:span text:style-name="T336"> согласная удваивается: </text:span><text:span text:style-name="T272">hit → hitting, sit → sitting.</text:span></text:p>
      <text:p text:style-name="P127"/>
      <text:p text:style-name="P245"><text:span text:style-name="T336">В </text:span><text:span text:style-name="T319">окончании </text:span><text:span text:style-name="T263">-ing</text:span><text:span text:style-name="T319"> буква </text:span><text:span text:style-name="T263">g</text:span><text:span text:style-name="T319"> не произносится. Сочетание </text:span><text:span text:style-name="T263">ng</text:span><text:span text:style-name="T319"> образет необычный звук, которого нет в русском языке — носовой </text:span><text:span text:style-name="T263">n</text:span><text:span text:style-name="T319"> (при произнесении пускается воздух через нос).</text:span></text:p>
      <text:p text:style-name="P128"/>
      <text:p text:style-name="P129"><text:span text:style-name="T494">Слова-м</text:span>аячки Present Continuous:</text:p>
      <text:list xml:id="list3920136219" text:style-name="L14">
        <text:list-item>
          <text:p text:style-name="P628">look — смотри;</text:p>
        </text:list-item>
        <text:list-item>
          <text:p text:style-name="P628">now — сейчас (обычно стоит в конце);</text:p>
        </text:list-item>
        <text:list-item>
          <text:p text:style-name="P628">at the moment — в этот момент (обычно в конце).</text:p>
        </text:list-item>
      </text:list>
      <text:p text:style-name="P127"/>
      <text:p text:style-name="P64">I am working right <text:span text:style-name="T447">now</text:span>. — Прямо сейчас я работаю.</text:p>
      <text:p text:style-name="P64"><text:span text:style-name="T447">Look</text:span> out of the window! It`s raining. — Посмотри в окно. Идет дождь.</text:p>
      <text:p text:style-name="P130"/>
      <text:p text:style-name="P150">Отрицания в Present Continuous</text:p>
      <text:p text:style-name="P150"/>
      <text:p text:style-name="P131">Используется чтобы сказать, что что-то не происходит именно сейчас.</text:p>
      <text:p text:style-name="P131">Для этого к глаголу <text:span text:style-name="T236">be</text:span> добавляется частица <text:span text:style-name="T236">not</text:span>.</text:p>
      <text:p text:style-name="P131"/>
      <text:p text:style-name="P65">I`m not listening to you. <text:span text:style-name="T491">—</text:span> Я не слушаю тебя.</text:p>
      <text:p text:style-name="P65">He isn`t cleaning the carpet. <text:span text:style-name="T491">—</text:span> Он не чистит ковер.</text:p>
      <text:p text:style-name="P65"/>
      <text:p text:style-name="P154">Вопросы в Present Continuous</text:p>
      <text:p text:style-name="P66"/>
      <text:p text:style-name="P578">Здесь использ<text:span text:style-name="T493">уются</text:span> теже правила, что при составлении вопросов в </text:p>
      <text:p text:style-name="P579">Present Simple с глаголом <text:span text:style-name="T236">be</text:span>:</text:p>
      <text:p text:style-name="P66">Am I listening? <text:span text:style-name="T491">—</text:span> Я слушаю?</text:p>
      <text:p text:style-name="P66">Are you playing? Yes, I am. <text:span text:style-name="T491">—</text:span> Ты играешь? Да.</text:p>
      <text:p text:style-name="P66">Where is he going? <text:span text:style-name="T491">—</text:span> Куда он идет?</text:p>
      <text:p text:style-name="P67">What book is she reading? <text:span text:style-name="T491">— </text:span>Какую книгу она читает? <text:span text:style-name="T492">(сейчас)</text:span></text:p>
      <text:p text:style-name="P67"/>
      <text:p text:style-name="P247"><text:span text:style-name="T362">Глаголы, которые не использ</text:span><text:span text:style-name="T368">уются</text:span><text:span text:style-name="T362"> в </text:span><text:span text:style-name="T363">Continuous</text:span></text:p>
      <text:p text:style-name="P152"/>
      <text:p text:style-name="P133">Это глаголы, обозначающие состояние, которое не меняется под дейсвтием момента.</text:p>
      <text:p text:style-name="P248"><text:span text:style-name="T341">Как правило это </text:span><text:span text:style-name="T342">описание</text:span><text:span text:style-name="T341"> чувств или мыслей. </text:span><text:span text:style-name="T342">В особых случаях эти глаголы могут иметь переносное или контекстное значение, тогда их можно встретить в форме Continuous. </text:span></text:p>
      <text:p text:style-name="P135">Но в большинстве случаев следующие глаголы используются в форме Simple:</text:p>
      <text:p text:style-name="P135"/>
      <text:p text:style-name="P136">Глаголы восприятия:</text:p>
      <text:list xml:id="list332347030" text:style-name="L15">
        <text:list-item>
          <text:p text:style-name="P629">see — видеть;</text:p>
        </text:list-item>
        <text:list-item>
          <text:p text:style-name="P629">hear — слышать;</text:p>
        </text:list-item>
        <text:list-item>
          <text:p text:style-name="P629">feel — чувствовать;</text:p>
        </text:list-item>
        <text:list-item>
          <text:p text:style-name="P629">taste — чувствовать вкус (пробовать);</text:p>
        </text:list-item>
        <text:list-item>
          <text:p text:style-name="P629">smell — чувствовать запах (нюхать).</text:p>
        </text:list-item>
      </text:list>
      <text:p text:style-name="P135"/>
      <text:p text:style-name="P136"><text:soft-page-break/>Глаголы для выражения мнения:</text:p>
      <text:list xml:id="list2433402319" text:style-name="L16">
        <text:list-item>
          <text:p text:style-name="P630">belive — верить;</text:p>
        </text:list-item>
        <text:list-item>
          <text:p text:style-name="P630">doubt — сомневаться;</text:p>
        </text:list-item>
        <text:list-item>
          <text:p text:style-name="P630">think — думать.</text:p>
        </text:list-item>
      </text:list>
      <text:p text:style-name="P634"/>
      <text:p text:style-name="P136">Глаголы, показывающие состояние мыслей:</text:p>
      <text:list xml:id="list1504027259" text:style-name="L17">
        <text:list-item>
          <text:p text:style-name="P631">forget — забывать;</text:p>
        </text:list-item>
        <text:list-item>
          <text:p text:style-name="P631">imagine — представлять;</text:p>
        </text:list-item>
        <text:list-item>
          <text:p text:style-name="P631">know — знать;</text:p>
        </text:list-item>
        <text:list-item>
          <text:p text:style-name="P631">understand — понимать.</text:p>
        </text:list-item>
      </text:list>
      <text:p text:style-name="P135"/>
      <text:p text:style-name="P137">Глаголы, указывающие на эмоции и желания:</text:p>
      <text:list xml:id="list4041551047" text:style-name="L18">
        <text:list-item>
          <text:p text:style-name="P635">love — любить;</text:p>
        </text:list-item>
        <text:list-item>
          <text:p text:style-name="P635">like — нравиться;</text:p>
        </text:list-item>
        <text:list-item>
          <text:p text:style-name="P635">hate — ненавидеть;</text:p>
        </text:list-item>
        <text:list-item>
          <text:p text:style-name="P635">hope — надеяться;</text:p>
        </text:list-item>
        <text:list-item>
          <text:p text:style-name="P635">want — хотеть;</text:p>
        </text:list-item>
        <text:list-item>
          <text:p text:style-name="P635">wish — желать.</text:p>
        </text:list-item>
      </text:list>
      <text:p text:style-name="P138"/>
      <text:p text:style-name="P137">Другие глаголы:</text:p>
      <text:list xml:id="list3197683591" text:style-name="L19">
        <text:list-item>
          <text:p text:style-name="P636">look — выглядеть;</text:p>
        </text:list-item>
        <text:list-item>
          <text:p text:style-name="P636">have — иметь.</text:p>
        </text:list-item>
      </text:list>
      <text:p text:style-name="P138"/>
      <text:p text:style-name="P72">I think Amy is a strange girl. - Я думаю, Эмми странная девушка.</text:p>
      <text:p text:style-name="P72">Do you know this man? - Вы знаете этого мужчину?</text:p>
      <text:p text:style-name="P72">You look great! - Ты выглядишь отлично!</text:p>
      <text:p text:style-name="P155"/>
      <text:p text:style-name="P155">Present Perfect</text:p>
      <text:p text:style-name="P139"/>
      <text:p text:style-name="P249"><text:span text:style-name="T349">У</text:span><text:span text:style-name="T345">казывает на дейсвтие совершенное когда-то в прошлом, но подчеркивает, что результат важен сейчас </text:span><text:span text:style-name="T346">(т. е. к какому результату в итоге это привело)</text:span><text:span text:style-name="T345">.</text:span></text:p>
      <text:p text:style-name="P140"/>
      <text:p text:style-name="P250"><text:span text:style-name="T345">С</text:span><text:span text:style-name="T348">остоит и</text:span><text:span text:style-name="T350">з </text:span><text:span text:style-name="T351">2х частей:</text:span><text:span text:style-name="T348"> вспомогат</text:span><text:span text:style-name="T351">ельного</text:span><text:span text:style-name="T348"> глагола </text:span><text:span text:style-name="T285">have</text:span><text:span text:style-name="T348"> (который привязывает действие </text:span></text:p>
      <text:p text:style-name="P250"><text:span text:style-name="T348">к настоящему) и смыслового глагола в 3й форме (</text:span><text:span text:style-name="T352">переводится как «сделанный»</text:span><text:span text:style-name="T348">).</text:span></text:p>
      <text:p text:style-name="P142"/>
      <text:p text:style-name="P249"><text:span text:style-name="T345">На русский язык Present Perfect переводится в прошлом </text:span><text:span text:style-name="T347">(иногда настоящ</text:span><text:span text:style-name="T349">и</text:span><text:span text:style-name="T347">м, </text:span><text:span text:style-name="T349">для удобства</text:span><text:span text:style-name="T347">)</text:span><text:span text:style-name="T345">, </text:span></text:p>
      <text:p text:style-name="P640">а в английском принадлежит к катергории настоящих времен.</text:p>
      <text:p text:style-name="P640"/>
      <text:p text:style-name="P22"><text:span text:style-name="T462">I </text:span><text:span text:style-name="T466">have</text:span><text:span text:style-name="T456"> already </text:span><text:span text:style-name="T466">seen</text:span><text:span text:style-name="T456"> this movie. </text:span><text:span text:style-name="T463">—</text:span><text:span text:style-name="T456"> Я уже видел этот фильм (просмотрел, т. е. опыт).</text:span></text:p>
      <text:p text:style-name="P22"><text:span text:style-name="T456">You </text:span><text:span text:style-name="T466">have</text:span><text:span text:style-name="T456"> </text:span><text:span text:style-name="T466">broken</text:span><text:span text:style-name="T456"> the vase. </text:span><text:span text:style-name="T463">— </text:span><text:span text:style-name="T456">Ты разбил вазу. (есть очевидный результат, кот. случился ранее) </text:span></text:p>
      <text:p text:style-name="P23"><text:span text:style-name="T464">It`s the fitst time I </text:span><text:span text:style-name="T467">have</text:span><text:span text:style-name="T464"> </text:span><text:span text:style-name="T467">driven</text:span><text:span text:style-name="T464"> a car — Это впервые, когда я веду машину. (в настоящем)</text:span></text:p>
      <text:p text:style-name="P638"/>
      <text:p text:style-name="P639">Как проявляется результат:</text:p>
      <text:list xml:id="list3330299723" text:style-name="L20">
        <text:list-item>
          <text:p text:style-name="P667"><text:span text:style-name="T370">это </text:span><text:span text:style-name="T369">очевидные изменения;</text:span></text:p>
        </text:list-item>
        <text:list-item>
          <text:p text:style-name="P666"><text:span text:style-name="T346">полученный </text:span><text:span text:style-name="T350">ранее</text:span><text:span text:style-name="T346"> опыт или впечатления;</text:span></text:p>
        </text:list-item>
        <text:list-item>
          <text:p text:style-name="P637">недавно произошедшие события или новая информация.</text:p>
        </text:list-item>
      </text:list>
      <text:p text:style-name="P143">Также Present Perfect используют, если что-то произошло впервые:</text:p>
      <text:p text:style-name="P141"/>
      <text:p text:style-name="P70">It`s the first time something has happend. - Этой первый раз, когда что-то произошло.</text:p>
      <text:p text:style-name="P70">(вместо first можно указать любое порядковое число: second, third)</text:p>
      <text:p text:style-name="P143"><text:soft-page-break/>Present Perferct — яркий пример того, что нельзя переводить английские </text:p>
      <text:p text:style-name="P661"><text:span text:style-name="T461">предложения слово в слово: </text:span><text:span text:style-name="T291">I have done. </text:span><text:span text:style-name="T286">—</text:span><text:span text:style-name="T291"> Я сделал (</text:span><text:span text:style-name="T305">досл. </text:span><text:span text:style-name="T291">Я имею сделанным).</text:span></text:p>
      <text:p text:style-name="P661"><text:span text:style-name="T307"/></text:p>
      <text:p text:style-name="P661"><text:span text:style-name="T485">Есть 2 варианта образования 3й формы глагола:</text:span></text:p>
      <text:list xml:id="list3672796957" text:style-name="L21">
        <text:list-item>
          <text:p text:style-name="P644">если глагол правильный, то добавляем к его начальной форме окончание <text:span text:style-name="T236">-ed</text:span>;</text:p>
        </text:list-item>
        <text:list-item>
          <text:p text:style-name="P644">если неправильный, то находим в таблице неправильных глаголов.</text:p>
        </text:list-item>
      </text:list>
      <text:p text:style-name="P163"/>
      <text:p text:style-name="P435"><text:span text:style-name="T371">Н</text:span><text:span text:style-name="T372">еправильны</text:span><text:span text:style-name="T371">й</text:span><text:span text:style-name="T372"> глагол </text:span><text:span text:style-name="T371">это </text:span><text:span text:style-name="T372">тот, который во 2й или 3й форме </text:span><text:span text:style-name="T386">записывается</text:span><text:span text:style-name="T372"> </text:span><text:span text:style-name="T386">по особенному</text:span><text:span text:style-name="T372">. </text:span></text:p>
      <text:p text:style-name="P164">Самые популярные неправильные глаголы нужно заучить (см. таблицу ниже).</text:p>
      <text:p text:style-name="P163"/>
      <text:p text:style-name="P166">Слова-маячки Present Perfect:</text:p>
      <text:list xml:id="list899446563" text:style-name="L22">
        <text:list-item>
          <text:p text:style-name="P645">just — только что;</text:p>
        </text:list-item>
        <text:list-item>
          <text:p text:style-name="P645">already — уже;</text:p>
        </text:list-item>
        <text:list-item>
          <text:p text:style-name="P645">yet — еще не;</text:p>
        </text:list-item>
      </text:list>
      <text:p text:style-name="P168"/>
      <text:p text:style-name="P436"><text:span text:style-name="T292">Just</text:span><text:span text:style-name="T373"> и </text:span><text:span text:style-name="T292">already</text:span><text:span text:style-name="T373"> используются в утверждениях. </text:span><text:span text:style-name="T292">Yet</text:span><text:span text:style-name="T373"> — в вопросах и отрицаниях</text:span><text:span text:style-name="T374">. </text:span></text:p>
      <text:p text:style-name="P683"><text:span text:style-name="T374">(</text:span><text:span text:style-name="T306">already</text:span><text:span text:style-name="T421"> также </text:span><text:span text:style-name="T420">иногда можно встретить</text:span><text:span text:style-name="T421"> в вопросах).</text:span></text:p>
      <text:p text:style-name="P170"/>
      <text:p text:style-name="P169">Место <text:span text:style-name="T236">just</text:span>, <text:span text:style-name="T236">already</text:span> в предложении — между <text:span text:style-name="T236">have</text:span> и 3й формой глагола. </text:p>
      <text:p text:style-name="P169">Слово <text:span text:style-name="T236">yet</text:span> стоит <text:span text:style-name="T571">всегда </text:span>в конце предложения.</text:p>
      <text:p text:style-name="P167"/>
      <text:p text:style-name="P73">I have <text:span text:style-name="T447">just</text:span> eaten a sandwich. <text:span text:style-name="T495">—</text:span> Я только что съел бутерброд.</text:p>
      <text:p text:style-name="P73">We have n<text:span text:style-name="T498">o</text:span>t finished <text:span text:style-name="T447">yet</text:span>. <text:span text:style-name="T495">—</text:span> Мы еще не закончили.</text:p>
      <text:p text:style-name="P165"/>
      <text:p text:style-name="P171">Другие указатели времени:</text:p>
      <text:list xml:id="list1722519190" text:style-name="L23">
        <text:list-item>
          <text:p text:style-name="P646">ever — когда либо;</text:p>
        </text:list-item>
        <text:list-item>
          <text:p text:style-name="P646">never — никогда;</text:p>
        </text:list-item>
        <text:list-item>
          <text:p text:style-name="P646">recently — в последнее время;</text:p>
        </text:list-item>
        <text:list-item>
          <text:p text:style-name="P646">these days — в последние дни;</text:p>
        </text:list-item>
        <text:list-item>
          <text:p text:style-name="P646">словосочетание с this (this mornig, this week).</text:p>
        </text:list-item>
      </text:list>
      <text:p text:style-name="P170"/>
      <text:p text:style-name="P170">Место <text:span text:style-name="T236">ever</text:span>, <text:span text:style-name="T236">never</text:span> — перед 3й формой глагола, <text:span text:style-name="T497">а</text:span> <text:span text:style-name="T236">recently</text:span>, <text:span text:style-name="T236">these days</text:span> и </text:p>
      <text:p text:style-name="P170">словосочетания с <text:span text:style-name="T236">this</text:span> — в конце предложения.</text:p>
      <text:p text:style-name="P170"/>
      <text:p text:style-name="P74">I <text:span text:style-name="T498">ha</text:span>ve <text:span text:style-name="T447">never</text:span> been to New York. <text:span text:style-name="T496">— </text:span>Я никогда не был в Нью Йорке.</text:p>
      <text:p text:style-name="P74">I <text:span text:style-name="T498">ha</text:span>ve worked a lot <text:span text:style-name="T447">these days</text:span>. <text:span text:style-name="T496">—</text:span> Я много работал в эти дни.</text:p>
      <text:p text:style-name="P172"/>
      <text:p text:style-name="P657">Отрицания в Present Perfect</text:p>
      <text:p text:style-name="P173"/>
      <text:p text:style-name="P174">Используются, когда хотят сказать:</text:p>
      <text:list xml:id="list3596595647" text:style-name="L24">
        <text:list-item>
          <text:p text:style-name="P647">об отсутствии ожидаемого результата;</text:p>
        </text:list-item>
        <text:list-item>
          <text:p text:style-name="P647">о том, чего автор никогда не делал или не испытывал.</text:p>
        </text:list-item>
      </text:list>
      <text:p text:style-name="P173"/>
      <text:p text:style-name="P173">Для этого ставится частица <text:span text:style-name="T236">not</text:span> после вспомогательного глагола <text:span text:style-name="T236">have</text:span>.</text:p>
      <text:p text:style-name="P173"/>
      <text:p text:style-name="P173">Также отрицательным считается предложение со словом <text:span text:style-name="T236">never</text:span>, которое передает отрицательный контекст.</text:p>
      <text:p text:style-name="P173"/>
      <text:p text:style-name="P437"><text:span text:style-name="T375">В </text:span><text:span text:style-name="T369">отрицаниях почти всегда используется сокращенная форма глагола — </text:span><text:span text:style-name="T291">haven`t</text:span><text:span text:style-name="T369">.</text:span></text:p>
      <text:p text:style-name="P438"><text:span text:style-name="T387">Сокращени</text:span><text:span text:style-name="T419">е</text:span><text:span text:style-name="T387"> </text:span><text:span text:style-name="T294">`ve not</text:span><text:span text:style-name="T387"> не используется.</text:span></text:p>
      <text:p text:style-name="P173"/>
      <text:p text:style-name="P75"><text:soft-page-break/>I have<text:span text:style-name="T230">n</text:span><text:span text:style-name="T234">`</text:span><text:span text:style-name="T230">t</text:span> expected that. <text:span text:style-name="T496">—</text:span> Я этого не ожидал.</text:p>
      <text:p text:style-name="P75">I<text:span text:style-name="T498">`</text:span>ve <text:span text:style-name="T230">never</text:span> seen this movie before. <text:span text:style-name="T496">— </text:span>Я до этого не видел этот фильм. </text:p>
      <text:p text:style-name="P175"><text:span text:style-name="T447"/></text:p>
      <text:p text:style-name="P175"><text:span text:style-name="T447">Вопросы в Present Perfect</text:span></text:p>
      <text:p text:style-name="P76"/>
      <text:p text:style-name="P176">Используются, если хоят узнать:</text:p>
      <text:list xml:id="list757987086" text:style-name="L25">
        <text:list-item>
          <text:p text:style-name="P648">сделано ли дело к этом моменту, каким образом оно сделано;</text:p>
        </text:list-item>
        <text:list-item>
          <text:p text:style-name="P668"><text:span text:style-name="T387">имеет ли человек определенный опыт </text:span><text:span text:style-name="T385">или совершил ли он </text:span><text:span text:style-name="T388">нужное</text:span><text:span text:style-name="T385"> действие</text:span><text:span text:style-name="T387">;</text:span></text:p>
        </text:list-item>
      </text:list>
      <text:p text:style-name="P175"/>
      <text:p text:style-name="P438">Для этого используется уже знакомая схема. Глагол <text:span text:style-name="T236">have</text:span> ставится перед по<text:span text:style-name="T504">д</text:span>л<text:span text:style-name="T504">е</text:span>ж<text:span text:style-name="T504">а</text:span>щим.</text:p>
      <text:p text:style-name="P438"/>
      <text:p text:style-name="P77">Why have you done it? <text:span text:style-name="T496">—</text:span> Зачем ты это сделал?</text:p>
      <text:p text:style-name="P528"><text:span text:style-name="T302">Ha</text:span><text:span text:style-name="T303">s</text:span><text:span text:style-name="T302"> </text:span><text:span text:style-name="T303">he</text:span><text:span text:style-name="T302"> ever been to Rome? </text:span><text:span text:style-name="T304">—</text:span><text:span text:style-name="T302"> </text:span><text:span text:style-name="T303">Он</text:span><text:span text:style-name="T302"> бывал в Риме?</text:span></text:p>
      <text:p text:style-name="P77"/>
      <text:p text:style-name="P153">Present Perfect Continuous</text:p>
      <text:p text:style-name="P177"/>
      <text:p text:style-name="P179">Для того, чтобы использовать, нужно чтобы совпало сразу несколько условий:</text:p>
      <text:list xml:id="list2365739203" text:style-name="L26">
        <text:list-item>
          <text:p text:style-name="P669"><text:span text:style-name="T376">действие не закончено либо закончено не</text:span><text:span text:style-name="T380">давно</text:span><text:span text:style-name="T376">;</text:span></text:p>
        </text:list-item>
        <text:list-item>
          <text:p text:style-name="P669"><text:span text:style-name="T376">известн</text:span><text:span text:style-name="T380">а его продолжительность </text:span><text:span text:style-name="T394">(обычно из контекста предложения)</text:span><text:span text:style-name="T380">.</text:span></text:p>
        </text:list-item>
      </text:list>
      <text:p text:style-name="P178"/>
      <text:p text:style-name="P181">Схема состоит из 3х частей: вспомогательного глагола <text:span text:style-name="T236">have</text:span>, слова <text:span text:style-name="T236">been</text:span> </text:p>
      <text:p text:style-name="P181">и смыслового глагола с окончанием <text:span text:style-name="T236">-ing</text:span>. </text:p>
      <text:p text:style-name="P181"/>
      <text:p text:style-name="P451"><text:span text:style-name="T369">На русский </text:span><text:span text:style-name="T378">язык </text:span><text:span text:style-name="T354">Present Perfect Continuous</text:span><text:span text:style-name="T364"> </text:span><text:span text:style-name="T369">переводится настоящим временем</text:span></text:p>
      <text:p text:style-name="P442"><text:span text:style-name="T377">(редко в прошлом). </text:span><text:span text:style-name="T378">При этом все 3 части </text:span><text:span text:style-name="T379">переводятся</text:span><text:span text:style-name="T378"> одним словом.</text:span></text:p>
      <text:p text:style-name="P180"/>
      <text:p text:style-name="P24"><text:span text:style-name="T455">I </text:span><text:span text:style-name="T466">have been learning</text:span><text:span text:style-name="T455"> English for 2 years. </text:span><text:span text:style-name="T470">—</text:span><text:span text:style-name="T455"> Я </text:span><text:span text:style-name="T466">учу</text:span><text:span text:style-name="T455"> английский уже 2 года (и еще не закончил).</text:span></text:p>
      <text:p text:style-name="P24"><text:span text:style-name="T455">We </text:span><text:span text:style-name="T466">have been cleaning</text:span><text:span text:style-name="T455"> the flat the whole morning. </text:span><text:span text:style-name="T470">— </text:span><text:span text:style-name="T455">Мы </text:span><text:span text:style-name="T466">убирали</text:span><text:span text:style-name="T455"> </text:span><text:span text:style-name="T471">квартиру все утро.</text:span></text:p>
      <text:p text:style-name="P182"/>
      <text:p text:style-name="P183">Формы глагола <text:span text:style-name="T236">have</text:span> <text:span text:style-name="T236">verb-ing</text:span> (подобно <text:span text:style-name="T236">am/is/are verb-ing</text:span>, как в Continuous) не существует.</text:p>
      <text:p text:style-name="P183">Если у смыслового глагола окончание<text:span text:style-name="T236"> -ing</text:span>, то <text:span text:style-name="T236">have</text:span> применяется только с <text:span text:style-name="T236">been</text:span>.</text:p>
      <text:p text:style-name="P183"/>
      <text:p text:style-name="P443"><text:span text:style-name="T380">С</text:span><text:span text:style-name="T369">лова-маячки Present Perfect Continuous:</text:span></text:p>
      <text:list xml:id="list1450315010" text:style-name="L27">
        <text:list-item>
          <text:p text:style-name="P650">for — в течении;</text:p>
        </text:list-item>
        <text:list-item>
          <text:p text:style-name="P650">since — с какого-то времени;</text:p>
        </text:list-item>
        <text:list-item>
          <text:p text:style-name="P650">how long — как долго.</text:p>
        </text:list-item>
      </text:list>
      <text:p text:style-name="P652"/>
      <text:p text:style-name="P184">Дополнительно могут использоваться указатели периода:</text:p>
      <text:list xml:id="list510583938" text:style-name="L28">
        <text:list-item>
          <text:p text:style-name="P651">all — весь (день/год);</text:p>
        </text:list-item>
        <text:list-item>
          <text:p text:style-name="P651">the whole — целый (день/вечер); </text:p>
        </text:list-item>
      </text:list>
      <text:p text:style-name="P180"/>
      <text:p text:style-name="P25"><text:span text:style-name="T455">He</text:span><text:span text:style-name="T472">`</text:span><text:span text:style-name="T456">s been playing</text:span><text:span text:style-name="T455"> for an hour. — Он </text:span><text:span text:style-name="T456">играет</text:span><text:span text:style-name="T455"> уже час </text:span><text:span text:style-name="T472">(в течении часа).</text:span></text:p>
      <text:p text:style-name="P26"><text:span text:style-name="T472">W</text:span><text:span text:style-name="T455">e`</text:span><text:span text:style-name="T456">ve been staying</text:span><text:span text:style-name="T455"> in this hotel since Tuesday. </text:span><text:span text:style-name="T473">— </text:span><text:span text:style-name="T455">Мы </text:span><text:span text:style-name="T456">находимся</text:span><text:span text:style-name="T455"> в этом отеле со вторника.</text:span></text:p>
      <text:p text:style-name="P185"/>
      <text:p text:style-name="P447"><text:span text:style-name="T381">В утверждениях глагол </text:span><text:span text:style-name="T293">have</text:span><text:span text:style-name="T381"> </text:span><text:span text:style-name="T382">часто</text:span><text:span text:style-name="T381"> сокращают до </text:span><text:span text:style-name="T293">`ve</text:span><text:span text:style-name="T381">, а </text:span><text:span text:style-name="T293">has</text:span><text:span text:style-name="T381"> — до </text:span><text:span text:style-name="T293">`s</text:span><text:span text:style-name="T381"> (лего перепутать с </text:span><text:span text:style-name="T293">is</text:span><text:span text:style-name="T381">, посему здесь вспомогательный глагол можно понять только по контексту).</text:span></text:p>
      <text:p text:style-name="P186"/>
      <text:p text:style-name="P445"><text:span text:style-name="T381">Е</text:span><text:span text:style-name="T369">сли используется глагол </text:span><text:span text:style-name="T291">be</text:span><text:span text:style-name="T369"> или глаголы состояния, которые не стоят в Continuous</text:span><text:span text:style-name="T391">,</text:span><text:span text:style-name="T369"> </text:span></text:p>
      <text:p text:style-name="P187">то предложение будет в Present Perfect. </text:p>
      <text:p text:style-name="P187"/>
      <text:p text:style-name="P29"><text:soft-page-break/><text:span text:style-name="T456">I </text:span><text:span text:style-name="T466">have known </text:span><text:span text:style-name="T456">(</text:span><text:span text:style-name="T465">а </text:span><text:span text:style-name="T456">не have been knowing)</text:span><text:span text:style-name="T455"> Alice for 3 years. </text:span><text:span text:style-name="T381">—</text:span><text:span text:style-name="T455"> Я </text:span><text:span text:style-name="T466">знаю</text:span><text:span text:style-name="T455"> Алису уже 3 года </text:span></text:p>
      <text:p text:style-name="P30"><text:span text:style-name="T455">I </text:span><text:span text:style-name="T466">haven`t seen</text:span><text:span text:style-name="T455"> Mary for years. </text:span><text:span text:style-name="T472">— </text:span><text:span text:style-name="T455">Я н</text:span><text:span text:style-name="T466">е видел</text:span><text:span text:style-name="T455"> Мэри много лет. </text:span></text:p>
      <text:p text:style-name="P187"/>
      <text:p text:style-name="P448"><text:span text:style-name="T390">Present Perfect Continuous можно упрощать до Present Perfect с пом</text:span><text:span text:style-name="T389">.</text:span><text:span text:style-name="T390"> глаголов </text:span><text:span text:style-name="T295">live</text:span><text:span text:style-name="T390"> </text:span><text:span text:style-name="T389">и</text:span><text:span text:style-name="T390"> </text:span><text:span text:style-name="T295">work</text:span><text:span text:style-name="T390">:</text:span></text:p>
      <text:p text:style-name="P28"><text:span text:style-name="T474">I</text:span><text:span text:style-name="T455">`ve </text:span><text:span text:style-name="T466">been working</text:span><text:span text:style-name="T455"> here for 2 years → I`ve </text:span><text:span text:style-name="T466">worked</text:span><text:span text:style-name="T455"> here for 2 years. </text:span><text:span text:style-name="T475">(смысл одинаковый)</text:span></text:p>
      <text:p text:style-name="P186"/>
      <text:p text:style-name="P7"><text:span text:style-name="T381">О</text:span><text:span text:style-name="T369">трицания в Present Perfect Continuous</text:span></text:p>
      <text:p text:style-name="P188"/>
      <text:p text:style-name="P444"><text:span text:style-name="T382">Использу</text:span><text:span text:style-name="T383">ю</text:span><text:span text:style-name="T382">тся, чтобы сказать, что что-то не происходит в течении указанного времени.</text:span></text:p>
      <text:p text:style-name="P189">Для этого добавляется частица <text:span text:style-name="T236">not</text:span> после вспомогательного глагола <text:span text:style-name="T236">have</text:span>.</text:p>
      <text:p text:style-name="P189"/>
      <text:p text:style-name="P27"><text:span text:style-name="T455">I </text:span><text:span text:style-name="T456">have not been waiting</text:span><text:span text:style-name="T455"> long. </text:span><text:span text:style-name="T473">—</text:span><text:span text:style-name="T455"> Я </text:span><text:span text:style-name="T456">не жду</text:span><text:span text:style-name="T455"> долго.</text:span></text:p>
      <text:p text:style-name="P180"/>
      <text:p text:style-name="P8"><text:span text:style-name="T369">Вопросы </text:span><text:span text:style-name="T384">в Present Perfect Continuous</text:span><text:span text:style-name="T369"> </text:span></text:p>
      <text:p text:style-name="P180"/>
      <text:p text:style-name="P190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90"/>
      <text:p text:style-name="P53"><text:span text:style-name="T455">Have you been waiting long? </text:span><text:span text:style-name="T473">— </text:span><text:span text:style-name="T455">Вы давно ждете? </text:span></text:p>
      <text:p text:style-name="P53"><text:span text:style-name="T455">How long have you been waiting? </text:span><text:span text:style-name="T473">—</text:span><text:span text:style-name="T455"> Как долго вы ждете?</text:span></text:p>
      <text:p text:style-name="P159"/>
      <text:p text:style-name="P159"><text:span text:style-name="T507">Прошедшее. </text:span>Past</text:p>
      <text:p text:style-name="P191"/>
      <text:p text:style-name="P206">Past Perfect и Past Perfect Continuous относительно редки и <text:span text:style-name="T516">в</text:span> рамках начального курса </text:p>
      <text:p text:style-name="P206">не проходятся. <text:span text:style-name="T508">В художественной литературе почти всегда используется Past Simple.</text:span></text:p>
      <text:p text:style-name="P191"/>
      <text:p text:style-name="P156">Past Simple</text:p>
      <text:p text:style-name="P192"/>
      <text:p text:style-name="P194">Используется, чтобы:</text:p>
      <text:list xml:id="list1048345822" text:style-name="L29">
        <text:list-item>
          <text:p text:style-name="P670"><text:span text:style-name="T392">сообщить факты </text:span><text:span text:style-name="T393">прошлого,</text:span><text:span text:style-name="T392"> рассказать историю, </text:span><text:span text:style-name="T400">биографию</text:span><text:span text:style-name="T392">; </text:span></text:p>
        </text:list-item>
        <text:list-item>
          <text:p text:style-name="P653">описать действие из прошлого, результат которого не важен в настоящем.</text:p>
        </text:list-item>
      </text:list>
      <text:p text:style-name="P193"/>
      <text:p text:style-name="P452"><text:span text:style-name="T394">Для этого использются глаголы во 2й форме. </text:span><text:span text:style-name="T395">Вторая форма правильного глагола образуется добавлением окончания </text:span><text:span text:style-name="T296">-ed</text:span><text:span text:style-name="T395">. </text:span><text:span text:style-name="T403">Ф</text:span><text:span text:style-name="T395">орма </text:span><text:span text:style-name="T403">неправильного глагола </text:span><text:span text:style-name="T395">находится в таблице.</text:span></text:p>
      <text:p text:style-name="P193"/>
      <text:p text:style-name="P31"><text:span text:style-name="T455">Mozart </text:span><text:span text:style-name="T466">lived</text:span><text:span text:style-name="T455"> from 1756 to 1791 — Моцарт </text:span><text:span text:style-name="T466">жил</text:span><text:span text:style-name="T455"> с 1756 по 1791 год (факт прошлого). </text:span></text:p>
      <text:p text:style-name="P31"><text:span text:style-name="T455">I </text:span><text:span text:style-name="T466">visited</text:span><text:span text:style-name="T455"> my parents yesterday — Вчера я </text:span><text:span text:style-name="T466">навещал</text:span><text:span text:style-name="T455"> родителей (действие из прошлого).</text:span></text:p>
      <text:p text:style-name="P252"/>
      <text:p text:style-name="P253">Если глагол заканчивается на глухой звук, то <text:span text:style-name="T236">-ed</text:span> читается как <text:span text:style-name="T236">t</text:span>, а если на звконкий </text:p>
      <text:p text:style-name="P253">согласный или на гласный звук — то как <text:span text:style-name="T236">d</text:span>: <text:span text:style-name="T236">worked [воркт], played [плэйд]</text:span>.</text:p>
      <text:p text:style-name="P450"/>
      <text:p text:style-name="P251">Если глагол заканчивается на <text:span text:style-name="T236">d </text:span>или <text:span text:style-name="T236">t</text:span>, то <text:span text:style-name="T236">-ed</text:span> читается как <text:span text:style-name="T236">id</text:span>: <text:span text:style-name="T236">recorded [рикодид]</text:span>. </text:p>
      <text:p text:style-name="P254">Если глагол заканчивается на <text:span text:style-name="T236">-e</text:span>, то её не надо писать 2 раза: <text:span text:style-name="T236">chase</text:span> → <text:span text:style-name="T236">chased</text:span>.</text:p>
      <text:p text:style-name="P450"/>
      <text:p text:style-name="P449">Слова-маячки Past Simple:</text:p>
      <text:list xml:id="list1096051204" text:style-name="L30">
        <text:list-item>
          <text:p text:style-name="P671">ago — <text:span text:style-name="T509">тому назад</text:span>;</text:p>
        </text:list-item>
        <text:list-item>
          <text:p text:style-name="P672">last — <text:span text:style-name="T509">прошлый</text:span>;</text:p>
        </text:list-item>
        <text:list-item>
          <text:p text:style-name="P654">yesterday — вчера;</text:p>
        </text:list-item>
      </text:list>
      <text:p text:style-name="P454"><text:span text:style-name="T401"/></text:p>
      <text:p text:style-name="P454"><text:soft-page-break/><text:span text:style-name="T401">Past Simple часто путают с Present Perfect, потому что на русский они переводятся </text:span><text:span text:style-name="T402">почти</text:span><text:span text:style-name="T401"> одинаково. Главное отличие в том, что Present Perfect всегда будет сообщать доп</text:span><text:span text:style-name="T402">олнительную</text:span><text:span text:style-name="T401"> информацию, указывающ</text:span><text:span text:style-name="T402">ую </text:span><text:span text:style-name="T401">на настоящее время </text:span><text:span text:style-name="T402">(</text:span><text:span text:style-name="T403">чтобы сообщить</text:span><text:span text:style-name="T402"> результат).</text:span></text:p>
      <text:p text:style-name="P203"/>
      <text:p text:style-name="P204">Past Simple используется когда известен момент в прошлом. Если мы знаешь, </text:p>
      <text:p text:style-name="P204">когда произошло событие, то Present Perfect использовать нельзя.</text:p>
      <text:p text:style-name="P204"/>
      <text:p text:style-name="P83">Tom has lost his key — Том потерал ключ (у него сейчас нет ключа, </text:p>
      <text:p text:style-name="P83">потому что он его потерян).</text:p>
      <text:p text:style-name="P83"/>
      <text:p text:style-name="P83">Tom lost his key last weak — Том потерял ключ на прошлой неделе </text:p>
      <text:p text:style-name="P83">(не важно, есть у него ключ или нет).</text:p>
      <text:p text:style-name="P197"/>
      <text:p text:style-name="P201">В английском, если вопрос задается в настоящем, то и ответ должен быть в настоящем. </text:p>
      <text:p text:style-name="P201">Если вопрос в прошлом, то ответ также должен быть в прошлом.</text:p>
      <text:p text:style-name="P201"/>
      <text:p text:style-name="P201">Но если вопрос был в Present Perfect, а в ответе дается информация, когда именно это случилось, тогда необходимо отвечать в Past Simple.</text:p>
      <text:p text:style-name="P201"/>
      <text:p text:style-name="P81">Have you already started to learn English? Yes, I started to learn it 3 month ago — </text:p>
      <text:p text:style-name="P81">Ты уже начал учить английский? Да, 3 месяца назад (информация о времени).</text:p>
      <text:p text:style-name="P80"/>
      <text:p text:style-name="P202">Если вопрос содержит слово <text:span text:style-name="T236">when</text:span>, то он автоматически привязывает нас к моменту </text:p>
      <text:p text:style-name="P202">в прошлом. <text:span text:style-name="T515">Поэтому Present Perfect в вопросах с </text:span><text:span text:style-name="T249">when</text:span><text:span text:style-name="T515"> не используется.</text:span></text:p>
      <text:p text:style-name="P202"/>
      <text:p text:style-name="P82">Have you met him before? <text:span text:style-name="T514">—</text:span> Вы раньше с ним встречались?</text:p>
      <text:p text:style-name="P82">When did you meet him? <text:span text:style-name="T514">—</text:span> Когда вы встречались с ним?</text:p>
      <text:p text:style-name="P197"/>
      <text:p text:style-name="P160">Отрицания и вопросы в Past Simple</text:p>
      <text:p text:style-name="P196"/>
      <text:p text:style-name="P456"><text:span text:style-name="T395">Отрицание представляет связку </text:span><text:span text:style-name="T296">did</text:span><text:span text:style-name="T395"> с частицей </text:span><text:span text:style-name="T296">not</text:span><text:span text:style-name="T395">, </text:span><text:span text:style-name="T405">которая ставится перед смысловым глаголом в начальной форме. </text:span><text:span text:style-name="T396">Обычно </text:span><text:span text:style-name="T405">эта связка</text:span><text:span text:style-name="T396"> сокращается до </text:span><text:span text:style-name="T297">didn`t</text:span><text:span text:style-name="T396">.</text:span></text:p>
      <text:p text:style-name="P210"/>
      <text:p text:style-name="P456"><text:span text:style-name="T404">В вопросах </text:span><text:span text:style-name="T395">вспомогательный глагол </text:span><text:span text:style-name="T296">did</text:span><text:span text:style-name="T395"> используется </text:span><text:span text:style-name="T405">по тем же грамматическим </text:span></text:p>
      <text:p text:style-name="P456"><text:span text:style-name="T405">правилам</text:span><text:span text:style-name="T395">, </text:span><text:span text:style-name="T396">как</text:span><text:span text:style-name="T395"> </text:span><text:span text:style-name="T296">do</text:span><text:span text:style-name="T395"> для Present Simple. </text:span></text:p>
      <text:p text:style-name="P195"/>
      <text:p text:style-name="P78"><text:span text:style-name="T447">Did</text:span> you <text:span text:style-name="T447">go</text:span> to Los Angeles last week? - Ты <text:span text:style-name="T447">ездил</text:span> в Лос Анжелес на прошлой неделе?</text:p>
      <text:p text:style-name="P78">I <text:span text:style-name="T447">didn`t go</text:span> to Los Angeles, I <text:span text:style-name="T447">went</text:span> to Bostom — Я <text:span text:style-name="T447">не ездил</text:span> в Лос Анжелес, я <text:span text:style-name="T447">ездил</text:span> в Бостон.</text:p>
      <text:p text:style-name="P157"/>
      <text:p text:style-name="P692"><text:span text:style-name="T365">Глаголы </text:span><text:span text:style-name="T289">d</text:span><text:span text:style-name="T290">o</text:span><text:span text:style-name="T365"> и </text:span><text:span text:style-name="T289">b</text:span><text:span text:style-name="T290">e</text:span><text:span text:style-name="T365"> </text:span><text:span text:style-name="T366">в </text:span><text:span text:style-name="T367">Past</text:span><text:span text:style-name="T366"> Simple</text:span></text:p>
      <text:p text:style-name="P193"/>
      <text:p text:style-name="P199">Глагол <text:span text:style-name="T236">did</text:span> это 2я форма глагола <text:span text:style-name="T236">do</text:span> (в прошедшем времени). </text:p>
      <text:p text:style-name="P199"><text:span text:style-name="T510">Когда появ</text:span><text:span text:style-name="T512">л</text:span><text:span text:style-name="T510">яется глагол </text:span><text:span text:style-name="T250">be</text:span><text:span text:style-name="T512"> (</text:span><text:span text:style-name="T251">was/were</text:span><text:span text:style-name="T512">)</text:span><text:span text:style-name="T510">, то </text:span><text:span text:style-name="T251">did</text:span><text:span text:style-name="T510"> уже не нужно использовать.</text:span></text:p>
      <text:p text:style-name="P198"/>
      <text:p text:style-name="P232"><text:span text:style-name="T397">Глагол be</text:span><text:span text:style-name="T399"> </text:span><text:span text:style-name="T397">в Past Simple имеет 2 формы: </text:span></text:p>
      <text:list xml:id="list2807326270" text:style-name="L31">
        <text:list-item>
          <text:p text:style-name="P673"><text:span text:style-name="T397">was — </text:span><text:span text:style-name="T398">если подлежащее в первом лице или множественном числе (</text:span><text:span text:style-name="T298">I, you, we, they</text:span><text:span text:style-name="T398">);</text:span></text:p>
        </text:list-item>
        <text:list-item>
          <text:p text:style-name="P655">were — если подлежащее в третьем лице, единственном числе (<text:span text:style-name="T236">he, she, it</text:span>).</text:p>
        </text:list-item>
      </text:list>
      <text:p text:style-name="P200"/>
      <text:p text:style-name="P32"><text:span text:style-name="T476">I </text:span><text:span text:style-name="T456">was</text:span><text:span text:style-name="T455"> satisfied with my work — Я </text:span><text:span text:style-name="T456">был</text:span><text:span text:style-name="T455"> доволен своей работой.</text:span></text:p>
      <text:p text:style-name="P79"/>
      <text:p text:style-name="P33"><text:span text:style-name="T456">Was</text:span><text:span text:style-name="T455"> the weather good at the weekend? No, it </text:span><text:span text:style-name="T456">wasn`t</text:span><text:span text:style-name="T455"> — </text:span></text:p>
      <text:p text:style-name="P33"><text:span text:style-name="T455">Погода </text:span><text:span text:style-name="T456">была</text:span><text:span text:style-name="T455"> хорош</text:span><text:span text:style-name="T477">ая</text:span><text:span text:style-name="T455"> на выходных? Нет.</text:span></text:p>
      <text:p text:style-name="P658"><text:soft-page-break/>Past Continuous</text:p>
      <text:p text:style-name="P205"/>
      <text:p text:style-name="P459"><text:span text:style-name="T407">О</text:span><text:span text:style-name="T406">значает процесс или незаконченное действие, которое привязано к точному моменту </text:span></text:p>
      <text:p text:style-name="P459"><text:span text:style-name="T406">в </text:span><text:span text:style-name="T438">прошлом</text:span><text:span text:style-name="T406"> (т. е. действие происходило и не было закончено).</text:span></text:p>
      <text:p text:style-name="P207"/>
      <text:p text:style-name="P458"><text:span text:style-name="T40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410">обсуждаемая ситуация</text:span><text:span text:style-name="T406">).</text:span></text:p>
      <text:p text:style-name="P207"/>
      <text:p text:style-name="P460"><text:span text:style-name="T407">Состоит из 2х частей: вспомогательного глагола </text:span><text:span text:style-name="T299">be</text:span><text:span text:style-name="T407"> (</text:span><text:span text:style-name="T408">формы как в Past Simple</text:span><text:span text:style-name="T407">) и смыслового глагола с окончанием </text:span><text:span text:style-name="T299">-ing</text:span><text:span text:style-name="T407">. </text:span><text:span text:style-name="T406">На русский переводится глаголом в прошедшем времени.</text:span></text:p>
      <text:p text:style-name="P209"/>
      <text:p text:style-name="P84">Last Sunday at 5 I <text:span text:style-name="T447">was having</text:span> dinner with my friends — В прошлое воскресенье в 5 </text:p>
      <text:p text:style-name="P84">я <text:span text:style-name="T447">ужинал</text:span> со своими друзьями (привязка к точному моменту в прошлом).</text:p>
      <text:p text:style-name="P208"/>
      <text:p text:style-name="P35"><text:span text:style-name="T478">My parents </text:span><text:span text:style-name="T468">were watching</text:span><text:span text:style-name="T478"> TV when I came home yesterday — Мои родители </text:span><text:span text:style-name="T468">смотрели</text:span><text:span text:style-name="T478"> телевизор, когда я пришел вчера домой (незаконченное действие </text:span><text:span text:style-name="T479">в тот момент</text:span><text:span text:style-name="T478">).</text:span></text:p>
      <text:p text:style-name="P85"/>
      <text:p text:style-name="P460"><text:span text:style-name="T408">В отрицаниях и вопросах </text:span><text:span text:style-name="T409">глагол </text:span><text:span text:style-name="T300">be</text:span><text:span text:style-name="T408"> ведет себя точно так же, как и </text:span><text:span text:style-name="T409">для</text:span><text:span text:style-name="T408"> Past Simple:</text:span></text:p>
      <text:p text:style-name="P36"><text:span text:style-name="T480">W</text:span><text:span text:style-name="T455">e weren`t reading — Мы не читали (именно тогда). Was I running? — Я бежал?</text:span></text:p>
      <text:p text:style-name="P87"/>
      <text:p text:style-name="P213">В одном предложении часто используются Past Continuous и Past Simple одновременно.</text:p>
      <text:p text:style-name="P463"><text:span text:style-name="T411">Действие, длящееся какое-то время (</text:span><text:span text:style-name="T412">Past Continuous</text:span><text:span text:style-name="T411">) может прерываться более коротким действием (</text:span><text:span text:style-name="T412">Past Simple</text:span><text:span text:style-name="T417">)</text:span><text:span text:style-name="T411"> </text:span><text:span text:style-name="T415">либо другим Past Continuous </text:span><text:span text:style-name="T418">(смотреть по контексту)</text:span><text:span text:style-name="T415">.</text:span></text:p>
      <text:p text:style-name="P211"/>
      <text:p text:style-name="P461"><text:span text:style-name="T411">В этом случае предложение может содержать слово </text:span><text:span text:style-name="T301">while</text:span><text:span text:style-name="T411"> </text:span><text:span text:style-name="T413">(в то время, как)</text:span><text:span text:style-name="T411"> в той части, которая относится к <text:s/></text:span><text:span text:style-name="T412">Past Continuous, </text:span><text:span text:style-name="T411">либо </text:span><text:span text:style-name="T301">when</text:span><text:span text:style-name="T411">, там, где используется Past Simple.</text:span></text:p>
      <text:p text:style-name="P211"/>
      <text:p text:style-name="P37"><text:span text:style-name="T469">While</text:span><text:span text:style-name="T481"> I was working in the garden, I </text:span><text:span text:style-name="T482">kicked</text:span><text:span text:style-name="T481"> my leg — Пока я работал в саду, я </text:span><text:span text:style-name="T483">пнул</text:span><text:span text:style-name="T481"> ногу.</text:span></text:p>
      <text:p text:style-name="P38"><text:span text:style-name="T455">I was working in the garden </text:span><text:span text:style-name="T466">when</text:span><text:span text:style-name="T455"> I kicked my leg — </text:span><text:span text:style-name="T482">Я работал в саду, когда </text:span><text:span text:style-name="T483">пнул</text:span><text:span text:style-name="T482"> ногу</text:span><text:span text:style-name="T455">.</text:span></text:p>
      <text:p text:style-name="P88"/>
      <text:p text:style-name="P39"><text:span text:style-name="T466">While</text:span><text:span text:style-name="T455"> Tom was reading, Amely was watching a documentary on TV — Пока </text:span><text:span text:style-name="T484">Т</text:span><text:span text:style-name="T455">ом читал, </text:span></text:p>
      <text:p text:style-name="P89">Эмили смотрела документальный фильм по телевизору.</text:p>
      <text:p text:style-name="P214"/>
      <text:p text:style-name="P462"><text:span text:style-name="T416">Если действия происходят не одновременно, а следуют одно за другим</text:span><text:span text:style-name="T414">, то в этом </text:span></text:p>
      <text:p text:style-name="P212">случае нужно использовать <text:span text:style-name="T519">только</text:span> Past Simple.</text:p>
      <text:p text:style-name="P212"/>
      <text:p text:style-name="P86">I saw Jane in the street yesterday. I stopped and said hello — Я увидел Джейн вчера на улице. </text:p>
      <text:p text:style-name="P86">Я остановился и поздоровался (сказал «привет»).</text:p>
      <text:p text:style-name="P162">Будущие. Future</text:p>
      <text:p text:style-name="P102"/>
      <text:p text:style-name="P107">В английском языке о будущем можно говорить не только с помощью формы Future, но и </text:p>
      <text:p text:style-name="P469"><text:span text:style-name="T432">с помощью </text:span><text:span text:style-name="T436">формы</text:span><text:span text:style-name="T432"> </text:span><text:span text:style-name="T434">Present</text:span><text:span text:style-name="T43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6"/>
      <text:p text:style-name="P468"><text:span text:style-name="T433">Другие варианты Future (кроме </text:span><text:span text:style-name="T435">Future </text:span><text:span text:style-name="T433">Simple) используются редко, </text:span><text:span text:style-name="T435">т. к.</text:span><text:span text:style-name="T433"> они громоздкие и довольно неудобные. В современном английском можно обойтись без них.</text:span></text:p>
      <text:p text:style-name="P106"/>
      <text:p text:style-name="P466"><text:span text:style-name="T180">На будущ</text:span><text:span text:style-name="T181">и</text:span><text:span text:style-name="T180">е могут также указы</text:span><text:span text:style-name="T181">вать</text:span><text:span text:style-name="T180"> модальные глаголы </text:span><text:span text:style-name="T182">и оборот </text:span><text:span text:style-name="T102">be going to</text:span><text:span text:style-name="T183">, </text:span><text:span text:style-name="T182">который </text:span></text:p>
      <text:p text:style-name="P466"><text:span text:style-name="T182">в основном</text:span><text:span text:style-name="T183"> встречается </text:span><text:span text:style-name="T182">в разговорной речи и нередко используется вместо Future Simple.</text:span></text:p>
      <text:p text:style-name="P106"/>
      <text:p text:style-name="P663"/>
      <text:p text:style-name="P702">Present Continuous в значении будущего</text:p>
      <text:p text:style-name="P108"/>
      <text:p text:style-name="P108">Используется, чтобы сказать о личных планах. В предложении обычно указывается дата </text:p>
      <text:p text:style-name="P108">или время, связанные с будущим. Переводить можно как будущим так и настоящим.</text:p>
      <text:p text:style-name="P108"/>
      <text:p text:style-name="P380">What are you doing on Satureday? <text:span text:style-name="T235">—</text:span> Что ты делаешь в субботу? (какие у тебя планы?)</text:p>
      <text:p text:style-name="P381">I am flying to London tomorrow — <text:span text:style-name="T520">Завтра я лечу в Лондон (личный план)</text:span></text:p>
      <text:p text:style-name="P381"/>
      <text:p text:style-name="P288">Present Simple в значении будущего</text:p>
      <text:p text:style-name="P382"/>
      <text:p text:style-name="P109"><text:span text:style-name="T219">Используется, чтобы сказать о том, что </text:span><text:span text:style-name="T221">что-то </text:span><text:span text:style-name="T219">должно произойти по рассписанию, либо </text:span></text:p>
      <text:p text:style-name="P109"><text:span text:style-name="T219">о собственном графике. </text:span><text:span text:style-name="T220">Переводить можно как будущим так и настоящим.</text:span></text:p>
      <text:p text:style-name="P299"/>
      <text:p text:style-name="P299">Ключевое отличие от Present Continuous в том, что расписание не зависит от говорящего, </text:p>
      <text:p text:style-name="P464"><text:span text:style-name="T107">т. е. речь может идти </text:span><text:span text:style-name="T108">о </text:span><text:span text:style-name="T107">рассписании транспорта, сеансов в кино и т. </text:span><text:span text:style-name="T108">п</text:span><text:span text:style-name="T107">.</text:span></text:p>
      <text:p text:style-name="P299"/>
      <text:p text:style-name="P383">My airplane flies at 6 o`clock tomorrow — Мой самолет летит завтра в 6 (рассписание)</text:p>
      <text:p text:style-name="P512"><text:span text:style-name="T64">What time do you finish work tommorow? </text:span><text:span text:style-name="T65">— </text:span><text:span text:style-name="T64">В какое время ты заканчиваешь работу завтра?</text:span></text:p>
      <text:p text:style-name="P385"/>
      <text:p text:style-name="P289">Оборот <text:span text:style-name="T236">be going to</text:span></text:p>
      <text:p text:style-name="P300"/>
      <text:p text:style-name="P465"><text:span text:style-name="T109">Подразумевает, что человек говорит не о спонтанном решении что-либо сделать, </text:span><text:span text:style-name="T112">а о заранее </text:span><text:span text:style-name="T113">продуманных</text:span><text:span text:style-name="T112"> действиях. </text:span><text:span text:style-name="T109">На русский переводится как «собираюсь сделать».</text:span></text:p>
      <text:p text:style-name="P300"/>
      <text:p text:style-name="P110"><text:span text:style-name="T218">Чтобы использовать, нужно поставить глагол </text:span><text:span text:style-name="T64">be</text:span><text:span text:style-name="T218"> в форму </text:span><text:span text:style-name="T64">am/is/are</text:span><text:span text:style-name="T218">, а смысловой глагол оставить в начальной форме, после </text:span><text:span text:style-name="T64">going to</text:span><text:span text:style-name="T218">.</text:span></text:p>
      <text:p text:style-name="P300"/>
      <text:p text:style-name="P384">I`m going to meet my friends tomorrow — Я собираюсь встретиться с друзьями завтра.</text:p>
      <text:p text:style-name="P511"><text:span text:style-name="T28">I`m going to go</text:span><text:span text:style-name="T228"> out after I finish my work — Я собираюсь погулять после, как закончу работу.</text:span></text:p>
      <text:p text:style-name="P300"/>
      <text:p text:style-name="P467"><text:span text:style-name="T109">В разговорной </text:span><text:span text:style-name="T113">стиле</text:span><text:span text:style-name="T110"> </text:span><text:span text:style-name="T111">этот </text:span><text:span text:style-name="T110">оборот </text:span><text:span text:style-name="T109">очень часто </text:span><text:span text:style-name="T113">записывается</text:span><text:span text:style-name="T109"> как </text:span><text:span text:style-name="T66">gonna</text:span><text:span text:style-name="T109"> </text:span><text:span text:style-name="T66">[гона].</text:span></text:p>
      <text:p text:style-name="P386"/>
      <text:p text:style-name="P111"><text:span text:style-name="T218">Также его используют, когда очевидно, что вот-вот случится какое-то действие. В этом случае </text:span><text:span text:style-name="T64">be goin to </text:span><text:span text:style-name="T218">передает оттенок неизбежности происходящего и применяется по отношению </text:span></text:p>
      <text:p text:style-name="P301">к постороннему человеку или объетку.</text:p>
      <text:p text:style-name="P301"/>
      <text:p text:style-name="P387">Look! He`s going to fall — Смотри! Он сейчас упадет.</text:p>
      <text:p text:style-name="P387">The sky is dark. It`s going to rain — Небо темное. Сейчас пойдет дождь.</text:p>
      <text:p text:style-name="P609"/>
      <text:p text:style-name="P290">Future Simple</text:p>
      <text:p text:style-name="P302"/>
      <text:p text:style-name="P470"><text:span text:style-name="T114">Сообщает о будущих, еще не случившихся событиях. </text:span><text:span text:style-name="T115">Эта форма говорит о том, что человек сделает что-то в будущем, но решение он принял в момент речи, </text:span><text:span text:style-name="T116">т. е. описывает не спланированные, а спонтанные дейсвтия. </text:span></text:p>
      <text:p text:style-name="P304"/>
      <text:p text:style-name="P470"><text:span text:style-name="T117">В</text:span><text:span text:style-name="T116"> предложени</text:span><text:span text:style-name="T117">ях</text:span><text:span text:style-name="T116"> </text:span><text:span text:style-name="T117">будут </text:span><text:span text:style-name="T116">часто </text:span><text:span text:style-name="T117">попадаться слова</text:span><text:span text:style-name="T116">, </text:span><text:span text:style-name="T117">выражающие</text:span><text:span text:style-name="T116"> мнение: <text:s/></text:span><text:span text:style-name="T67">I think </text:span><text:span text:style-name="T68">(я думаю)</text:span><text:span text:style-name="T67">, </text:span></text:p>
      <text:p text:style-name="P470"><text:span text:style-name="T67">I`m sure </text:span><text:span text:style-name="T68">(я уверен), I hope (я надеюсь), </text:span><text:span text:style-name="T67">probably (возможно).</text:span><text:span text:style-name="T68"> </text:span></text:p>
      <text:p text:style-name="P308"/>
      <text:p text:style-name="P303">Схема состоит из 2х частей: вспомогательного глагола <text:span text:style-name="T236">will </text:span><text:span text:style-name="T524">(заменяет </text:span><text:span text:style-name="T252">do/did</text:span><text:span text:style-name="T524">)</text:span> и смыслового глагола в начальной форме. <text:span text:style-name="T23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236">not</text:span>.</text:p>
      <text:p text:style-name="P303">В речи и на письме <text:span text:style-name="T236">will</text:span> обычно сокращается до <text:span text:style-name="T236">`ll</text:span>, а отрицание <text:span text:style-name="T236">will</text:span> <text:span text:style-name="T236">not</text:span> д<text:span text:style-name="T523">о</text:span> <text:span text:style-name="T236">won`t</text:span>.</text:p>
      <text:p text:style-name="P388"><text:soft-page-break/>We <text:span text:style-name="T447">will</text:span> proobably <text:span text:style-name="T447">meet</text:span> soon — Мы, возможно, скоро <text:span text:style-name="T447">встретимся</text:span>.</text:p>
      <text:p text:style-name="P388">I hope everything <text:span text:style-name="T447">will be</text:span> fine — Надеюсь, все <text:span text:style-name="T447">будет </text:span>хорошо.</text:p>
      <text:p text:style-name="P388"><text:span text:style-name="T447">Will</text:span> you <text:span text:style-name="T447">be</text:span> at home toworrow? No, I won`t — <text:span text:style-name="T522">Ты </text:span><text:span text:style-name="T449">будешь</text:span><text:span text:style-name="T522"> завтра дома? Нет</text:span>.</text:p>
      <text:p text:style-name="P303"/>
      <text:p text:style-name="P307">Чтобы правильно подобрать нужную форму, нужно отталкиваться от контекста:</text:p>
      <text:list xml:id="list1444247177" text:style-name="L32">
        <text:list-item>
          <text:p text:style-name="P585">I will do — я сделаю (считаю/верю, что сделаю это);</text:p>
        </text:list-item>
        <text:list-item>
          <text:p text:style-name="P586">I am doing — я сделаю (потому что уже спланировал это);</text:p>
        </text:list-item>
        <text:list-item>
          <text:p text:style-name="P586">I am going to do — я собираюсь сделать (ключевое слово «собираюсь»).</text:p>
        </text:list-item>
      </text:list>
      <text:p text:style-name="P305"/>
      <text:p text:style-name="P306">Нередко, вместо will используется модальный глагол might:</text:p>
      <text:p text:style-name="P390">I might do it — Наверное, я сделаю это.</text:p>
      <text:p text:style-name="P389"/>
      <text:p text:style-name="P291">Модальные глаголы</text:p>
      <text:p text:style-name="P391"/>
      <text:p text:style-name="P311">Это особенные глаголы, которые одновременно:</text:p>
      <text:list xml:id="list3417048559" text:style-name="L33">
        <text:list-item>
          <text:p text:style-name="P587">передают смысл (используются как смысловые глаголы);</text:p>
        </text:list-item>
        <text:list-item>
          <text:p text:style-name="P587">передают время (привязывают дейсвтие к какому-то времени);</text:p>
        </text:list-item>
        <text:list-item>
          <text:p text:style-name="P587">используются по тем же правилами, что и вспомогательные глаголы.</text:p>
        </text:list-item>
      </text:list>
      <text:p text:style-name="P309"/>
      <text:p text:style-name="P309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09">а в отрицаниях используются вместе с частицей <text:span text:style-name="T236">not</text:span>.</text:p>
      <text:p text:style-name="P309"/>
      <text:p text:style-name="P481"><text:span text:style-name="T120">Модальные глаголы не имеют окончаний и дополнительных форм. </text:span><text:span text:style-name="T142">Т. е. </text:span><text:span text:style-name="T120">не меняются в зависимости от подлежащего </text:span><text:span text:style-name="T142">(нет окончания -s, если подлежащее he/she/it и </text:span><text:span text:style-name="T143">пр</text:span><text:span text:style-name="T142">)</text:span><text:span text:style-name="T120">. </text:span></text:p>
      <text:p text:style-name="P310"/>
      <text:p text:style-name="P317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17"/>
      <text:p text:style-name="P318"><text:span text:style-name="T545">После модального глагола почти всегда </text:span><text:span text:style-name="T547">идет</text:span><text:span text:style-name="T545"> смысловой глагол в начальной форме, </text:span><text:span text:style-name="T548">но </text:span><text:span text:style-name="T545">без частицы </text:span><text:span text:style-name="T258">to. </text:span><text:span text:style-name="T546">Также смысловой глагол в начальной форме идет после модальных кострукций.</text:span></text:p>
      <text:p text:style-name="P317"/>
      <text:p text:style-name="P513"><text:span text:style-name="T142">М</text:span><text:span text:style-name="T106">одальные глаголы: </text:span><text:span text:style-name="T64">can, could, must, might, may, should, would, will, shall</text:span><text:span text:style-name="T106">.</text:span></text:p>
      <text:p text:style-name="P676"><text:span text:style-name="T132">М</text:span><text:span text:style-name="T178">одальные конструкции: </text:span><text:span text:style-name="T98">be able to, have to, used to</text:span><text:span text:style-name="T178">.</text:span></text:p>
      <text:p text:style-name="P676"><text:span text:style-name="T178"/></text:p>
      <text:p text:style-name="P676"><text:span text:style-name="T216">Глаголы </text:span><text:span text:style-name="T104">w</text:span><text:span text:style-name="T105">ill</text:span><text:span text:style-name="T217"> и </text:span><text:span text:style-name="T104">s</text:span><text:span text:style-name="T105">hall</text:span></text:p>
      <text:p text:style-name="P319"/>
      <text:p text:style-name="P514"><text:span text:style-name="T106">В Future Simple </text:span><text:span text:style-name="T64">will</text:span><text:span text:style-name="T106"> используется как вспомогательный глагол. Но иногда он также</text:span></text:p>
      <text:p text:style-name="P514"><text:span text:style-name="T106">используется как модальный глагол. Это касается ситуац</text:span><text:span text:style-name="T118">и</text:span><text:span text:style-name="T106">й, когда нужно предложить свою помощь либо обратиться за помощью самому.</text:span></text:p>
      <text:p text:style-name="P320"/>
      <text:p text:style-name="P392">You luggage is heavy. I`ll help you — У вас тяжелый багаж. Я помогу вам.</text:p>
      <text:p text:style-name="P392">Will you help me? — Ты мне поможешь?</text:p>
      <text:p text:style-name="P320"/>
      <text:p text:style-name="P473"><text:span text:style-name="T118">Ситуации с </text:span><text:span text:style-name="T69">will</text:span><text:span text:style-name="T118"> переводятся будущим, а с </text:span><text:span text:style-name="T69">won`t </text:span><text:span text:style-name="T118">— настоящим. </text:span><text:span text:style-name="T69">Won`t</text:span><text:span text:style-name="T118"> означает </text:span></text:p>
      <text:p text:style-name="P313">«отказывается» (не смотря на мои ожидание, действие не происходит).</text:p>
      <text:p text:style-name="P312"/>
      <text:p text:style-name="P393">What`s wrong? My Car won`t start — Что случилось? Моя машина не заводится. </text:p>
      <text:p text:style-name="P393">(отказывается заводиться)</text:p>
      <text:p text:style-name="P312"/>
      <text:p text:style-name="P472"><text:soft-page-break/><text:span text:style-name="T119">Модальный глагол </text:span><text:span text:style-name="T70">shall</text:span><text:span text:style-name="T11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70">will</text:span><text:span text:style-name="T119">.</text:span></text:p>
      <text:p text:style-name="P314"/>
      <text:p text:style-name="P472"><text:span text:style-name="T11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70">I</text:span><text:span text:style-name="T119"> или </text:span><text:span text:style-name="T70">we</text:span><text:span text:style-name="T119">.</text:span></text:p>
      <text:p text:style-name="P314"/>
      <text:p text:style-name="P394">Shall I close the door? - Я закрою дверь? (вы не против, если я закрою дверь?)</text:p>
      <text:p text:style-name="P40"><text:span text:style-name="T222">S</text:span><text:span text:style-name="T218">hall we dance? - Потанцуем? (вы не против потанцевать?)</text:span></text:p>
      <text:p text:style-name="P312"/>
      <text:p text:style-name="P292"><text:span text:style-name="T530">Глаголы </text:span><text:span text:style-name="T254">c</text:span><text:span text:style-name="T236">an</text:span> и <text:span text:style-name="T254">c</text:span><text:span text:style-name="T236">ould</text:span></text:p>
      <text:p text:style-name="P314"/>
      <text:p text:style-name="P479"><text:span text:style-name="T82">Can</text:span><text:span text:style-name="T121"> переводится как «умею», «могу», «смогу». </text:span><text:span text:style-name="T140">С</text:span><text:span text:style-name="T121"> частицей </text:span><text:span text:style-name="T82">not</text:span><text:span text:style-name="T121"> в пишется либо </text:span></text:p>
      <text:p text:style-name="P236"><text:span text:style-name="T121">слитно — </text:span><text:span text:style-name="T82">cannot</text:span><text:span text:style-name="T121">, либо сокращенно — </text:span><text:span text:style-name="T82">can`t</text:span><text:span text:style-name="T121">. </text:span><text:span text:style-name="T140">М</text:span><text:span text:style-name="T122">ожет передавать следующие значения:</text:span></text:p>
      <text:list xml:id="list1549009589" text:style-name="L34">
        <text:list-item>
          <text:p text:style-name="P674"><text:span text:style-name="T121">у</text:span><text:span text:style-name="T122">мственные или физические возможности, умение что-то сделать;</text:span></text:p>
        </text:list-item>
        <text:list-item>
          <text:p text:style-name="P588">разрешение или запрет что-то cделать;</text:p>
        </text:list-item>
        <text:list-item>
          <text:p text:style-name="P588">просьба или предложение о помощи;</text:p>
        </text:list-item>
        <text:list-item>
          <text:p text:style-name="P588">неуверенность в совершении действия (в вопросах).</text:p>
        </text:list-item>
      </text:list>
      <text:p text:style-name="P316"/>
      <text:p text:style-name="P41"><text:span text:style-name="T223">H</text:span><text:span text:style-name="T218">e can understand my English — Он может понимать мой английский.</text:span></text:p>
      <text:p text:style-name="P395">You can`t smoke here — Ты не можешь сдесь курить.</text:p>
      <text:p text:style-name="P395">Can I help you? - Я могу вам помочь?</text:p>
      <text:p text:style-name="P321"/>
      <text:p text:style-name="P515"><text:span text:style-name="T121">В </text:span><text:span text:style-name="T106">разговорной речи </text:span><text:span text:style-name="T64">can</text:span><text:span text:style-name="T106"> широко используется именно, когда нужно спросить разрешение </text:span></text:p>
      <text:p text:style-name="P516"><text:span text:style-name="T106">что-то сделать. </text:span><text:span text:style-name="T146">Е</text:span><text:span text:style-name="T144">сли нужно спросить разрешение вежливо, то используется may.</text:span></text:p>
      <text:p text:style-name="P356"/>
      <text:p text:style-name="P482"><text:span text:style-name="T84">Can</text:span><text:span text:style-name="T85"> I use your phone? / May I use your phone? - Я мог</text:span><text:span text:style-name="T84">у</text:span><text:span text:style-name="T85"> воспольз</text:span><text:span text:style-name="T84">оваться</text:span><text:span text:style-name="T85"> </text:span></text:p>
      <text:p text:style-name="P482"><text:span text:style-name="T84">твоим/</text:span><text:span text:style-name="T85">вашим телефоном?</text:span></text:p>
      <text:p text:style-name="P315"/>
      <text:p text:style-name="P517"><text:span text:style-name="T64">Could [куд] </text:span><text:span text:style-name="T106">переводится как «мог», «мог бы» и является прошедшей формой от </text:span><text:span text:style-name="T64">can</text:span><text:span text:style-name="T106">. </text:span></text:p>
      <text:p text:style-name="P322">Его следует использовать, когда мы говорим о том, что что-то умели или могли в прошлом.</text:p>
      <text:p text:style-name="P355">Также <text:span text:style-name="T236">could</text:span> <text:span text:style-name="T549">применяется</text:span> в качестве официальной формы обращения.</text:p>
      <text:p text:style-name="P322"/>
      <text:p text:style-name="P396">I could read at the age of 4 — Я мог читать в 4 года.</text:p>
      <text:p text:style-name="P396">This story could be true — Эта история могла бы быть правдой.</text:p>
      <text:p text:style-name="P297"/>
      <text:p text:style-name="P297"><text:span text:style-name="T528">К</text:span>онструкция <text:span text:style-name="T236">be able to</text:span></text:p>
      <text:p text:style-name="P323"/>
      <text:p text:style-name="P324">Дублирует по значению модальные глаголы <text:span text:style-name="T236">can/could</text:span>. Говорит о возможности </text:p>
      <text:p text:style-name="P324">соверишить действие. <text:span text:style-name="T543">В настоящем времени </text:span><text:span text:style-name="T527">заменяется модальным глаголом </text:span><text:span text:style-name="T253">can</text:span><text:span text:style-name="T543">.</text:span></text:p>
      <text:p text:style-name="P325">В этой конструкции глагол <text:span text:style-name="T236">be</text:span> передает время:</text:p>
      <text:list xml:id="list1352088334" text:style-name="L35">
        <text:list-item>
          <text:p text:style-name="P589">am/is/are able to — могу/может/могут (есть возможность);</text:p>
        </text:list-item>
        <text:list-item>
          <text:p text:style-name="P589">was/were able to — смог/смогли;</text:p>
        </text:list-item>
        <text:list-item>
          <text:p text:style-name="P589">will be able to — смогу/сможет/смогут.</text:p>
        </text:list-item>
      </text:list>
      <text:p text:style-name="P326"/>
      <text:p text:style-name="P475"><text:span text:style-name="T71">B</text:span><text:span text:style-name="T72">e able to</text:span><text:span text:style-name="T123"> передает оттенок </text:span><text:span text:style-name="T124">того, что </text:span><text:span text:style-name="T127">человек</text:span><text:span text:style-name="T124"> обычно не может сделать, но именно тогда </text:span></text:p>
      <text:p text:style-name="P475"><text:span text:style-name="T124">смог (в прошедшем) или сможет (в будущем).</text:span><text:span text:style-name="T123"> </text:span><text:span text:style-name="T124">Т</text:span><text:span text:style-name="T123">. е. не «мог</text:span><text:span text:style-name="T124">у</text:span><text:span text:style-name="T123">», а «</text:span><text:span text:style-name="T124">смогу</text:span><text:span text:style-name="T123">».</text:span></text:p>
      <text:p text:style-name="P327"/>
      <text:p text:style-name="P397">Stacey talked rather quickly, but I was able to understand her — Стэйси говорила довольно быстро, но я смог понять её.</text:p>
      <text:p text:style-name="P397"/>
      <text:p text:style-name="P397">If I learn French, I will be able to understand it — Если я буду учить французский, </text:p>
      <text:p text:style-name="P397"><text:soft-page-break/>я смогу понимать его.</text:p>
      <text:p text:style-name="P397"/>
      <text:p text:style-name="P293"><text:span text:style-name="T530">Глаголы </text:span><text:span text:style-name="T254">m</text:span><text:span text:style-name="T236">ight</text:span> и <text:span text:style-name="T254">m</text:span><text:span text:style-name="T236">ay</text:span></text:p>
      <text:p text:style-name="P397"/>
      <text:p text:style-name="P480"><text:span text:style-name="T141">M</text:span><text:span text:style-name="T75">ight [майт]</text:span><text:span text:style-name="T125"> переводится как «может» или «мог бы», </text:span><text:span text:style-name="T132">а</text:span><text:span text:style-name="T532"> т</text:span>акже <text:span text:style-name="T125">наречием </text:span><text:span text:style-name="T130">«возможно», «вероятно», </text:span><text:span text:style-name="T131">«должно быть», </text:span><text:span text:style-name="T130">«наверное»</text:span><text:span text:style-name="T125">. </text:span></text:p>
      <text:p text:style-name="P353"/>
      <text:p text:style-name="P328">Он указывает на вероятность того, что ситуация может происходить сейчас или произойти </text:p>
      <text:p text:style-name="P328">в ближайшем будущем. Является синонимом фразе <text:span text:style-name="T236">it is possible that</text:span> (возможно, что).</text:p>
      <text:p text:style-name="P412"/>
      <text:p text:style-name="P518"><text:span text:style-name="T64">Look at the sky. It might rain — Посмотри на небо. Возможно </text:span><text:span text:style-name="T74">пойдет дождь.</text:span></text:p>
      <text:p text:style-name="P519"><text:span text:style-name="T74">M</text:span><text:span text:style-name="T64">ight Tom call in the evening? - Том может позвонить вечером? (может</text:span><text:span text:style-name="T76"> ли он позвонить</text:span><text:span text:style-name="T64">?)</text:span></text:p>
      <text:p text:style-name="P397"/>
      <text:p text:style-name="P480"><text:span text:style-name="T141">Отрицание</text:span><text:span text:style-name="T126"> </text:span><text:span text:style-name="T73">might</text:span><text:span text:style-name="T126"> </text:span><text:span text:style-name="T73">not</text:span><text:span text:style-name="T126"> </text:span><text:span text:style-name="T141">сокращается до</text:span><text:span text:style-name="T126"> </text:span><text:span text:style-name="T73">mightn`t [майтэнт]</text:span><text:span text:style-name="T126">.</text:span></text:p>
      <text:p text:style-name="P397"/>
      <text:p text:style-name="P474"><text:span text:style-name="T125">Модальный глагол </text:span><text:span text:style-name="T75">may</text:span><text:span text:style-name="T125"> в современном английском используется </text:span><text:span text:style-name="T126">редко</text:span><text:span text:style-name="T125">. Но его часто применяют, когда нужно предложить помощь незнакомому человеку. </text:span><text:span text:style-name="T145">Он п</text:span><text:span text:style-name="T125">ереводится как «иметь возможность» и по сути </text:span><text:span text:style-name="T126">взаимозаменяем с</text:span><text:span text:style-name="T125"> </text:span><text:span text:style-name="T75">might</text:span><text:span text:style-name="T125">.</text:span></text:p>
      <text:p text:style-name="P398"/>
      <text:p text:style-name="P398">May I help you, sir? Я могу вам помочь, сэр? (имею ли я возможность вам помочь?)</text:p>
      <text:p text:style-name="P354"/>
      <text:p text:style-name="P294"><text:span text:style-name="T531">Глагол </text:span><text:span text:style-name="T256">m</text:span><text:span text:style-name="T236">ust</text:span></text:p>
      <text:p text:style-name="P329"/>
      <text:p text:style-name="P483"><text:span text:style-name="T147">О</text:span><text:span text:style-name="T131">дин из самых распространенных в речи модальных глаголов. </text:span><text:span text:style-name="T148">И</text:span><text:span text:style-name="T131">спользуется в настоящем времени. Переводится как «должен», «обязан» или «должно быть», «</text:span><text:span text:style-name="T128">наверное»</text:span><text:span text:style-name="T131">.</text:span></text:p>
      <text:p text:style-name="P330"/>
      <text:p text:style-name="P235"><text:span text:style-name="T128">П</text:span><text:span text:style-name="T122">ереда</text:span><text:span text:style-name="T128">ет</text:span><text:span text:style-name="T122"> следующие значения</text:span><text:span text:style-name="T129">:</text:span></text:p>
      <text:list xml:id="list1199338835" text:style-name="L36">
        <text:list-item>
          <text:p text:style-name="P590">необходимость, обязанность, долг;</text:p>
        </text:list-item>
        <text:list-item>
          <text:p text:style-name="P591">настойчивый совет, приказ, запрет (в отрицаниях);</text:p>
        </text:list-item>
      </text:list>
      <text:p text:style-name="P413"/>
      <text:p text:style-name="P413">I must go — Я должен идти. </text:p>
      <text:p text:style-name="P612">He must not be at home now — <text:s/><text:span text:style-name="T542">О</text:span>н не должен сейчас быть дома.</text:p>
      <text:p text:style-name="P676"><text:span text:style-name="T99">Must we hurry? — Нам нужно торопиться? </text:span><text:span text:style-name="T100">(должны ли мы торопиться?)</text:span></text:p>
      <text:p text:style-name="P676"><text:span text:style-name="T100"/></text:p>
      <text:p text:style-name="P676"><text:span text:style-name="T129">Отрицание </text:span><text:span text:style-name="T83">must not</text:span><text:span text:style-name="T129"> </text:span><text:span text:style-name="T141">означает</text:span><text:span text:style-name="T129"> «нельзя», «запрещено». Сокращается до </text:span><text:span text:style-name="T83">musn`t [мазнт]</text:span><text:span text:style-name="T129">.</text:span></text:p>
      <text:p text:style-name="P399">You musn`t park here — Здесь нельзя парковаться.</text:p>
      <text:p text:style-name="P330"/>
      <text:p text:style-name="P331">Когда <text:span text:style-name="T23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31"/>
      <text:p text:style-name="P400">She has worked so hard these days. She must<text:span text:style-name="T447"> </text:span>be very tired — </text:p>
      <text:p text:style-name="P400">Она так много работала в эти дни. Она, наверное, очень <text:span text:style-name="T529">уставшая.</text:span></text:p>
      <text:p text:style-name="P401"/>
      <text:p text:style-name="P295">Конструкция <text:span text:style-name="T236">have to</text:span></text:p>
      <text:p text:style-name="P332"/>
      <text:p text:style-name="P334">Дублирует по значению модальный глагол <text:span text:style-name="T236">must</text:span>. Говорит об обязанностях, </text:p>
      <text:p text:style-name="P334">которые человек вынежден выполнять <text:span text:style-name="T544">не по свое воле</text:span>. </text:p>
      <text:p text:style-name="P333"/>
      <text:p text:style-name="P333">В настоящем времени <text:span text:style-name="T236">have to</text:span> и <text:span text:style-name="T236">must</text:span> взаимозаменяемы и часто разницы между ними нет.</text:p>
      <text:p text:style-name="P333">Однако <text:span text:style-name="T236">must</text:span> означает необходимость, которая исходит от самого человека, </text:p>
      <text:p text:style-name="P333">а <text:span text:style-name="T236">have to</text:span> говорит о необходимости, исходящей извне.</text:p>
      <text:p text:style-name="P333"/>
      <text:p text:style-name="P402"><text:soft-page-break/>I must do it — Я должен это сделать (это мой долг).</text:p>
      <text:p text:style-name="P402">I have to do it — Я должен это сделать (того требуют обстоятельства).</text:p>
      <text:p text:style-name="P333"/>
      <text:p text:style-name="P476"><text:span text:style-name="T77">Have to</text:span><text:span text:style-name="T133">, в отличие от </text:span><text:span text:style-name="T77">must</text:span><text:span text:style-name="T133">, может употребляться во всех временах. Форма в будущем </text:span></text:p>
      <text:p text:style-name="P335">времени используется редко и ее предпочитают заменять на форму настоящего.</text:p>
      <text:p text:style-name="P335"/>
      <text:p text:style-name="P335">Отрицательная и вопросительная форма образуется с помощью вспомогательных </text:p>
      <text:p text:style-name="P476"><text:span text:style-name="T133">глаголов </text:span><text:span text:style-name="T77">do/did/will</text:span><text:span text:style-name="T133">. (</text:span><text:span text:style-name="T149">здесь </text:span><text:span text:style-name="T77">have</text:span><text:span text:style-name="T133"> ведет себя как смысловой глагол).</text:span></text:p>
      <text:p text:style-name="P404"/>
      <text:p text:style-name="P403"><text:span text:style-name="T552">I </text:span><text:span text:style-name="T218">had to go — Я должен был идти.</text:span></text:p>
      <text:p text:style-name="P402">He doesn`t have to go — Он не должен идти.</text:p>
      <text:p text:style-name="P414">Will they have to go? — Они должны будут идти?</text:p>
      <text:p text:style-name="P336"/>
      <text:p text:style-name="P520"><text:span text:style-name="T133">В </text:span><text:span text:style-name="T106">отрицательных предложениях </text:span><text:span text:style-name="T64">have to</text:span><text:span text:style-name="T106"> и </text:span><text:span text:style-name="T64">must</text:span><text:span text:style-name="T106"> передают разный смысл. </text:span></text:p>
      <text:p text:style-name="P520"><text:span text:style-name="T64">Must not</text:span><text:span text:style-name="T106"> выражает запрет, а </text:span><text:span text:style-name="T64">heve to</text:span><text:span text:style-name="T106"> — отсутсвие обязанности.</text:span></text:p>
      <text:p text:style-name="P337"/>
      <text:p text:style-name="P402">You mustn`t tell anyone — Ты не должен рассказывать никому.</text:p>
      <text:p text:style-name="P402">You don`t have to tell me everything — Можешь не рассказывать мне всего.</text:p>
      <text:p text:style-name="P335"/>
      <text:p text:style-name="P484"><text:span text:style-name="T78">Have</text:span><text:span text:style-name="T134"> в значении «должен» всегда используется с частицей </text:span><text:span text:style-name="T78">to</text:span><text:span text:style-name="T134">. Если не поставить </text:span><text:span text:style-name="T78">to</text:span><text:span text:style-name="T134"> </text:span></text:p>
      <text:p text:style-name="P484"><text:span text:style-name="T134">после </text:span><text:span text:style-name="T78">have</text:span><text:span text:style-name="T134">, то этот глагол будет ознать «иметь». </text:span></text:p>
      <text:p text:style-name="P335"/>
      <text:p text:style-name="P11"><text:span text:style-name="T184">Г</text:span><text:span text:style-name="T185">лагол </text:span><text:span text:style-name="T103">should</text:span></text:p>
      <text:p text:style-name="P338"/>
      <text:p text:style-name="P485"><text:span text:style-name="T86">Should [шуд] </text:span><text:span text:style-name="T150">подходит</text:span><text:span text:style-name="T134">, чтобы дать</text:span><text:span text:style-name="T150"> вежливый</text:span><text:span text:style-name="T134"> совет. Переводится как «</text:span><text:span text:style-name="T151">следует сделать</text:span><text:span text:style-name="T134">» </text:span></text:p>
      <text:p text:style-name="P485"><text:span text:style-name="T151">или «нужно (так поступить)». </text:span><text:span text:style-name="T153">С</text:span><text:span text:style-name="T151">вязан с на</text:span><text:span text:style-name="T153">с</text:span><text:span text:style-name="T151">тоящим и будущим временем. Грамматически использ</text:span><text:span text:style-name="T150">уется</text:span><text:span text:style-name="T151"> по тем же правилами, что и другие модальные глаголы.</text:span></text:p>
      <text:p text:style-name="P341"/>
      <text:p text:style-name="P44">You should be more attentive — Вам следует быть более внимательным.</text:p>
      <text:p text:style-name="P339"/>
      <text:p text:style-name="P486"><text:span text:style-name="T152">Для</text:span><text:span text:style-name="T151"> совет</text:span><text:span text:style-name="T152">а</text:span><text:span text:style-name="T151">, помимо </text:span><text:span text:style-name="T86">should,</text:span><text:span text:style-name="T151"> можно также использовать обороты, помогающие </text:span></text:p>
      <text:p text:style-name="P486"><text:span text:style-name="T151">выразить мненеие, например </text:span><text:span text:style-name="T86">I think, I don`t think</text:span><text:span text:style-name="T151">.</text:span></text:p>
      <text:p text:style-name="P340"/>
      <text:p text:style-name="P405">I think you should leave — Думаю, вам пора уйти.</text:p>
      <text:p text:style-name="P477"><text:span text:style-name="T79">Should</text:span><text:span text:style-name="T135"> также выражает: недоумение, удивление, возмущение. В этом случае </text:span><text:span text:style-name="T152">он</text:span><text:span text:style-name="T135"> передает эмоциональную окраску высказыванию. Отрицательная форма говорит о плохой зате</text:span><text:span text:style-name="T136">е</text:span><text:span text:style-name="T135">.</text:span></text:p>
      <text:p text:style-name="P339"/>
      <text:p text:style-name="P405">Why should I go there? - Скакой стати мне туда идти?</text:p>
      <text:p text:style-name="P405">You shouldn`t go there — Не нужно туда идти <text:span text:style-name="T550">(это плохая идея)</text:span>.</text:p>
      <text:p text:style-name="P339"/>
      <text:p text:style-name="P12"><text:span text:style-name="T179">Глагол </text:span><text:span text:style-name="T101">would</text:span></text:p>
      <text:p text:style-name="P342"/>
      <text:p text:style-name="P344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534">Грамматически использ</text:span><text:span text:style-name="T535">уется</text:span><text:span text:style-name="T534"> по тем же правилами, что и другие модальные глаголы.</text:span></text:p>
      <text:p text:style-name="P343"/>
      <text:p text:style-name="P346">При переводе <text:span text:style-name="T236">would</text:span>, <text:span text:style-name="T535">по сути, </text:span>выпадает, а идущий после него смысловой глагол, используется с частицей<text:span text:style-name="T257"> </text:span><text:span text:style-name="T236">to</text:span>. <text:span text:style-name="T257">Would</text:span><text:span text:style-name="T537"> часто сокращается до </text:span><text:span text:style-name="T257">`d</text:span><text:span text:style-name="T537"> и произносится как одна буква (поэтому поначалу расслышать </text:span><text:span text:style-name="T257">would</text:span><text:span text:style-name="T537"> в предложении довольно сложно).</text:span></text:p>
      <text:p text:style-name="P343"/>
      <text:p text:style-name="P593"><text:span text:style-name="T533">В</text:span>стречается в вариантах, <text:span text:style-name="T551">когда</text:span>:</text:p>
      <text:list xml:id="list2204240167" text:style-name="L37">
        <text:list-item>
          <text:p text:style-name="P592">соответствует русской частице «бы» (когда представляют ситуацию);</text:p>
        </text:list-item>
        <text:list-item>
          <text:p text:style-name="P592"><text:soft-page-break/>сообщает о привычках прошлого (в этом случае может заменяться на <text:span text:style-name="T236">used to</text:span>).</text:p>
        </text:list-item>
      </text:list>
      <text:p text:style-name="P345"/>
      <text:p text:style-name="P406">I would like to live in New Your — Я бы хотел жить в Нью Йорке <text:span text:style-name="T533">(представил)</text:span>.</text:p>
      <text:p text:style-name="P407">I wouldn`t watch this film with my child — Я бы не смотрела этот фильм с моим ребенком.</text:p>
      <text:p text:style-name="P408">Would you like to go <text:span text:style-name="T536">to the party with us? </text:span>—<text:span text:style-name="T536"> Ты бы хотел пойти с нами на вечеринку?</text:span></text:p>
      <text:p text:style-name="P347"/>
      <text:p text:style-name="P488"><text:span text:style-name="T137">Фраза </text:span><text:span text:style-name="T80">would you like</text:span><text:span text:style-name="T137"> часто используется, когда хотят предложить человеку услугу, </text:span><text:span text:style-name="T155">сервис,</text:span></text:p>
      <text:p text:style-name="P508"><text:span text:style-name="T137">предмет и т. п. Если человек согласен, то он отвечает </text:span><text:span text:style-name="T80">I`d like to</text:span><text:span text:style-name="T137"> (</text:span><text:span text:style-name="T154">я бы хотел</text:span><text:span text:style-name="T137">) </text:span><text:span text:style-name="T154">или </text:span></text:p>
      <text:p text:style-name="P508"><text:span text:style-name="T88">I`d love to</text:span><text:span text:style-name="T154"> </text:span><text:span text:style-name="T137">(с удовольствием). <text:s/></text:span><text:span text:style-name="T80">I`d like to </text:span><text:span text:style-name="T177">можно использовать и в других контекстах, </text:span></text:p>
      <text:p text:style-name="P508"><text:span text:style-name="T177">например вместо</text:span><text:span text:style-name="T97"> I want.</text:span></text:p>
      <text:p text:style-name="P348"/>
      <text:p text:style-name="P487"><text:span text:style-name="T80">Would you like a cup of </text:span><text:span text:style-name="T87">tea</text:span><text:span text:style-name="T80">? Yes, I would — Вы бы хотили чашечку </text:span><text:span text:style-name="T87">чая</text:span><text:span text:style-name="T80">? Да, хотел бы.</text:span></text:p>
      <text:p text:style-name="P348"/>
      <text:p text:style-name="P409">What would you like, coffee or tea? I`d like some cofee — Чтобы вы хотели, </text:p>
      <text:p text:style-name="P409">кофе или чай? Я бы хотел кофе.</text:p>
      <text:p text:style-name="P348"/>
      <text:p text:style-name="P296">Конструкция <text:span text:style-name="T236">used to</text:span></text:p>
      <text:p text:style-name="P348"/>
      <text:p text:style-name="P349">Используется, когда говорят о регулярных вещах, происходящих в прошлом. </text:p>
      <text:p text:style-name="P478"><text:span text:style-name="T138">Британцы </text:span><text:span text:style-name="T139">предпочитают</text:span><text:span text:style-name="T138"> </text:span><text:span text:style-name="T81">used to</text:span><text:span text:style-name="T138">, американцы чаще использую </text:span><text:span text:style-name="T81">would</text:span><text:span text:style-name="T138">.</text:span></text:p>
      <text:p text:style-name="P349"/>
      <text:p text:style-name="P349">На русский <text:span text:style-name="T236">would/used to</text:span> можно перевести как «имел привычку делать» <text:span text:style-name="T539">или</text:span> «раньше».</text:p>
      <text:p text:style-name="P350"><text:span text:style-name="T539">Также </text:span><text:span text:style-name="T236">would/used to</text:span> <text:span text:style-name="T539">подразумевает, что сейчас человек уже не делает того, что делал раньше.</text:span></text:p>
      <text:p text:style-name="P350"/>
      <text:p text:style-name="P351">Как правило <text:span text:style-name="T236">would</text:span> используется в ситуациях, когда указан период во время которого </text:p>
      <text:p text:style-name="P351">человек так не поступал. </text:p>
      <text:p text:style-name="P351"/>
      <text:p text:style-name="P352">После <text:span text:style-name="T236">used to</text:span> стоит глагол в начальной форме. В настоящем времени эта констуркция </text:p>
      <text:p text:style-name="P352">не используется <text:span text:style-name="T540">(для этого есть Present Simple) </text:span>и<text:span text:style-name="T538"> </text:span>часто <text:span text:style-name="T538">выпадает при переводе.</text:span></text:p>
      <text:p text:style-name="P352"/>
      <text:p text:style-name="P410">I used to live in Bristol — Раньше я жил <text:span text:style-name="T541">в Бристоле (а сейчас нет).</text:span></text:p>
      <text:p text:style-name="P411">I didn`t use to drink tea — Раньше я не пил чай (а теперь пью).</text:p>
      <text:p text:style-name="P613">Did you use to play tennis? — Ты раньше играл в теннис?</text:p>
      <text:p text:style-name="P613"><text:span text:style-name="T439"/></text:p>
      <text:p text:style-name="P613"><text:span text:style-name="T439">Повелительно наклонение. Imperative</text:span></text:p>
      <text:p text:style-name="P357"/>
      <text:p text:style-name="P358">Это способ озвучить распоряжение, приказ, <text:span text:style-name="T553">просьбу</text:span> или призыв к действию.</text:p>
      <text:p text:style-name="P358">В речи очень часто используются предложения в форме повелительного наклонения.</text:p>
      <text:p text:style-name="P358"/>
      <text:p text:style-name="P489"><text:span text:style-name="T156">Чтобы выразить приказ или просьбу (</text:span><text:span text:style-name="T157">настойчиво</text:span><text:span text:style-name="T156">), нужно начать предложение с глагола </text:span></text:p>
      <text:p text:style-name="P359">в начальной форме (форма повелительного наклонения только одна).</text:p>
      <text:p text:style-name="P358"/>
      <text:p text:style-name="P45"><text:span text:style-name="T224">C</text:span><text:span text:style-name="T218">ome here — Подойдите сюда ( призыв к действию).</text:span></text:p>
      <text:p text:style-name="P415">Put your gun down! — Опусти оружие! (приказ).</text:p>
      <text:p text:style-name="P415">Help! — Помогите! (настойчивая просьба).</text:p>
      <text:p text:style-name="P360"/>
      <text:p text:style-name="P521"><text:span text:style-name="T106">Чтобы просьба звучала вежливее, </text:span><text:span text:style-name="T158">используют слово please: </text:span><text:span text:style-name="T89">Come here, please</text:span><text:span text:style-name="T158">.</text:span></text:p>
      <text:p text:style-name="P522"><text:span text:style-name="T158">Е</text:span><text:span text:style-name="T106">сли </text:span><text:span text:style-name="T159">человеку предлагают угоститься едой, то часто начинают предложение с </text:span><text:span text:style-name="T90">have</text:span><text:span text:style-name="T159">.</text:span></text:p>
      <text:p text:style-name="P361"/>
      <text:p text:style-name="P416">Have a cake, please — Угощайтесь тортом, пожалуйста.</text:p>
      <text:p text:style-name="P362"/>
      <text:p text:style-name="P697"><text:span text:style-name="T106"/></text:p>
      <text:p text:style-name="P704"><text:span text:style-name="T106">Глагол </text:span><text:span text:style-name="T64">have</text:span><text:span text:style-name="T106"> может входить в устойчивые обороты, связанные с пожеланием. </text:span></text:p>
      <text:p text:style-name="P362">В этом случае он обычно выпадает при переводе.</text:p>
      <text:p text:style-name="P363"/>
      <text:p text:style-name="P46"><text:span text:style-name="T225">H</text:span><text:span text:style-name="T218">ave a nice time — Приятно провести время.</text:span></text:p>
      <text:p text:style-name="P417">Have fun — Повеселитесь.</text:p>
      <text:p text:style-name="P417"/>
      <text:p text:style-name="P112"><text:span text:style-name="T218">Если нужно призвать человека или группу людей совершить что-то вместе, то нужно использовать </text:span><text:span text:style-name="T64">let`s (let us)</text:span><text:span text:style-name="T218"> перед глаголом. Это еще один способ говорить вежливее </text:span></text:p>
      <text:p text:style-name="P364">в повелительном наклонении.</text:p>
      <text:p text:style-name="P364"/>
      <text:p text:style-name="P417">Let`s do it — Давай сделаем это (досл. Позволь нам сделать это).</text:p>
      <text:p text:style-name="P417">Let`s not watch this movie — Давай не будем смотреть этот фильм.</text:p>
      <text:p text:style-name="P364"/>
      <text:p text:style-name="P112"><text:span text:style-name="T218">Если нужно попросить человека не делать что-либо, то нужно начать с </text:span><text:span text:style-name="T64">don`t</text:span><text:span text:style-name="T218">.</text:span></text:p>
      <text:p text:style-name="P417"/>
      <text:p text:style-name="P418">Don`t come here — Не подходи сюда. </text:p>
      <text:p text:style-name="P418">Don`t do it — Не делай этого.</text:p>
      <text:p text:style-name="P418"/>
      <text:p text:style-name="P298">Пассивный<text:span text:style-name="T561"> </text:span>залог. <text:span text:style-name="T562">Passive Voice</text:span></text:p>
      <text:p text:style-name="P365"/>
      <text:p text:style-name="P113"><text:span text:style-name="T218">В английском языке, как и в русском, </text:span><text:span text:style-name="T226">есть 2</text:span><text:span text:style-name="T218"> вида залога: активный и пассивный.</text:span></text:p>
      <text:p text:style-name="P490"><text:span text:style-name="T160">Активный залог </text:span><text:span text:style-name="T161">по другому</text:span><text:span text:style-name="T160"> называется действительным (я сам совершаю действие), </text:span></text:p>
      <text:p text:style-name="P366">а пассивный — страдательным (надо мной совершают действие.)</text:p>
      <text:p text:style-name="P367"/>
      <text:p text:style-name="P368">Порядок слов у предложения в пассивном залоге: </text:p>
      <text:list xml:id="list2237752716" text:style-name="L38">
        <text:list-item>
          <text:p text:style-name="P594">подлежащее;</text:p>
        </text:list-item>
        <text:list-item>
          <text:p text:style-name="P594">сказуемое в пассивном залоге (что сделано?);</text:p>
        </text:list-item>
        <text:list-item>
          <text:p text:style-name="P594">дополнение;</text:p>
        </text:list-item>
        <text:list-item>
          <text:p text:style-name="P594">обстоятельство.</text:p>
        </text:list-item>
      </text:list>
      <text:p text:style-name="P369"/>
      <text:p text:style-name="P491"><text:span text:style-name="T162">Сказуемое в пассивном залоге состоит из 2х частей: вспомогательного глагола </text:span><text:span text:style-name="T94">be</text:span><text:span text:style-name="T162"> </text:span></text:p>
      <text:p text:style-name="P491"><text:span text:style-name="T162">и смыслового глагола в 3й форме </text:span><text:span text:style-name="T175">(для </text:span><text:span text:style-name="T176">группы </text:span><text:span text:style-name="T175">Simple)</text:span><text:span text:style-name="T162">.</text:span></text:p>
      <text:p text:style-name="P370"/>
      <text:p text:style-name="P47"><text:span text:style-name="T229">I finished my work</text:span><text:span text:style-name="T218"> yesterday — </text:span><text:span text:style-name="T229">Я закончил работу</text:span><text:span text:style-name="T218"> вчера (активный залог).</text:span></text:p>
      <text:p text:style-name="P47"><text:span text:style-name="T229">The work was finished</text:span><text:span text:style-name="T218"> yesterday — </text:span><text:span text:style-name="T229">Работа была закончена</text:span><text:span text:style-name="T218"> вчера (пассивный залог).</text:span></text:p>
      <text:p text:style-name="P497"><text:span text:style-name="T173">П</text:span><text:span text:style-name="T172">ассивный залог </text:span><text:span text:style-name="T173">обычно </text:span><text:span text:style-name="T172">используется, когда автор действия неизвестен, не важен </text:span></text:p>
      <text:p text:style-name="P114"><text:span text:style-name="T218">или намеренно скрыт. </text:span><text:span text:style-name="T227">Пассивный залог часто применяется в деловой речи.</text:span></text:p>
      <text:p text:style-name="P419"/>
      <text:p text:style-name="P420">This house is quite old. It was buil in 1990 — Дом старый. Он был простроен в 1990 году.</text:p>
      <text:p text:style-name="P420">(кто построил дом — неизвестно; известен только дом, и что с ним сделали — построили).</text:p>
      <text:p text:style-name="P421"/>
      <text:p text:style-name="P492"><text:span text:style-name="T163">Если нужно указать </text:span><text:span text:style-name="T164">автора</text:span><text:span text:style-name="T163"> действи</text:span><text:span text:style-name="T164">я</text:span><text:span text:style-name="T163">, то это можно сделать в дополнении </text:span></text:p>
      <text:p text:style-name="P492"><text:span text:style-name="T163">с использованием предлога </text:span><text:span text:style-name="T95">by</text:span><text:span text:style-name="T163"> (кем).</text:span></text:p>
      <text:p text:style-name="P371"/>
      <text:p text:style-name="P420">Ann Karenina was written by Leo Tolstoy — Анна Каренина была написана Львом Толстым.</text:p>
      <text:p text:style-name="P493"><text:span text:style-name="T91">(</text:span><text:span text:style-name="T92">над книгой совершили действие — ее написали</text:span><text:span text:style-name="T91">)</text:span></text:p>
      <text:p text:style-name="P422"/>
      <text:p text:style-name="P494"><text:span text:style-name="T165">Подлежащие </text:span><text:span text:style-name="T93">I</text:span><text:span text:style-name="T165">, в предложении с пассивным залогом, часто переводится </text:span></text:p>
      <text:p text:style-name="P372">не как «я», а как «мне/мной/меня».</text:p>
      <text:p text:style-name="P373"/>
      <text:p text:style-name="P423">I am ignored all the time — Меня игнорируют все время.</text:p>
      <text:p text:style-name="P423">I was born in 1990 — Я родился в 1990 году (Меня родили в 1990 году).</text:p>
      <text:p text:style-name="P498"><text:soft-page-break/><text:span text:style-name="T165">При переводе </text:span><text:span text:style-name="T93">I was born</text:span><text:span text:style-name="T165">, не совсем понятно, что это пассивный залог </text:span><text:span text:style-name="T171">(</text:span><text:span text:style-name="T96">I</text:span><text:span text:style-name="T171"> переводится как «я»)</text:span><text:span text:style-name="T165">.</text:span></text:p>
      <text:p text:style-name="P238"><text:span text:style-name="T165">В английском таких фраз мног. </text:span><text:span text:style-name="T174">Их</text:span><text:span text:style-name="T165"> нужно просто </text:span><text:span text:style-name="T174">запомнить</text:span><text:span text:style-name="T165">, </text:span><text:span text:style-name="T166">например:</text:span></text:p>
      <text:list xml:id="list3500408153" text:style-name="L39">
        <text:list-item>
          <text:p text:style-name="P595">be born — родился (в Past Simple);</text:p>
        </text:list-item>
        <text:list-item>
          <text:p text:style-name="P595">be gone — умер (в Present Simple).</text:p>
        </text:list-item>
      </text:list>
      <text:p text:style-name="P374"/>
      <text:p text:style-name="P375">Present Simple Passive:</text:p>
      <text:p text:style-name="P424">Children are taught at school — Детей учат в школе.</text:p>
      <text:p text:style-name="P375"/>
      <text:p text:style-name="P375">Past Simple Passive:</text:p>
      <text:p text:style-name="P424">I was taught to ride a bike by my dadschool — Меня научил ездить на велосипеде папа.</text:p>
      <text:p text:style-name="P375"/>
      <text:p text:style-name="P375">Future Simple Passive:</text:p>
      <text:p text:style-name="P424">I will be taught English at university — Меня будут учить английскому в универе.</text:p>
      <text:p text:style-name="P424"/>
      <text:p text:style-name="P377">Present Perfect Passive <text:span text:style-name="T558">требует дополнительно</text:span><text:span text:style-name="T560">го</text:span><text:span text:style-name="T558"> слов</text:span><text:span text:style-name="T560">а</text:span><text:span text:style-name="T558"> </text:span><text:span text:style-name="T259">been, </text:span><text:span text:style-name="T560">после</text:span><text:span text:style-name="T260"> have</text:span><text:span text:style-name="T558">. </text:span></text:p>
      <text:p text:style-name="P378">Если его не указать, то предложение будет в форме активного залога (Present Perfect).</text:p>
      <text:p text:style-name="P376"/>
      <text:p text:style-name="P425">I have been taught an important lesson — Мне преподали важный урок.</text:p>
      <text:p text:style-name="P426">I have <text:span text:style-name="T559">taught an important lesson — </text:span>Я преподал важный урок.</text:p>
      <text:p text:style-name="P379"/>
      <text:p text:style-name="P375">Предложение в Present Perfect Passive можно перепутать с Present Perfect Continuous.</text:p>
      <text:p text:style-name="P375">Здесь главное в том, что в Passive смысловой глагол стоит в 3й форме, </text:p>
      <text:p text:style-name="P115"><text:span text:style-name="T218">а в Continuous — с окончанием </text:span><text:span text:style-name="T64">ing</text:span><text:span text:style-name="T218">.</text:span></text:p>
      <text:p text:style-name="P375"/>
      <text:p text:style-name="P495"><text:span text:style-name="T43">I have been </text:span><text:span text:style-name="T45">speaking</text:span><text:span text:style-name="T43"> English for 2 years. </text:span><text:span text:style-name="T44">—</text:span><text:span text:style-name="T43"> Я </text:span><text:span text:style-name="T45">говорю по</text:span><text:span text:style-name="T43"> английски уже 2 года.</text:span></text:p>
      <text:p text:style-name="P495"><text:span text:style-name="T43">I </text:span><text:span text:style-name="T46">have been </text:span><text:span text:style-name="T45">spoken English — </text:span><text:span text:style-name="T47">Со мной</text:span><text:span text:style-name="T45"> говорили по английски.</text:span></text:p>
      <text:p text:style-name="P427"/>
      <text:p text:style-name="P496"><text:span text:style-name="T187">Т</text:span><text:span text:style-name="T188">акже можно легко перепутать ситуации, когда be используется с прилагательным </text:span><text:span text:style-name="T189">и</text:span><text:span text:style-name="T188"> когда </text:span></text:p>
      <text:p text:style-name="P496"><text:span text:style-name="T189">с</text:span><text:span text:style-name="T188"> пассивн</text:span><text:span text:style-name="T189">ым</text:span><text:span text:style-name="T188"> залог</text:span><text:span text:style-name="T189">ом</text:span><text:span text:style-name="T188">. Здесь важно отлич</text:span><text:span text:style-name="T189">а</text:span><text:span text:style-name="T188">ть прилагательное от глагола.</text:span></text:p>
      <text:p text:style-name="P428"/>
      <text:p text:style-name="P220"><text:span text:style-name="T60">I am interested in art — Я</text:span><text:span text:style-name="T61"> интересуюсь</text:span><text:span text:style-name="T62"> </text:span><text:span text:style-name="T61">искусством </text:span><text:span text:style-name="T59">(interested — прилагательное)</text:span><text:span text:style-name="T61">.</text:span></text:p>
      <text:p text:style-name="P693"><text:span text:style-name="T45">I </text:span><text:span text:style-name="T41">am ignored all the time — Меня игнорируют все время (ignored — глагол в 3й форме).</text:span></text:p>
      <text:p text:style-name="P693"><text:span text:style-name="T57"/></text:p>
      <text:p text:style-name="P693"><text:span text:style-name="T213">Вопросительные предложения</text:span></text:p>
      <text:p text:style-name="P255"/>
      <text:p text:style-name="P257">Чтобы задать вопрос, нужно придерживаться обратного порядка слов, когда </text:p>
      <text:p text:style-name="P257">вспомогательный глагол стоит перед подлежащим (см. выше).</text:p>
      <text:p text:style-name="P257"/>
      <text:p text:style-name="P257">В вопросе может не быть вопросительного слова, смыслового глагола, дополнения, </text:p>
      <text:p text:style-name="P257">но в нем всегда есть вспомогательный глагол и подлежащее.</text:p>
      <text:p text:style-name="P257"/>
      <text:p text:style-name="P678">В английском есть 5 типов вопросов:</text:p>
      <text:p text:style-name="P259"/>
      <text:p text:style-name="P258">1. Общий вопрос.</text:p>
      <text:p text:style-name="P258"/>
      <text:p text:style-name="P258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258"/>
      <text:p text:style-name="P523"><text:span text:style-name="T190">Чтобы коротко ответить на </text:span><text:span text:style-name="T191">такой </text:span><text:span text:style-name="T190">вопрос, недостаточно просто написать </text:span><text:span text:style-name="T48">yes/no</text:span><text:span text:style-name="T190">. Нужно также добавить корешок — местоимение со вспомогательным глаголом. </text:span><text:span text:style-name="T192">Корешок</text:span><text:span text:style-name="T190"> будет указыват</text:span><text:span text:style-name="T192">ь</text:span><text:span text:style-name="T190"> на мысль, которая была сказана в предыдушем предложении:</text:span></text:p>
      <text:p text:style-name="P429"><text:soft-page-break/><text:span text:style-name="T447">Do you play</text:span> the piano? <text:span text:style-name="T311">—</text:span> Yes, <text:span text:style-name="T448">I do</text:span><text:span text:style-name="T454">.</text:span></text:p>
      <text:p text:style-name="P430"><text:span text:style-name="T448">Does Rita play</text:span><text:span text:style-name="T454"> football? </text:span><text:span text:style-name="T311">— </text:span><text:span text:style-name="T454">No, </text:span><text:span text:style-name="T448">she doesn`t</text:span><text:span text:style-name="T454">.</text:span> </text:p>
      <text:p text:style-name="P256"/>
      <text:p text:style-name="P258">2. Разделительный вопрос.</text:p>
      <text:p text:style-name="P258"/>
      <text:p text:style-name="P502"><text:span text:style-name="T193">Вопрос, который часто используется в разговорной речи, когда собеседник пытается </text:span><text:span text:style-name="T199">начать или поддержать беседу. Также с помощью таких вопросов можно </text:span><text:span text:style-name="T193">выяснить какую-то информацию на основе имеющихся фактов.</text:span></text:p>
      <text:p text:style-name="P260"/>
      <text:p text:style-name="P499"><text:span text:style-name="T193">С</text:span><text:span text:style-name="T194">остоит из 2х частей, разделенных запятой: утверждения и противоположного корешка. </text:span></text:p>
      <text:p text:style-name="P261">Корешок можно переводить словами: «правда?» «да?», «не так ли?», «верно?»</text:p>
      <text:p text:style-name="P261"/>
      <text:p text:style-name="P48"><text:span text:style-name="T32">Y</text:span><text:span text:style-name="T31">ou play tennis every day, don`t you? </text:span><text:span text:style-name="T33">—</text:span><text:span text:style-name="T31"> Ты играешь в теннис, да?</text:span></text:p>
      <text:p text:style-name="P261"/>
      <text:p text:style-name="P499"><text:span text:style-name="T194">В </text:span><text:span text:style-name="T195">корешке </text:span><text:span text:style-name="T194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262"/>
      <text:p text:style-name="P263">Если в главной части отрицание, то в корешке должно быть утверждение (и наоборот). </text:p>
      <text:p text:style-name="P42"><text:span text:style-name="T34">You </text:span><text:span text:style-name="T35">don`t like tomato juice, do you? </text:span><text:span text:style-name="T33">—</text:span><text:span text:style-name="T35"> Ты не любишь томатный сок, да?</text:span></text:p>
      <text:p text:style-name="P263"/>
      <text:p text:style-name="P500"><text:span text:style-name="T196">Если в гланой части используется </text:span><text:span text:style-name="T49">I am</text:span><text:span text:style-name="T196">, то в корешке нужно говорить </text:span><text:span text:style-name="T49">aren`t I</text:span><text:span text:style-name="T196">, а не </text:span><text:span text:style-name="T49">amn`t I</text:span><text:span text:style-name="T196">.</text:span></text:p>
      <text:p text:style-name="P49"><text:span text:style-name="T34">I </text:span><text:span text:style-name="T31">am a famous artist, aren`t I? - Я знаменитая художница, да?</text:span></text:p>
      <text:p text:style-name="P263"/>
      <text:p text:style-name="P264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264"/>
      <text:p text:style-name="P501"><text:span text:style-name="T197">П</text:span><text:span text:style-name="T198">осему на такие вопросы лучше отвечать так, чтобы ответ отражал реальное </text:span></text:p>
      <text:p text:style-name="P265">положение дел, а не форму вопроса.</text:p>
      <text:p text:style-name="P265"/>
      <text:p text:style-name="P43"><text:span text:style-name="T36">T</text:span><text:span text:style-name="T31">hat isn`t your car, is it? Yes, it is — Это не твоя машина, да? Нет, моя</text:span></text:p>
      <text:p text:style-name="P510"><text:span text:style-name="T56">Можно</text:span><text:span text:style-name="T41"> ответить </text:span><text:span text:style-name="T56">и так</text:span><text:span text:style-name="T41">: Yes, it is my car — Да, это моя машина.</text:span></text:p>
      <text:p text:style-name="P694"><text:span text:style-name="T194"/></text:p>
      <text:p text:style-name="P694"><text:span text:style-name="T194">3. </text:span><text:span text:style-name="T186">Специальный вопрос.</text:span></text:p>
      <text:p text:style-name="P266"/>
      <text:p text:style-name="P267">Самый популярный тип вопроса. Используется для получения доп. информации, </text:p>
      <text:p text:style-name="P524"><text:span text:style-name="T186">поэтому всегда начинается с вопросительного слова </text:span><text:span text:style-name="T201">или связки</text:span><text:span text:style-name="T186">.</text:span></text:p>
      <text:p text:style-name="P268"/>
      <text:p text:style-name="P269">Вопросительные слова:</text:p>
      <text:list xml:id="list15311165" text:style-name="L40">
        <text:list-item>
          <text:p text:style-name="P680"><text:span text:style-name="T186">who [ху] — </text:span><text:span text:style-name="T200">кто</text:span><text:span text:style-name="T186">;</text:span></text:p>
        </text:list-item>
        <text:list-item>
          <text:p text:style-name="P680"><text:span text:style-name="T186">whom [хум] — </text:span><text:span text:style-name="T200">кого</text:span><text:span text:style-name="T186">;</text:span></text:p>
        </text:list-item>
        <text:list-item>
          <text:p text:style-name="P680"><text:span text:style-name="T186">whose [хуз] — </text:span><text:span text:style-name="T200">чей</text:span><text:span text:style-name="T186">;</text:span></text:p>
        </text:list-item>
        <text:list-item>
          <text:p text:style-name="P680"><text:span text:style-name="T186">what — </text:span><text:span text:style-name="T200">что, какой</text:span><text:span text:style-name="T186">;</text:span></text:p>
        </text:list-item>
        <text:list-item>
          <text:p text:style-name="P680"><text:span text:style-name="T186">which — </text:span><text:span text:style-name="T200">который</text:span><text:span text:style-name="T186">;</text:span></text:p>
        </text:list-item>
        <text:list-item>
          <text:p text:style-name="P680"><text:span text:style-name="T186">where [</text:span><text:span text:style-name="T200">вэа</text:span><text:span text:style-name="T186">] — </text:span><text:span text:style-name="T200">где, куда</text:span><text:span text:style-name="T186">;</text:span></text:p>
        </text:list-item>
        <text:list-item>
          <text:p text:style-name="P680"><text:span text:style-name="T186">when — </text:span><text:span text:style-name="T200">когда</text:span><text:span text:style-name="T186">;</text:span></text:p>
        </text:list-item>
        <text:list-item>
          <text:p text:style-name="P680"><text:span text:style-name="T186">why [</text:span><text:span text:style-name="T200">вай</text:span><text:span text:style-name="T186">] — </text:span><text:span text:style-name="T200">зачем, почему</text:span><text:span text:style-name="T186">;</text:span></text:p>
        </text:list-item>
        <text:list-item>
          <text:p text:style-name="P597">how [хау] — как;</text:p>
        </text:list-item>
        <text:list-item>
          <text:p text:style-name="P680"><text:span text:style-name="T186">how often [хау офэн] — </text:span><text:span text:style-name="T200">как часто</text:span><text:span text:style-name="T186">;</text:span></text:p>
        </text:list-item>
        <text:list-item>
          <text:p text:style-name="P680"><text:span text:style-name="T186">how many — </text:span><text:span text:style-name="T200">сколько (исчисляемые существительные)</text:span><text:span text:style-name="T186">;</text:span></text:p>
        </text:list-item>
        <text:list-item>
          <text:p text:style-name="P680"><text:span text:style-name="T186">how much — </text:span><text:span text:style-name="T200">сколько (неисчесляемые существительные)</text:span><text:span text:style-name="T186">;</text:span></text:p>
        </text:list-item>
        <text:list-item>
          <text:p text:style-name="P680"><text:span text:style-name="T186">how long [хау лон] — </text:span><text:span text:style-name="T200">как долго</text:span><text:span text:style-name="T186">;</text:span></text:p>
        </text:list-item>
        <text:list-item>
          <text:p text:style-name="P680"><text:soft-page-break/><text:span text:style-name="T186">how long ago — </text:span><text:span text:style-name="T200">как давно</text:span><text:span text:style-name="T186">;</text:span></text:p>
        </text:list-item>
        <text:list-item>
          <text:p text:style-name="P680"><text:span text:style-name="T186">how old — </text:span><text:span text:style-name="T200">сколько лет</text:span><text:span text:style-name="T186">.</text:span></text:p>
        </text:list-item>
      </text:list>
      <text:p text:style-name="P262"/>
      <text:p text:style-name="P525"><text:span text:style-name="T50">W</text:span><text:span text:style-name="T41">hat</text:span><text:span text:style-name="T186"> и </text:span><text:span text:style-name="T41">which</text:span><text:span text:style-name="T186"> могут использоваться отдельно или с уточняющим словом, обычно, существительным, и тогда переводятся как «какой» и «какой из» </text:span><text:span text:style-name="T201">соотв</text:span><text:span text:style-name="T186">. </text:span></text:p>
      <text:p text:style-name="P270"/>
      <text:p text:style-name="P431">What do you like? — Что ты любишь?</text:p>
      <text:p text:style-name="P431">What car have you got? — Какая у тебя машина?</text:p>
      <text:p text:style-name="P431">Which car is yours? — Какая из машин твоя? </text:p>
      <text:p text:style-name="P431"/>
      <text:p text:style-name="P50"><text:span text:style-name="T37">Which</text:span><text:span text:style-name="T201"> подразумевает выбор из нескольких вариантов.</text:span></text:p>
      <text:p text:style-name="P271"/>
      <text:p text:style-name="P503"><text:span text:style-name="T202">Слово </text:span><text:span text:style-name="T51">how</text:span><text:span text:style-name="T202"> чаще присутствует в </text:span><text:span text:style-name="T204">связке</text:span><text:span text:style-name="T202"> с прилагательным или наречием, но может употребляться и самостоятельно.</text:span></text:p>
      <text:p text:style-name="P272"/>
      <text:p text:style-name="P432">How old are you? — Сколько тебе лет?</text:p>
      <text:p text:style-name="P432">How are you? — Как ты?</text:p>
      <text:p text:style-name="P271"/>
      <text:p text:style-name="P51"><text:span text:style-name="T186">Вопрос с </text:span><text:span text:style-name="T31">how much</text:span><text:span text:style-name="T186"> задают, когда спрашивают о веществах, жидкостях или абстрактных понятиях </text:span><text:span text:style-name="T203">(что нельзя количественно посчитать)</text:span><text:span text:style-name="T186">. А с </text:span><text:span text:style-name="T31">how many</text:span><text:span text:style-name="T186">, когда спрашивают </text:span></text:p>
      <text:p text:style-name="P273">о нескольких предметах. </text:p>
      <text:p text:style-name="P272"/>
      <text:p text:style-name="P432">How much money have you got? — Сколько у тебя денег? (<text:span text:style-name="T564">много, </text:span>абстракция).</text:p>
      <text:p text:style-name="P432">How many friends have you got? — Сколько у тебя друзей? (<text:span text:style-name="T565">10, </text:span>количество).</text:p>
      <text:p text:style-name="P432"/>
      <text:p text:style-name="P274">4. Вопрос к подлежащему.</text:p>
      <text:p text:style-name="P274"/>
      <text:p text:style-name="P504"><text:span text:style-name="T205">Задается, когда хотят узнать кто или что совершает действие. Начинается со слова </text:span><text:span text:style-name="T52">who</text:span><text:span text:style-name="T205"> </text:span></text:p>
      <text:p text:style-name="P504"><text:span text:style-name="T205">или </text:span><text:span text:style-name="T52">what</text:span><text:span text:style-name="T205">, которое заменяют собой подлежащее. При этом порядок слов остается таким же, что и в утрверждении. В</text:span><text:span text:style-name="T206">спомогательный глагол часто отсутсвует в таком вопросе.</text:span></text:p>
      <text:p text:style-name="P275"/>
      <text:p text:style-name="P433">Who is in the Room? — Кто в комнате?</text:p>
      <text:p text:style-name="P676"><text:span text:style-name="T58">What was that? — Что это было?</text:span></text:p>
      <text:p text:style-name="P676"><text:span text:style-name="T58"/></text:p>
      <text:p text:style-name="P676"><text:span text:style-name="T53">W</text:span><text:span text:style-name="T41">ho/what</text:span><text:span text:style-name="T186"> </text:span><text:span text:style-name="T207">условно </text:span><text:span text:style-name="T186">являются 3м лицом единственного числа — т. е. </text:span><text:span text:style-name="T41">he/she/it</text:span><text:span text:style-name="T186">.</text:span></text:p>
      <text:p text:style-name="P276"/>
      <text:p text:style-name="P505"><text:span text:style-name="T186">Если подлежащее предполагается во множественном числе, то </text:span><text:span text:style-name="T206">в форму множественного числа нужно поставить глагол.</text:span></text:p>
      <text:p text:style-name="P276"/>
      <text:p text:style-name="P52"><text:span text:style-name="T31">Who </text:span><text:span text:style-name="T40">are</text:span><text:span text:style-name="T31"> my best friends? → </text:span><text:span text:style-name="T40">Mike and Paul</text:span><text:span text:style-name="T31"> are my best friends.</text:span></text:p>
      <text:p text:style-name="P276"/>
      <text:p text:style-name="P277">5. Вопрос с альтернативой.</text:p>
      <text:p text:style-name="P277"/>
      <text:p text:style-name="P526"><text:span text:style-name="T186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41">or</text:span><text:span text:style-name="T186"> (в подлежащем, сказуемоем, дополнении или даже в слове </text:span><text:span text:style-name="T41">not</text:span><text:span text:style-name="T186">).</text:span></text:p>
      <text:p text:style-name="P506"><text:span text:style-name="T31"/></text:p>
      <text:p text:style-name="P506"><text:span text:style-name="T31">Does </text:span><text:span text:style-name="T40">your mother or your father</text:span><text:span text:style-name="T31"> help you? (</text:span><text:span text:style-name="T38">п</text:span><text:span text:style-name="T31">одлежаще</text:span><text:span text:style-name="T38">е</text:span><text:span text:style-name="T31">)</text:span></text:p>
      <text:p text:style-name="P506"><text:span text:style-name="T54">Has he just </text:span><text:span text:style-name="T63">arrived or left</text:span><text:span text:style-name="T54">? (в смыслово</text:span><text:span text:style-name="T55">й</text:span><text:span text:style-name="T54"> глагол)</text:span></text:p>
      <text:p text:style-name="P506"><text:span text:style-name="T54">Will you go to Kiev </text:span><text:span text:style-name="T63">by train or by plane</text:span><text:span text:style-name="T54">? (дополнени</text:span><text:span text:style-name="T55">е</text:span><text:span text:style-name="T54">)</text:span></text:p>
      <text:p text:style-name="P506"><text:span text:style-name="T54">Do you like </text:span><text:span text:style-name="T63">sushi or not</text:span><text:span text:style-name="T54">? (слов</text:span><text:span text:style-name="T55">о</text:span><text:span text:style-name="T54"> not)</text:span></text:p>
      <text:p text:style-name="P662"><text:soft-page-break/><text:span text:style-name="T39">В</text:span><text:span text:style-name="T31">опросы с предлогами.</text:span></text:p>
      <text:p text:style-name="P278"/>
      <text:p text:style-name="P280">По началу вызывают много трудностей, т. к. в русском языке предлог и вопросительное </text:p>
      <text:p text:style-name="P280">слово стоят рядом, а в английском они находятся в разных местах. </text:p>
      <text:p text:style-name="P281"/>
      <text:p text:style-name="P281">В английском вопросе предлог стоит в самом конце, но при переводе </text:p>
      <text:p text:style-name="P281">относится к началу предложения.</text:p>
      <text:p text:style-name="P281"/>
      <text:p text:style-name="P527"><text:span text:style-name="T27">W</text:span><text:span text:style-name="T26">ho</text:span><text:span text:style-name="T186"> do you meet </text:span><text:span text:style-name="T563">with</text:span><text:span text:style-name="T186">? — </text:span><text:span text:style-name="T563">С</text:span><text:span text:style-name="T186"> </text:span><text:span text:style-name="T26">кем</text:span><text:span text:style-name="T186"> ты встречаешься?</text:span></text:p>
      <text:p text:style-name="P527"><text:span text:style-name="T27">W</text:span><text:span text:style-name="T26">hat</text:span><text:span text:style-name="T186"> are you looking </text:span><text:span text:style-name="T563">at</text:span><text:span text:style-name="T186">? — </text:span><text:span text:style-name="T563">На</text:span><text:span text:style-name="T186"> </text:span><text:span text:style-name="T26">что</text:span><text:span text:style-name="T186"> ты смотришь?</text:span></text:p>
      <text:p text:style-name="P282"/>
      <text:p text:style-name="P507"><text:span text:style-name="T209">Ч</text:span><text:span text:style-name="T208">асто логика использования предлогов в русском и английском не совпадают. </text:span></text:p>
      <text:p text:style-name="P283">Поэтому лучше запомнить некоторые устойчивые сочетания предлогов с глаголами, </text:p>
      <text:p text:style-name="P284">которые встречаются достаточно часто:</text:p>
      <text:list xml:id="list3675670666" text:style-name="L41">
        <text:list-item>
          <text:p text:style-name="P681"><text:span text:style-name="T186">what … like — на что похож (здесь </text:span><text:span text:style-name="T41">like</text:span><text:span text:style-name="T186"> не глагол, а предлог);</text:span></text:p>
        </text:list-item>
        <text:list-item>
          <text:p text:style-name="P598">look at — стмотреть на;</text:p>
        </text:list-item>
        <text:list-item>
          <text:p text:style-name="P598">look for — искать;</text:p>
        </text:list-item>
        <text:list-item>
          <text:p text:style-name="P598">listen to — слушать;</text:p>
        </text:list-item>
        <text:list-item>
          <text:p text:style-name="P598">wait for — ждать;</text:p>
        </text:list-item>
        <text:list-item>
          <text:p text:style-name="P598">stay at — останавливаться (например, в отеле).</text:p>
        </text:list-item>
      </text:list>
      <text:p text:style-name="P527"/>
      <text:p text:style-name="P434">What does he look like? — Как он выглядит?</text:p>
      <text:p text:style-name="P434">What are you looking at? — На что ты смотришь?</text:p>
      <text:p text:style-name="P282"/>
      <text:p text:style-name="P509"><text:span text:style-name="T208">П</text:span><text:span text:style-name="T211">римеры </text:span><text:span text:style-name="T210">5</text:span><text:span text:style-name="T211"> типов вопросов во всех временах, а также с модальными глаголами </text:span></text:p>
      <text:p text:style-name="P286">можно найти на стр. 146.</text:p>
      <text:p text:style-name="P285"/>
      <text:p text:style-name="P287">Отрицательные предложения</text:p>
      <text:p text:style-name="P279"/>
      <text:p text:style-name="P601">Чтобы придать мысли отрицательное значение, используются 2 способа:</text:p>
      <text:list xml:id="list1859187170" text:style-name="L42">
        <text:list-item>
          <text:p text:style-name="P600">отрицательная частица <text:span text:style-name="T236">not</text:span>;</text:p>
        </text:list-item>
        <text:list-item>
          <text:p text:style-name="P600">слово <text:span text:style-name="T236">never</text:span> (и другие слова, придающие отрицательное значение).</text:p>
        </text:list-item>
      </text:list>
      <text:p text:style-name="P599"/>
      <text:p text:style-name="P602">Частица <text:span text:style-name="T236">not</text:span> стоит всегда в связке либо со вспомогательным глаголом, либо с модальным.</text:p>
      <text:p text:style-name="P602">Она является частью сказуемого. Переводится как «не».</text:p>
      <text:p text:style-name="P602"/>
      <text:p text:style-name="P614">I not like horror movies (неправильно, остуствует вспомогательный глагол)</text:p>
      <text:p text:style-name="P614">I do n<text:span text:style-name="T566">o</text:span>t like horror movies (правильно <text:span text:style-name="T567">для простых предложений</text:span>)</text:p>
      <text:p text:style-name="P602"/>
      <text:p text:style-name="P603">В сложных предложениях, где несколько глаголов, используются другие правила.</text:p>
      <text:p text:style-name="P606"><text:span text:style-name="T576">C</text:span>казуемым обычно является самый первый глагол. Если отрицатульную мысль сообщить </text:p>
      <text:p text:style-name="P606">в дополнении, то not будет стоять самостоятельно.</text:p>
      <text:p text:style-name="P605"/>
      <text:p text:style-name="P607">It`s quite impolite not to call me back — Очень не вежливо не перезванивать мне.</text:p>
      <text:p text:style-name="P679"><text:span text:style-name="T212">(здесь сказуемым является первый глагол — is)</text:span></text:p>
      <text:p text:style-name="P679"><text:span text:style-name="T212"/></text:p>
      <text:p text:style-name="P700"><text:span text:style-name="T215">С</text:span><text:span text:style-name="T214">амые важные глаголы</text:span></text:p>
      <text:p text:style-name="P699"><text:span text:style-name="T186"/></text:p>
      <text:p text:style-name="P57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51951554320">
          <table:table-cell table:style-name="Table7.A1" office:value-type="string">
            <text:p text:style-name="P541"/>
          </table:table-cell>
          <table:table-cell table:style-name="Table7.A1" office:value-type="string">
            <text:p text:style-name="P529">Past</text:p>
          </table:table-cell>
          <table:table-cell table:style-name="Table7.A1" office:value-type="string">
            <text:p text:style-name="P529">Present</text:p>
          </table:table-cell>
          <table:table-cell table:style-name="Table7.D1" office:value-type="string">
            <text:p text:style-name="P529">Future</text:p>
          </table:table-cell>
        </table:table-row>
        <table:table-row table:style-name="TableLine94551949839216">
          <table:table-cell table:style-name="Table7.A2" office:value-type="string">
            <text:p text:style-name="P536">+</text:p>
          </table:table-cell>
          <table:table-cell table:style-name="Table7.A2" office:value-type="string">
            <text:p text:style-name="P562">I/y<text:span text:style-name="T526">ou</text:span>/w<text:span text:style-name="T526">e</text:span>/t<text:span text:style-name="T526">hey</text:span>/he/she/it</text:p>
            <text:p text:style-name="P562">started</text:p>
          </table:table-cell>
          <table:table-cell table:style-name="Table7.A2" office:value-type="string">
            <text:p text:style-name="P553">I/you/we/they start</text:p>
            <text:p text:style-name="P553">He/she/it starts</text:p>
          </table:table-cell>
          <table:table-cell table:style-name="Table7.D2" office:value-type="string">
            <text:p text:style-name="P565">I/y<text:span text:style-name="T526">ou</text:span>/w<text:span text:style-name="T526">e</text:span>/t<text:span text:style-name="T526">hey</text:span>/he/she/it </text:p>
            <text:p text:style-name="P565">will start</text:p>
          </table:table-cell>
        </table:table-row>
        <table:table-row table:style-name="TableLine94551949862288">
          <table:table-cell table:style-name="Table7.A2" office:value-type="string">
            <text:p text:style-name="P530">-</text:p>
          </table:table-cell>
          <table:table-cell table:style-name="Table7.A2" office:value-type="string">
            <text:p text:style-name="P562">I/y<text:span text:style-name="T526">ou</text:span>/w<text:span text:style-name="T526">e</text:span>/t<text:span text:style-name="T526">hey</text:span>/he/she/it</text:p>
            <text:p text:style-name="P562">didn`t start</text:p>
          </table:table-cell>
          <table:table-cell table:style-name="Table7.A2" office:value-type="string">
            <text:p text:style-name="P553">I/you/we/they don`t start</text:p>
            <text:p text:style-name="P553">He/she/it doesn`t start</text:p>
          </table:table-cell>
          <table:table-cell table:style-name="Table7.D2" office:value-type="string">
            <text:p text:style-name="P565">I/y<text:span text:style-name="T526">ou</text:span>/w<text:span text:style-name="T526">e</text:span>/t<text:span text:style-name="T526">hey</text:span>/he/she/it</text:p>
            <text:p text:style-name="P565">won`t start</text:p>
          </table:table-cell>
        </table:table-row>
        <table:table-row table:style-name="TableLine94551949872224">
          <table:table-cell table:style-name="Table7.A2" office:value-type="string">
            <text:p text:style-name="P530">?</text:p>
          </table:table-cell>
          <table:table-cell table:style-name="Table7.A2" office:value-type="string">
            <text:p text:style-name="P563">Did I/y<text:span text:style-name="T526">ou</text:span>/w<text:span text:style-name="T526">e</text:span>/t<text:span text:style-name="T526">hey</text:span>/he</text:p>
            <text:p text:style-name="P563">/she/it start?</text:p>
          </table:table-cell>
          <table:table-cell table:style-name="Table7.A2" office:value-type="string">
            <text:p text:style-name="P553">Do I/you/we/they start?</text:p>
            <text:p text:style-name="P553">Does he/she/it start?</text:p>
          </table:table-cell>
          <table:table-cell table:style-name="Table7.D2" office:value-type="string">
            <text:p text:style-name="P566">Will I/y<text:span text:style-name="T526">ou</text:span>/w<text:span text:style-name="T526">e</text:span>/t<text:span text:style-name="T526">hey</text:span>/he</text:p>
            <text:p text:style-name="P566">/she/it start?</text:p>
          </table:table-cell>
        </table:table-row>
      </table:table>
      <text:p text:style-name="P101"/>
      <text:p text:style-name="P231"><text:span text:style-name="T428">Таблица времен группы Continu</text:span><text:span text:style-name="T429">ou</text:span><text:span text:style-name="T428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51949881376">
          <table:table-cell table:style-name="Table8.A1" office:value-type="string">
            <text:p text:style-name="P552"/>
          </table:table-cell>
          <table:table-cell table:style-name="Table8.A1" office:value-type="string">
            <text:p text:style-name="P529">Past</text:p>
          </table:table-cell>
          <table:table-cell table:style-name="Table8.A1" office:value-type="string">
            <text:p text:style-name="P529">Present</text:p>
          </table:table-cell>
          <table:table-cell table:style-name="Table8.D1" office:value-type="string">
            <text:p text:style-name="P529">Future</text:p>
          </table:table-cell>
        </table:table-row>
        <table:table-row table:style-name="TableLine94551949932752">
          <table:table-cell table:style-name="Table8.A2" office:value-type="string">
            <text:p text:style-name="P530">+</text:p>
          </table:table-cell>
          <table:table-cell table:style-name="Table8.A2" office:value-type="string">
            <text:p text:style-name="P564">I/<text:span text:style-name="T525">he/she/it</text:span> <text:span text:style-name="T525">was starting</text:span></text:p>
            <text:p text:style-name="P564"><text:span text:style-name="T525">Y</text:span><text:span text:style-name="T526">ou</text:span><text:span text:style-name="T525">/w</text:span><text:span text:style-name="T526">e</text:span><text:span text:style-name="T525">/t</text:span><text:span text:style-name="T526">hey</text:span><text:span text:style-name="T525"> were starting</text:span></text:p>
          </table:table-cell>
          <table:table-cell table:style-name="Table8.A2" office:value-type="string">
            <text:p text:style-name="P555">I am starting</text:p>
            <text:p text:style-name="P556">He/she/it is starting</text:p>
            <text:p text:style-name="P555">You/we/they are starting</text:p>
          </table:table-cell>
          <table:table-cell table:style-name="Table8.D2" office:value-type="string">
            <text:p text:style-name="P541"/>
          </table:table-cell>
        </table:table-row>
        <table:table-row table:style-name="TableLine94551950016240">
          <table:table-cell table:style-name="Table8.A2" office:value-type="string">
            <text:p text:style-name="P530">-</text:p>
          </table:table-cell>
          <table:table-cell table:style-name="Table8.A2" office:value-type="string">
            <text:p text:style-name="P565">I/he/she/it wasn`t starting</text:p>
            <text:p text:style-name="P565">Y<text:span text:style-name="T526">ou</text:span>/w<text:span text:style-name="T526">e</text:span>/t<text:span text:style-name="T526">hey</text:span> weren`t starting</text:p>
          </table:table-cell>
          <table:table-cell table:style-name="Table8.A2" office:value-type="string">
            <text:p text:style-name="P555">I`m not starting</text:p>
            <text:p text:style-name="P556">He/she/it isn`t starting</text:p>
            <text:p text:style-name="P555">You/we/they aren`t starting</text:p>
          </table:table-cell>
          <table:table-cell table:style-name="Table8.D2" office:value-type="string">
            <text:p text:style-name="P541"/>
          </table:table-cell>
        </table:table-row>
        <table:table-row table:style-name="TableLine94551950019824">
          <table:table-cell table:style-name="Table8.A2" office:value-type="string">
            <text:p text:style-name="P530">?</text:p>
          </table:table-cell>
          <table:table-cell table:style-name="Table8.A2" office:value-type="string">
            <text:p text:style-name="P565">Was I/he/she/it starting?</text:p>
            <text:p text:style-name="P565">Were y<text:span text:style-name="T526">ou</text:span>/w<text:span text:style-name="T526">e</text:span>/t<text:span text:style-name="T526">hey</text:span> starting?</text:p>
          </table:table-cell>
          <table:table-cell table:style-name="Table8.A2" office:value-type="string">
            <text:p text:style-name="P555">Am I starting?</text:p>
            <text:p text:style-name="P556">Is he/she/it starting?</text:p>
            <text:p text:style-name="P555">Are you/we/they starting?</text:p>
          </table:table-cell>
          <table:table-cell table:style-name="Table8.D2" office:value-type="string">
            <text:p text:style-name="P541"/>
          </table:table-cell>
        </table:table-row>
      </table:table>
      <text:p text:style-name="P101"/>
      <text:p text:style-name="P103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51950040320">
          <table:table-cell table:style-name="Table9.A1" office:value-type="string">
            <text:p text:style-name="P552"/>
          </table:table-cell>
          <table:table-cell table:style-name="Table9.A1" office:value-type="string">
            <text:p text:style-name="P529">Past</text:p>
          </table:table-cell>
          <table:table-cell table:style-name="Table9.A1" office:value-type="string">
            <text:p text:style-name="P529">Present</text:p>
          </table:table-cell>
          <table:table-cell table:style-name="Table9.D1" office:value-type="string">
            <text:p text:style-name="P529">Future</text:p>
          </table:table-cell>
        </table:table-row>
        <table:table-row table:style-name="TableLine94551950142960">
          <table:table-cell table:style-name="Table9.A2" office:value-type="string">
            <text:p text:style-name="P530">+</text:p>
          </table:table-cell>
          <table:table-cell table:style-name="Table9.A2" office:value-type="string">
            <text:p text:style-name="P541"/>
          </table:table-cell>
          <table:table-cell table:style-name="Table9.A2" office:value-type="string">
            <text:p text:style-name="P555">I/you/we/they have started</text:p>
            <text:p text:style-name="P555">He/she/it has started</text:p>
          </table:table-cell>
          <table:table-cell table:style-name="Table9.D2" office:value-type="string">
            <text:p text:style-name="P541"/>
          </table:table-cell>
        </table:table-row>
        <table:table-row table:style-name="TableLine94551950156448">
          <table:table-cell table:style-name="Table9.A2" office:value-type="string">
            <text:p text:style-name="P530">-</text:p>
          </table:table-cell>
          <table:table-cell table:style-name="Table9.A2" office:value-type="string">
            <text:p text:style-name="P541"/>
          </table:table-cell>
          <table:table-cell table:style-name="Table9.A2" office:value-type="string">
            <text:p text:style-name="P555">I/y<text:span text:style-name="T500">ou</text:span>/w<text:span text:style-name="T500">e</text:span>/t<text:span text:style-name="T500">hey</text:span> haven`t started</text:p>
            <text:p text:style-name="P555">He/she/it hasn`t started</text:p>
          </table:table-cell>
          <table:table-cell table:style-name="Table9.D2" office:value-type="string">
            <text:p text:style-name="P541"/>
          </table:table-cell>
        </table:table-row>
        <table:table-row table:style-name="TableLine94551950159008">
          <table:table-cell table:style-name="Table9.A2" office:value-type="string">
            <text:p text:style-name="P530">?</text:p>
          </table:table-cell>
          <table:table-cell table:style-name="Table9.A2" office:value-type="string">
            <text:p text:style-name="P541"/>
          </table:table-cell>
          <table:table-cell table:style-name="Table9.A2" office:value-type="string">
            <text:p text:style-name="P555">Have I/y<text:span text:style-name="T501">ou</text:span>/w<text:span text:style-name="T501">e</text:span>/t<text:span text:style-name="T501">hey</text:span> started?</text:p>
            <text:p text:style-name="P555">Has he/she/it started?</text:p>
          </table:table-cell>
          <table:table-cell table:style-name="Table9.D2" office:value-type="string">
            <text:p text:style-name="P541"/>
          </table:table-cell>
        </table:table-row>
      </table:table>
      <text:p text:style-name="P103"/>
      <text:p text:style-name="P104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51950163104">
          <table:table-cell table:style-name="Table1.A1" office:value-type="string">
            <text:p text:style-name="P554"/>
          </table:table-cell>
          <table:table-cell table:style-name="Table1.A1" office:value-type="string">
            <text:p text:style-name="P531">Past</text:p>
          </table:table-cell>
          <table:table-cell table:style-name="Table1.A1" office:value-type="string">
            <text:p text:style-name="P531">Present</text:p>
          </table:table-cell>
          <table:table-cell table:style-name="Table1.D1" office:value-type="string">
            <text:p text:style-name="P531">Future</text:p>
          </table:table-cell>
        </table:table-row>
        <table:table-row table:style-name="TableLine94551950214928">
          <table:table-cell table:style-name="Table1.A2" office:value-type="string">
            <text:p text:style-name="P531">+</text:p>
          </table:table-cell>
          <table:table-cell table:style-name="Table1.A2" office:value-type="string">
            <text:p text:style-name="P542"/>
          </table:table-cell>
          <table:table-cell table:style-name="Table1.A2" office:value-type="string">
            <text:p text:style-name="P561">I/y<text:span text:style-name="T526">ou</text:span>/w<text:span text:style-name="T526">e</text:span>/t<text:span text:style-name="T526">hey</text:span> have been starting</text:p>
            <text:p text:style-name="P561">He/she/it has been starting</text:p>
          </table:table-cell>
          <table:table-cell table:style-name="Table1.D2" office:value-type="string">
            <text:p text:style-name="P542"/>
          </table:table-cell>
        </table:table-row>
        <table:table-row table:style-name="TableLine94551950223248">
          <table:table-cell table:style-name="Table1.A2" office:value-type="string">
            <text:p text:style-name="P531">-</text:p>
          </table:table-cell>
          <table:table-cell table:style-name="Table1.A2" office:value-type="string">
            <text:p text:style-name="P542"/>
          </table:table-cell>
          <table:table-cell table:style-name="Table1.A2" office:value-type="string">
            <text:p text:style-name="P561">I/y<text:span text:style-name="T526">ou</text:span>/w<text:span text:style-name="T526">e</text:span>/t<text:span text:style-name="T526">hey</text:span> haven`t been starting</text:p>
            <text:p text:style-name="P561">He/she/it hasn`t been starting</text:p>
          </table:table-cell>
          <table:table-cell table:style-name="Table1.D2" office:value-type="string">
            <text:p text:style-name="P542"/>
          </table:table-cell>
        </table:table-row>
        <table:table-row table:style-name="TableLine94551950230000">
          <table:table-cell table:style-name="Table1.A2" office:value-type="string">
            <text:p text:style-name="P531">?</text:p>
          </table:table-cell>
          <table:table-cell table:style-name="Table1.A2" office:value-type="string">
            <text:p text:style-name="P542"/>
          </table:table-cell>
          <table:table-cell table:style-name="Table1.A2" office:value-type="string">
            <text:p text:style-name="P561">Have I/y<text:span text:style-name="T526">ou</text:span>/w<text:span text:style-name="T526">e</text:span>/t<text:span text:style-name="T526">hey</text:span> been starting?</text:p>
            <text:p text:style-name="P561">Has he/she/it been starting?</text:p>
          </table:table-cell>
          <table:table-cell table:style-name="Table1.D2" office:value-type="string">
            <text:p text:style-name="P542"/>
          </table:table-cell>
        </table:table-row>
      </table:table>
      <text:p text:style-name="P577"><text:span text:style-name="T343">Таблица </text:span><text:span text:style-name="T344">форм</text:span><text:span text:style-name="T343"> глагола </text:span><text:span text:style-name="T353">b</text:span><text:span text:style-name="T34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51950249872">
          <table:table-cell table:style-name="Table5.A1" office:value-type="string">
            <text:p text:style-name="P535">Подлежащее</text:p>
          </table:table-cell>
          <table:table-cell table:style-name="Table5.A1" office:value-type="string">
            <text:p text:style-name="P532">Past</text:p>
          </table:table-cell>
          <table:table-cell table:style-name="Table5.A1" office:value-type="string">
            <text:p text:style-name="P532">Present</text:p>
          </table:table-cell>
          <table:table-cell table:style-name="Table5.D1" office:value-type="string">
            <text:p text:style-name="P532">Future</text:p>
          </table:table-cell>
        </table:table-row>
        <table:table-row table:style-name="TableLine94551950328256">
          <table:table-cell table:style-name="Table5.A2" office:value-type="string">
            <text:p text:style-name="P560"><text:s/>I</text:p>
          </table:table-cell>
          <table:table-cell table:style-name="Table5.A2" office:value-type="string">
            <text:p text:style-name="P561">was</text:p>
          </table:table-cell>
          <table:table-cell table:style-name="Table5.A2" office:value-type="string">
            <text:p text:style-name="P557">am</text:p>
          </table:table-cell>
          <table:table-cell table:style-name="Table5.D2" office:value-type="string">
            <text:p text:style-name="P567">will be</text:p>
          </table:table-cell>
        </table:table-row>
        <table:table-row table:style-name="TableLine94551950348464">
          <table:table-cell table:style-name="Table5.A2" office:value-type="string">
            <text:p text:style-name="P559">he/she/<text:span text:style-name="T511">it</text:span></text:p>
          </table:table-cell>
          <table:table-cell table:style-name="Table5.A2" office:value-type="string">
            <text:p text:style-name="P561">was</text:p>
          </table:table-cell>
          <table:table-cell table:style-name="Table5.A2" office:value-type="string">
            <text:p text:style-name="P558">is</text:p>
          </table:table-cell>
          <table:table-cell table:style-name="Table5.D2" office:value-type="string">
            <text:p text:style-name="P567">will be</text:p>
          </table:table-cell>
        </table:table-row>
        <table:table-row table:style-name="TableLine94551950351024">
          <table:table-cell table:style-name="Table5.A2" office:value-type="string">
            <text:p text:style-name="P559">you/we/they</text:p>
          </table:table-cell>
          <table:table-cell table:style-name="Table5.A2" office:value-type="string">
            <text:p text:style-name="P561">were</text:p>
          </table:table-cell>
          <table:table-cell table:style-name="Table5.A2" office:value-type="string">
            <text:p text:style-name="P558">are</text:p>
          </table:table-cell>
          <table:table-cell table:style-name="Table5.D2" office:value-type="string">
            <text:p text:style-name="P567">will be</text:p>
          </table:table-cell>
        </table:table-row>
      </table:table>
      <text:p text:style-name="P145"/>
      <text:p text:style-name="P145">Таблица модальных глаголов:</text:p>
      <table:table table:name="Table2" table:style-name="Table2">
        <table:table-column table:style-name="Table2.A" table:number-columns-repeated="3"/>
        <table:table-row table:style-name="TableLine94551950330192">
          <table:table-cell table:style-name="Table2.A1" office:value-type="string">
            <text:p text:style-name="P537">Глагол</text:p>
          </table:table-cell>
          <table:table-cell table:style-name="Table2.A1" office:value-type="string">
            <text:p text:style-name="P543"><text:span text:style-name="T450">З</text:span><text:span text:style-name="T451">начение</text:span></text:p>
          </table:table-cell>
          <table:table-cell table:style-name="Table2.C1" office:value-type="string">
            <text:p text:style-name="P543"><text:span text:style-name="T450">В</text:span><text:span text:style-name="T451">рем</text:span><text:span text:style-name="T450">я</text:span></text:p>
          </table:table-cell>
        </table:table-row>
        <table:table-row table:style-name="TableLine94551950461200">
          <table:table-cell table:style-name="Table2.A2" office:value-type="string">
            <text:p text:style-name="P568">can</text:p>
          </table:table-cell>
          <table:table-cell table:style-name="Table2.A2" office:value-type="string">
            <text:p text:style-name="P568">могу, умею, смогу;</text:p>
            <text:p text:style-name="P568">(часто используется в просьбах и предложениях)</text:p>
          </table:table-cell>
          <table:table-cell table:style-name="Table2.C2" office:value-type="string">
            <text:p text:style-name="P568">настоящее и будущее</text:p>
          </table:table-cell>
        </table:table-row>
        <table:table-row table:style-name="TableLine94551950465760">
          <table:table-cell table:style-name="Table2.A2" office:value-type="string">
            <text:p text:style-name="P568">could</text:p>
          </table:table-cell>
          <table:table-cell table:style-name="Table2.A2" office:value-type="string">
            <text:p text:style-name="P568">мог, умел</text:p>
          </table:table-cell>
          <table:table-cell table:style-name="Table2.C2" office:value-type="string">
            <text:p text:style-name="P568">прошедшее</text:p>
          </table:table-cell>
        </table:table-row>
        <table:table-row table:style-name="TableLine94551950467648">
          <table:table-cell table:style-name="Table2.A2" office:value-type="string">
            <text:p text:style-name="P568">might, may</text:p>
          </table:table-cell>
          <table:table-cell table:style-name="Table2.A2" office:value-type="string">
            <text:p text:style-name="P568">может быть, мог бы, возможно, наверное</text:p>
          </table:table-cell>
          <table:table-cell table:style-name="Table2.C2" office:value-type="string">
            <text:p text:style-name="P568">настоящее и будущие</text:p>
          </table:table-cell>
        </table:table-row>
        <table:table-row table:style-name="TableLine94551950482448">
          <table:table-cell table:style-name="Table2.A2" office:value-type="string">
            <text:p text:style-name="P568">must</text:p>
          </table:table-cell>
          <table:table-cell table:style-name="Table2.A2" office:value-type="string">
            <text:p text:style-name="P568">должен, обязан, нужно, запрет, нельзя</text:p>
          </table:table-cell>
          <table:table-cell table:style-name="Table2.C2" office:value-type="string">
            <text:p text:style-name="P568">настоящее</text:p>
          </table:table-cell>
        </table:table-row>
        <table:table-row table:style-name="TableLine94551950489808">
          <table:table-cell table:style-name="Table2.A2" office:value-type="string">
            <text:p text:style-name="P568">should</text:p>
          </table:table-cell>
          <table:table-cell table:style-name="Table2.A2" office:value-type="string">
            <text:p text:style-name="P568">следует сделать, следовало бы сделать; (совет)</text:p>
          </table:table-cell>
          <table:table-cell table:style-name="Table2.C2" office:value-type="string">
            <text:p text:style-name="P568">настоящее и будущие</text:p>
          </table:table-cell>
        </table:table-row>
        <table:table-row table:style-name="TableLine94551950492176">
          <table:table-cell table:style-name="Table2.A2" office:value-type="string">
            <text:p text:style-name="P568">would</text:p>
          </table:table-cell>
          <table:table-cell table:style-name="Table2.A2" office:value-type="string">
            <text:p text:style-name="P568">частица «бы», предложение услуги, привычка прошлого</text:p>
          </table:table-cell>
          <table:table-cell table:style-name="Table2.C2" office:value-type="string">
            <text:p text:style-name="P568">настоящее, прошедшее, будущие</text:p>
          </table:table-cell>
        </table:table-row>
      </table:table>
      <text:p text:style-name="P146"/>
      <text:p text:style-name="P146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51950494752">
          <table:table-cell table:style-name="Table3.A1" office:value-type="string">
            <text:p text:style-name="P538">Конструкция</text:p>
          </table:table-cell>
          <table:table-cell table:style-name="Table3.A1" office:value-type="string">
            <text:p text:style-name="P538">Значение</text:p>
          </table:table-cell>
          <table:table-cell table:style-name="Table3.C1" office:value-type="string">
            <text:p text:style-name="P538">Время</text:p>
          </table:table-cell>
        </table:table-row>
        <table:table-row table:style-name="TableLine94551950545536">
          <table:table-cell table:style-name="Table3.A2" office:value-type="string">
            <text:p text:style-name="P569">be able to</text:p>
          </table:table-cell>
          <table:table-cell table:style-name="Table3.A2" office:value-type="string">
            <text:p text:style-name="P569">могу (близко к can)</text:p>
          </table:table-cell>
          <table:table-cell table:style-name="Table3.C2" office:value-type="string">
            <text:p text:style-name="P569">be меняется по временам</text:p>
          </table:table-cell>
        </table:table-row>
        <table:table-row table:style-name="TableLine94551950557280">
          <table:table-cell table:style-name="Table3.A2" office:value-type="string">
            <text:p text:style-name="P569">have to</text:p>
          </table:table-cell>
          <table:table-cell table:style-name="Table3.A2" office:value-type="string">
            <text:p text:style-name="P569">должен (близко к must)</text:p>
          </table:table-cell>
          <table:table-cell table:style-name="Table3.C2" office:value-type="string">
            <text:p text:style-name="P569">have меняется по временам</text:p>
          </table:table-cell>
        </table:table-row>
        <table:table-row table:style-name="TableLine94551950568880">
          <table:table-cell table:style-name="Table3.A2" office:value-type="string">
            <text:p text:style-name="P569">used to</text:p>
          </table:table-cell>
          <table:table-cell table:style-name="Table3.A2" office:value-type="string">
            <text:p text:style-name="P569">делал раньше, имел привычку делать (близко к would)</text:p>
          </table:table-cell>
          <table:table-cell table:style-name="Table3.C2" office:value-type="string">
            <text:p text:style-name="P569">всегда стоит в прошедшем;</text:p>
            <text:p text:style-name="P569">меняется как Past Simple</text:p>
          </table:table-cell>
        </table:table-row>
      </table:table>
      <text:p text:style-name="P148"/>
      <text:p text:style-name="P237"><text:span text:style-name="T343">Таблица </text:span><text:span text:style-name="T358">форм </text:span><text:span text:style-name="T343">пассивно</text:span><text:span text:style-name="T359">го</text:span><text:span text:style-name="T343"> залог</text:span><text:span text:style-name="T359">а</text:span><text:span text:style-name="T34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551950621248">
          <table:table-cell table:style-name="Table4.A1" office:value-type="string">
            <text:p text:style-name="P544"/>
          </table:table-cell>
          <table:table-cell table:style-name="Table4.A1" office:value-type="string">
            <text:p text:style-name="P539">Past</text:p>
          </table:table-cell>
          <table:table-cell table:style-name="Table4.A1" office:value-type="string">
            <text:p text:style-name="P539">Present</text:p>
          </table:table-cell>
          <table:table-cell table:style-name="Table4.D1" office:value-type="string">
            <text:p text:style-name="P539">Future</text:p>
          </table:table-cell>
        </table:table-row>
        <table:table-row table:style-name="TableLine94551950711328">
          <table:table-cell table:style-name="Table4.A2" office:value-type="string">
            <text:p text:style-name="P540">Simple</text:p>
          </table:table-cell>
          <table:table-cell table:style-name="Table4.A2" office:value-type="string">
            <text:p text:style-name="P544"><text:span text:style-name="T554">I/</text:span><text:span text:style-name="T555">he/she/it</text:span><text:span text:style-name="T554"> </text:span><text:span text:style-name="T555">was</text:span><text:span text:style-name="T554"> </text:span><text:span text:style-name="T167">taught</text:span></text:p>
            <text:p text:style-name="P571">You/we/they were <text:span text:style-name="T167">taught</text:span></text:p>
          </table:table-cell>
          <table:table-cell table:style-name="Table4.A2" office:value-type="string">
            <text:p text:style-name="P570">I am <text:span text:style-name="T167">taught</text:span></text:p>
            <text:p text:style-name="P571">He/she/it is <text:span text:style-name="T167">taught</text:span></text:p>
            <text:p text:style-name="P571">You/we/the<text:span text:style-name="T556">y</text:span> are <text:span text:style-name="T167">taught</text:span></text:p>
          </table:table-cell>
          <table:table-cell table:style-name="Table4.D2" office:value-type="string">
            <text:p text:style-name="P572">I/you/we/they/he/she/it</text:p>
            <text:p text:style-name="P572">will be <text:span text:style-name="T167">taught</text:span></text:p>
          </table:table-cell>
        </table:table-row>
        <table:table-row table:style-name="TableLine94551950123104">
          <table:table-cell table:style-name="Table4.A2" office:value-type="string">
            <text:p text:style-name="P540">Contin.</text:p>
          </table:table-cell>
          <table:table-cell table:style-name="Table4.A2" office:value-type="string">
            <text:p text:style-name="P544"><text:span text:style-name="T556">I/he/she/it was being </text:span><text:span text:style-name="T167">taught</text:span></text:p>
            <text:p text:style-name="P544"><text:span text:style-name="T169">You/we/the</text:span><text:span text:style-name="T168">y</text:span><text:span text:style-name="T169"> </text:span><text:span text:style-name="T168">were</text:span><text:span text:style-name="T169"> </text:span><text:span text:style-name="T168">being</text:span><text:span text:style-name="T169"> </text:span><text:span text:style-name="T167">taught</text:span></text:p>
          </table:table-cell>
          <table:table-cell table:style-name="Table4.A2" office:value-type="string">
            <text:p text:style-name="P572">I am being <text:span text:style-name="T167">taught</text:span></text:p>
            <text:p text:style-name="P572"><text:span text:style-name="T167">H</text:span><text:span text:style-name="T106">e/she/it is being taught</text:span></text:p>
            <text:p text:style-name="P571"><text:span text:style-name="T106">You/we/the</text:span><text:span text:style-name="T168">y</text:span><text:span text:style-name="T106"> are </text:span><text:span text:style-name="T168">being</text:span><text:span text:style-name="T106"> </text:span><text:span text:style-name="T167">taught</text:span></text:p>
          </table:table-cell>
          <table:table-cell table:style-name="Table4.D2" office:value-type="string">
            <text:p text:style-name="P572">— </text:p>
          </table:table-cell>
        </table:table-row>
        <table:table-row table:style-name="TableLine94551950731456">
          <table:table-cell table:style-name="Table4.A2" office:value-type="string">
            <text:p text:style-name="P540">Perfect</text:p>
          </table:table-cell>
          <table:table-cell table:style-name="Table4.A2" office:value-type="string">
            <text:p text:style-name="P544"><text:span text:style-name="T557">I/you/we/they/</text:span><text:span text:style-name="T170">he/she/it</text:span><text:span text:style-name="T557"> </text:span></text:p>
            <text:p text:style-name="P544"><text:span text:style-name="T557">had been </text:span><text:span text:style-name="T167">taught</text:span></text:p>
          </table:table-cell>
          <table:table-cell table:style-name="Table4.A2" office:value-type="string">
            <text:p text:style-name="P573">I/you/we/they have been <text:span text:style-name="T167">taught</text:span></text:p>
            <text:p text:style-name="P573"><text:span text:style-name="T167">H</text:span><text:span text:style-name="T106">e/she/it has been </text:span><text:span text:style-name="T167">taught</text:span></text:p>
          </table:table-cell>
          <table:table-cell table:style-name="Table4.D2" office:value-type="string">
            <text:p text:style-name="P544"><text:span text:style-name="T557">I/you/we/they/</text:span><text:span text:style-name="T170">he/she/it</text:span><text:span text:style-name="T557"> </text:span></text:p>
            <text:p text:style-name="P544"><text:span text:style-name="T557">will have been </text:span><text:span text:style-name="T167">taught</text:span></text:p>
          </table:table-cell>
        </table:table-row>
      </table:table>
      <text:p text:style-name="P148"/>
      <text:p text:style-name="P147"/>
      <text:p text:style-name="P134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51950735200">
          <table:table-cell table:style-name="Table6.A1" office:value-type="string">
            <text:p text:style-name="P534">Перевод</text:p>
          </table:table-cell>
          <table:table-cell table:style-name="Table6.A1" office:value-type="string">
            <text:p text:style-name="P533">Начальная форма</text:p>
          </table:table-cell>
          <table:table-cell table:style-name="Table6.A1" office:value-type="string">
            <text:p text:style-name="P533">2я форма</text:p>
          </table:table-cell>
          <table:table-cell table:style-name="Table6.D1" office:value-type="string">
            <text:p text:style-name="P534">3я форма</text:p>
          </table:table-cell>
        </table:table-row>
        <table:table-row table:style-name="TableLine94551951030128">
          <table:table-cell table:style-name="Table6.A2" office:value-type="string">
            <text:p text:style-name="P545">начинать</text:p>
          </table:table-cell>
          <table:table-cell table:style-name="Table6.A2" office:value-type="string">
            <text:p text:style-name="P546">begin</text:p>
          </table:table-cell>
          <table:table-cell table:style-name="Table6.A2" office:value-type="string">
            <text:p text:style-name="P546">began</text:p>
          </table:table-cell>
          <table:table-cell table:style-name="Table6.D2" office:value-type="string">
            <text:p text:style-name="P545">begun</text:p>
          </table:table-cell>
        </table:table-row>
        <table:table-row table:style-name="TableLine94551951042384">
          <table:table-cell table:style-name="Table6.A2" office:value-type="string">
            <text:p text:style-name="P545">ломать</text:p>
          </table:table-cell>
          <table:table-cell table:style-name="Table6.A2" office:value-type="string">
            <text:p text:style-name="P546">break</text:p>
          </table:table-cell>
          <table:table-cell table:style-name="Table6.A2" office:value-type="string">
            <text:p text:style-name="P546">broke</text:p>
          </table:table-cell>
          <table:table-cell table:style-name="Table6.D2" office:value-type="string">
            <text:p text:style-name="P545">broken</text:p>
          </table:table-cell>
        </table:table-row>
        <table:table-row table:style-name="TableLine94551951044496">
          <table:table-cell table:style-name="Table6.A2" office:value-type="string">
            <text:p text:style-name="P545">приносить</text:p>
          </table:table-cell>
          <table:table-cell table:style-name="Table6.A2" office:value-type="string">
            <text:p text:style-name="P546">bring</text:p>
          </table:table-cell>
          <table:table-cell table:style-name="Table6.A2" office:value-type="string">
            <text:p text:style-name="P546">brought</text:p>
          </table:table-cell>
          <table:table-cell table:style-name="Table6.D2" office:value-type="string">
            <text:p text:style-name="P545">brought</text:p>
          </table:table-cell>
        </table:table-row>
        <table:table-row table:style-name="TableLine94551951053536">
          <table:table-cell table:style-name="Table6.A2" office:value-type="string">
            <text:p text:style-name="P545">покупать</text:p>
          </table:table-cell>
          <table:table-cell table:style-name="Table6.A2" office:value-type="string">
            <text:p text:style-name="P546">buy</text:p>
          </table:table-cell>
          <table:table-cell table:style-name="Table6.A2" office:value-type="string">
            <text:p text:style-name="P546">bought</text:p>
          </table:table-cell>
          <table:table-cell table:style-name="Table6.D2" office:value-type="string">
            <text:p text:style-name="P545">bought</text:p>
          </table:table-cell>
        </table:table-row>
        <table:table-row table:style-name="TableLine94551951056432">
          <table:table-cell table:style-name="Table6.A2" office:value-type="string">
            <text:p text:style-name="P545">приходить</text:p>
          </table:table-cell>
          <table:table-cell table:style-name="Table6.A2" office:value-type="string">
            <text:p text:style-name="P546">come</text:p>
          </table:table-cell>
          <table:table-cell table:style-name="Table6.A2" office:value-type="string">
            <text:p text:style-name="P546">came</text:p>
          </table:table-cell>
          <table:table-cell table:style-name="Table6.D2" office:value-type="string">
            <text:p text:style-name="P545">come</text:p>
          </table:table-cell>
        </table:table-row>
        <table:table-row table:style-name="TableLine94551951071680">
          <table:table-cell table:style-name="Table6.A2" office:value-type="string">
            <text:p text:style-name="P545">делать</text:p>
          </table:table-cell>
          <table:table-cell table:style-name="Table6.A2" office:value-type="string">
            <text:p text:style-name="P546">do</text:p>
          </table:table-cell>
          <table:table-cell table:style-name="Table6.A2" office:value-type="string">
            <text:p text:style-name="P546">did</text:p>
          </table:table-cell>
          <table:table-cell table:style-name="Table6.D2" office:value-type="string">
            <text:p text:style-name="P545">done</text:p>
          </table:table-cell>
        </table:table-row>
        <table:table-row table:style-name="TableLine94551951081472">
          <table:table-cell table:style-name="Table6.A2" office:value-type="string">
            <text:p text:style-name="P545">пить</text:p>
          </table:table-cell>
          <table:table-cell table:style-name="Table6.A2" office:value-type="string">
            <text:p text:style-name="P546">drink</text:p>
          </table:table-cell>
          <table:table-cell table:style-name="Table6.A2" office:value-type="string">
            <text:p text:style-name="P546">drank</text:p>
          </table:table-cell>
          <table:table-cell table:style-name="Table6.D2" office:value-type="string">
            <text:p text:style-name="P545">drunk</text:p>
          </table:table-cell>
        </table:table-row>
        <table:table-row table:style-name="TableLine94551951084032">
          <table:table-cell table:style-name="Table6.A2" office:value-type="string">
            <text:p text:style-name="P545">есть</text:p>
          </table:table-cell>
          <table:table-cell table:style-name="Table6.A2" office:value-type="string">
            <text:p text:style-name="P546">eat</text:p>
          </table:table-cell>
          <table:table-cell table:style-name="Table6.A2" office:value-type="string">
            <text:p text:style-name="P546">ate</text:p>
          </table:table-cell>
          <table:table-cell table:style-name="Table6.D2" office:value-type="string">
            <text:p text:style-name="P545">eaten</text:p>
          </table:table-cell>
        </table:table-row>
        <table:table-row table:style-name="TableLine94551951086848">
          <table:table-cell table:style-name="Table6.A2" office:value-type="string">
            <text:p text:style-name="P545">падать</text:p>
          </table:table-cell>
          <table:table-cell table:style-name="Table6.A2" office:value-type="string">
            <text:p text:style-name="P547">fall</text:p>
          </table:table-cell>
          <table:table-cell table:style-name="Table6.A2" office:value-type="string">
            <text:p text:style-name="P547">fell</text:p>
          </table:table-cell>
          <table:table-cell table:style-name="Table6.D2" office:value-type="string">
            <text:p text:style-name="P545">fallen</text:p>
          </table:table-cell>
        </table:table-row>
        <table:table-row table:style-name="TableLine94551951090192">
          <table:table-cell table:style-name="Table6.A2" office:value-type="string">
            <text:p text:style-name="P545">летать</text:p>
          </table:table-cell>
          <table:table-cell table:style-name="Table6.A2" office:value-type="string">
            <text:p text:style-name="P547">fly</text:p>
          </table:table-cell>
          <table:table-cell table:style-name="Table6.A2" office:value-type="string">
            <text:p text:style-name="P547">flew</text:p>
          </table:table-cell>
          <table:table-cell table:style-name="Table6.D2" office:value-type="string">
            <text:p text:style-name="P545">flown</text:p>
          </table:table-cell>
        </table:table-row>
        <table:table-row table:style-name="TableLine94551951094544">
          <table:table-cell table:style-name="Table6.A2" office:value-type="string">
            <text:p text:style-name="P545">забывать</text:p>
          </table:table-cell>
          <table:table-cell table:style-name="Table6.A2" office:value-type="string">
            <text:p text:style-name="P547">forget</text:p>
          </table:table-cell>
          <table:table-cell table:style-name="Table6.A2" office:value-type="string">
            <text:p text:style-name="P547">forgot</text:p>
          </table:table-cell>
          <table:table-cell table:style-name="Table6.D2" office:value-type="string">
            <text:p text:style-name="P545">forgotten</text:p>
          </table:table-cell>
        </table:table-row>
        <table:table-row table:style-name="TableLine94551951100288">
          <table:table-cell table:style-name="Table6.A2" office:value-type="string">
            <text:p text:style-name="P545">получать</text:p>
          </table:table-cell>
          <table:table-cell table:style-name="Table6.A2" office:value-type="string">
            <text:p text:style-name="P547">get</text:p>
          </table:table-cell>
          <table:table-cell table:style-name="Table6.A2" office:value-type="string">
            <text:p text:style-name="P547">got</text:p>
          </table:table-cell>
          <table:table-cell table:style-name="Table6.D2" office:value-type="string">
            <text:p text:style-name="P545">got</text:p>
          </table:table-cell>
        </table:table-row>
        <table:table-row table:style-name="TableLine94551951104480">
          <table:table-cell table:style-name="Table6.A2" office:value-type="string">
            <text:p text:style-name="P548">давать</text:p>
          </table:table-cell>
          <table:table-cell table:style-name="Table6.A2" office:value-type="string">
            <text:p text:style-name="P549">give</text:p>
          </table:table-cell>
          <table:table-cell table:style-name="Table6.A2" office:value-type="string">
            <text:p text:style-name="P549">gave</text:p>
          </table:table-cell>
          <table:table-cell table:style-name="Table6.D2" office:value-type="string">
            <text:p text:style-name="P548">given</text:p>
          </table:table-cell>
        </table:table-row>
        <table:table-row table:style-name="TableLine94551951109264">
          <table:table-cell table:style-name="Table6.A2" office:value-type="string">
            <text:p text:style-name="P548">идти</text:p>
          </table:table-cell>
          <table:table-cell table:style-name="Table6.A2" office:value-type="string">
            <text:p text:style-name="P549">go</text:p>
          </table:table-cell>
          <table:table-cell table:style-name="Table6.A2" office:value-type="string">
            <text:p text:style-name="P549">went</text:p>
          </table:table-cell>
          <table:table-cell table:style-name="Table6.D2" office:value-type="string">
            <text:p text:style-name="P548">gone</text:p>
          </table:table-cell>
        </table:table-row>
        <table:table-row table:style-name="TableLine94551951114624">
          <table:table-cell table:style-name="Table6.A2" office:value-type="string">
            <text:p text:style-name="P550">иметь </text:p>
          </table:table-cell>
          <table:table-cell table:style-name="Table6.A2" office:value-type="string">
            <text:p text:style-name="P551">have</text:p>
          </table:table-cell>
          <table:table-cell table:style-name="Table6.A2" office:value-type="string">
            <text:p text:style-name="P551">had</text:p>
          </table:table-cell>
          <table:table-cell table:style-name="Table6.D2" office:value-type="string">
            <text:p text:style-name="P550">had</text:p>
          </table:table-cell>
        </table:table-row>
        <table:table-row table:style-name="TableLine94551951121856">
          <table:table-cell table:style-name="Table6.A2" office:value-type="string">
            <text:p text:style-name="P550">слышать</text:p>
          </table:table-cell>
          <table:table-cell table:style-name="Table6.A2" office:value-type="string">
            <text:p text:style-name="P551">hear</text:p>
          </table:table-cell>
          <table:table-cell table:style-name="Table6.A2" office:value-type="string">
            <text:p text:style-name="P551">heard</text:p>
          </table:table-cell>
          <table:table-cell table:style-name="Table6.D2" office:value-type="string">
            <text:p text:style-name="P550">heard</text:p>
          </table:table-cell>
        </table:table-row>
        <table:table-row table:style-name="TableLine94551951127552">
          <table:table-cell table:style-name="Table6.A2" office:value-type="string">
            <text:p text:style-name="P550">знать</text:p>
          </table:table-cell>
          <table:table-cell table:style-name="Table6.A2" office:value-type="string">
            <text:p text:style-name="P551">know</text:p>
          </table:table-cell>
          <table:table-cell table:style-name="Table6.A2" office:value-type="string">
            <text:p text:style-name="P551">knew</text:p>
          </table:table-cell>
          <table:table-cell table:style-name="Table6.D2" office:value-type="string">
            <text:p text:style-name="P550">known</text:p>
          </table:table-cell>
        </table:table-row>
        <table:table-row table:style-name="TableLine94551951133120">
          <table:table-cell table:style-name="Table6.A2" office:value-type="string">
            <text:p text:style-name="P550">терять</text:p>
          </table:table-cell>
          <table:table-cell table:style-name="Table6.A2" office:value-type="string">
            <text:p text:style-name="P551">lose</text:p>
          </table:table-cell>
          <table:table-cell table:style-name="Table6.A2" office:value-type="string">
            <text:p text:style-name="P551">lost</text:p>
          </table:table-cell>
          <table:table-cell table:style-name="Table6.D2" office:value-type="string">
            <text:p text:style-name="P550">lost</text:p>
          </table:table-cell>
        </table:table-row>
        <table:table-row table:style-name="TableLine94551951137232">
          <table:table-cell table:style-name="Table6.A2" office:value-type="string">
            <text:p text:style-name="P550">делать</text:p>
          </table:table-cell>
          <table:table-cell table:style-name="Table6.A2" office:value-type="string">
            <text:p text:style-name="P551">make</text:p>
          </table:table-cell>
          <table:table-cell table:style-name="Table6.A2" office:value-type="string">
            <text:p text:style-name="P551">made</text:p>
          </table:table-cell>
          <table:table-cell table:style-name="Table6.D2" office:value-type="string">
            <text:p text:style-name="P550">made</text:p>
          </table:table-cell>
        </table:table-row>
        <table:table-row table:style-name="TableLine94551951156912">
          <table:table-cell table:style-name="Table6.A2" office:value-type="string">
            <text:p text:style-name="P550">платить</text:p>
          </table:table-cell>
          <table:table-cell table:style-name="Table6.A2" office:value-type="string">
            <text:p text:style-name="P551">pay</text:p>
          </table:table-cell>
          <table:table-cell table:style-name="Table6.A2" office:value-type="string">
            <text:p text:style-name="P551">paid</text:p>
          </table:table-cell>
          <table:table-cell table:style-name="Table6.D2" office:value-type="string">
            <text:p text:style-name="P550">paid</text:p>
          </table:table-cell>
        </table:table-row>
        <table:table-row table:style-name="TableLine94551951163312">
          <table:table-cell table:style-name="Table6.A2" office:value-type="string">
            <text:p text:style-name="P550">класть</text:p>
          </table:table-cell>
          <table:table-cell table:style-name="Table6.A2" office:value-type="string">
            <text:p text:style-name="P551">put</text:p>
          </table:table-cell>
          <table:table-cell table:style-name="Table6.A2" office:value-type="string">
            <text:p text:style-name="P551">put</text:p>
          </table:table-cell>
          <table:table-cell table:style-name="Table6.D2" office:value-type="string">
            <text:p text:style-name="P550">put</text:p>
          </table:table-cell>
        </table:table-row>
        <table:table-row table:style-name="TableLine94551951171456">
          <table:table-cell table:style-name="Table6.A2" office:value-type="string">
            <text:p text:style-name="P550">читать</text:p>
          </table:table-cell>
          <table:table-cell table:style-name="Table6.A2" office:value-type="string">
            <text:p text:style-name="P551">read</text:p>
          </table:table-cell>
          <table:table-cell table:style-name="Table6.A2" office:value-type="string">
            <text:p text:style-name="P551">read</text:p>
          </table:table-cell>
          <table:table-cell table:style-name="Table6.D2" office:value-type="string">
            <text:p text:style-name="P551">read</text:p>
          </table:table-cell>
        </table:table-row>
        <table:table-row table:style-name="TableLine94551951178288">
          <table:table-cell table:style-name="Table6.A2" office:value-type="string">
            <text:p text:style-name="P550">сказать</text:p>
          </table:table-cell>
          <table:table-cell table:style-name="Table6.A2" office:value-type="string">
            <text:p text:style-name="P551">say</text:p>
          </table:table-cell>
          <table:table-cell table:style-name="Table6.A2" office:value-type="string">
            <text:p text:style-name="P551">said</text:p>
          </table:table-cell>
          <table:table-cell table:style-name="Table6.D2" office:value-type="string">
            <text:p text:style-name="P551">said</text:p>
          </table:table-cell>
        </table:table-row>
        <table:table-row table:style-name="TableLine94551951182336">
          <table:table-cell table:style-name="Table6.A2" office:value-type="string">
            <text:p text:style-name="P550">говорить</text:p>
          </table:table-cell>
          <table:table-cell table:style-name="Table6.A2" office:value-type="string">
            <text:p text:style-name="P551">speak</text:p>
          </table:table-cell>
          <table:table-cell table:style-name="Table6.A2" office:value-type="string">
            <text:p text:style-name="P551">spoke</text:p>
          </table:table-cell>
          <table:table-cell table:style-name="Table6.D2" office:value-type="string">
            <text:p text:style-name="P550">spoken</text:p>
          </table:table-cell>
        </table:table-row>
        <table:table-row table:style-name="TableLine94551951185920">
          <table:table-cell table:style-name="Table6.A2" office:value-type="string">
            <text:p text:style-name="P550">видеть</text:p>
          </table:table-cell>
          <table:table-cell table:style-name="Table6.A2" office:value-type="string">
            <text:p text:style-name="P551">see</text:p>
          </table:table-cell>
          <table:table-cell table:style-name="Table6.A2" office:value-type="string">
            <text:p text:style-name="P551">saw</text:p>
          </table:table-cell>
          <table:table-cell table:style-name="Table6.D2" office:value-type="string">
            <text:p text:style-name="P550">seen</text:p>
          </table:table-cell>
        </table:table-row>
        <table:table-row table:style-name="TableLine94551951189008">
          <table:table-cell table:style-name="Table6.A2" office:value-type="string">
            <text:p text:style-name="P550">сидеть</text:p>
          </table:table-cell>
          <table:table-cell table:style-name="Table6.A2" office:value-type="string">
            <text:p text:style-name="P551">sit</text:p>
          </table:table-cell>
          <table:table-cell table:style-name="Table6.A2" office:value-type="string">
            <text:p text:style-name="P551">sat</text:p>
          </table:table-cell>
          <table:table-cell table:style-name="Table6.D2" office:value-type="string">
            <text:p text:style-name="P550">sat</text:p>
          </table:table-cell>
        </table:table-row>
        <table:table-row table:style-name="TableLine94551951192656">
          <table:table-cell table:style-name="Table6.A2" office:value-type="string">
            <text:p text:style-name="P550">брать</text:p>
          </table:table-cell>
          <table:table-cell table:style-name="Table6.A2" office:value-type="string">
            <text:p text:style-name="P551">take</text:p>
          </table:table-cell>
          <table:table-cell table:style-name="Table6.A2" office:value-type="string">
            <text:p text:style-name="P551">took</text:p>
          </table:table-cell>
          <table:table-cell table:style-name="Table6.D2" office:value-type="string">
            <text:p text:style-name="P550">taken</text:p>
          </table:table-cell>
        </table:table-row>
        <table:table-row table:style-name="TableLine94551951196752">
          <table:table-cell table:style-name="Table6.A2" office:value-type="string">
            <text:p text:style-name="P574">обучать</text:p>
          </table:table-cell>
          <table:table-cell table:style-name="Table6.A2" office:value-type="string">
            <text:p text:style-name="P574">teach</text:p>
          </table:table-cell>
          <table:table-cell table:style-name="Table6.A2" office:value-type="string">
            <text:p text:style-name="P575">taught</text:p>
          </table:table-cell>
          <table:table-cell table:style-name="Table6.D2" office:value-type="string">
            <text:p text:style-name="P574">taught</text:p>
          </table:table-cell>
        </table:table-row>
        <table:table-row table:style-name="TableLine94551951204128">
          <table:table-cell table:style-name="Table6.A2" office:value-type="string">
            <text:p text:style-name="P550">рассказывать</text:p>
          </table:table-cell>
          <table:table-cell table:style-name="Table6.A2" office:value-type="string">
            <text:p text:style-name="P551">tell</text:p>
          </table:table-cell>
          <table:table-cell table:style-name="Table6.A2" office:value-type="string">
            <text:p text:style-name="P551">told</text:p>
          </table:table-cell>
          <table:table-cell table:style-name="Table6.D2" office:value-type="string">
            <text:p text:style-name="P550">told</text:p>
          </table:table-cell>
        </table:table-row>
        <table:table-row table:style-name="TableLine94551951207280">
          <table:table-cell table:style-name="Table6.A2" office:value-type="string">
            <text:p text:style-name="P550">думать</text:p>
          </table:table-cell>
          <table:table-cell table:style-name="Table6.A2" office:value-type="string">
            <text:p text:style-name="P551">think</text:p>
          </table:table-cell>
          <table:table-cell table:style-name="Table6.A2" office:value-type="string">
            <text:p text:style-name="P551">thought</text:p>
          </table:table-cell>
          <table:table-cell table:style-name="Table6.D2" office:value-type="string">
            <text:p text:style-name="P550">thought</text:p>
          </table:table-cell>
        </table:table-row>
        <table:table-row table:style-name="TableLine94551951211008">
          <table:table-cell table:style-name="Table6.A2" office:value-type="string">
            <text:p text:style-name="P550">побеждать</text:p>
          </table:table-cell>
          <table:table-cell table:style-name="Table6.A2" office:value-type="string">
            <text:p text:style-name="P551">win</text:p>
          </table:table-cell>
          <table:table-cell table:style-name="Table6.A2" office:value-type="string">
            <text:p text:style-name="P551">won</text:p>
          </table:table-cell>
          <table:table-cell table:style-name="Table6.D2" office:value-type="string">
            <text:p text:style-name="P550">won</text:p>
          </table:table-cell>
        </table:table-row>
        <table:table-row table:style-name="TableLine94551951214512">
          <table:table-cell table:style-name="Table6.A2" office:value-type="string">
            <text:p text:style-name="P550">писать</text:p>
          </table:table-cell>
          <table:table-cell table:style-name="Table6.A2" office:value-type="string">
            <text:p text:style-name="P551">write</text:p>
          </table:table-cell>
          <table:table-cell table:style-name="Table6.A2" office:value-type="string">
            <text:p text:style-name="P551">wrote</text:p>
          </table:table-cell>
          <table:table-cell table:style-name="Table6.D2" office:value-type="string">
            <text:p text:style-name="P550">written</text:p>
          </table:table-cell>
        </table:table-row>
      </table:table>
      <text:p text:style-name="P701"><text:span text:style-name="T361"/></text:p>
      <text:p text:style-name="P643"><text:span text:style-name="T361">Таблица сокращений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6T13:41:50.329173901</dc:date>
    <meta:editing-duration>P1DT6H12M41S</meta:editing-duration>
    <meta:editing-cycles>508</meta:editing-cycles>
    <meta:generator>LibreOffice/6.4.7.2$Linux_X86_64 LibreOffice_project/40$Build-2</meta:generator>
    <meta:document-statistic meta:table-count="9" meta:image-count="0" meta:object-count="0" meta:page-count="25" meta:paragraph-count="1001" meta:word-count="7532" meta:character-count="47896" meta:non-whitespace-character-count="41074"/>
  </office:meta>
</office:document-meta>
</file>